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35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Test ID:</text:p>
          </table:table-cell>
          <table:table-cell table:style-name="ce1" office:value-type="string" calcext:value-type="string">
            <text:p>Drop Point:</text:p>
          </table:table-cell>
          <table:table-cell table:style-name="ce1" office:value-type="string" calcext:value-type="string">
            <text:p>Result:</text:p>
          </table:table-cell>
          <table:table-cell/>
          <table:table-cell table:style-name="ce1" office:value-type="string" calcext:value-type="string">
            <text:p>Bin ID:</text:p>
          </table:table-cell>
          <table:table-cell table:style-name="ce1" office:value-type="string" calcext:value-type="string">
            <text:p>Bin Start:</text:p>
          </table:table-cell>
          <table:table-cell table:style-name="ce1" office:value-type="string" calcext:value-type="string">
            <text:p>Bin End:</text:p>
          </table:table-cell>
          <table:table-cell table:style-name="ce1" office:value-type="string" calcext:value-type="string">
            <text:p>Balls in Bin: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0.478065" calcext:value-type="float">
            <text:p>-0.478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formula="of:=SUMPRODUCT([.C2:.C1001]&gt;[.F2]; [.C2:.C1001]&lt;[.G2])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.982" calcext:value-type="float">
            <text:p>-8.982</text:p>
          </table:table-cell>
          <table:table-cell office:value-type="float" office:value="-0.541584" calcext:value-type="float">
            <text:p>-0.5415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SUMPRODUCT([.C3:.C1002]&gt;[.F3]; [.C3:.C1002]&lt;[.G3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.964" calcext:value-type="float">
            <text:p>-8.964</text:p>
          </table:table-cell>
          <table:table-cell office:value-type="float" office:value="-0.585611" calcext:value-type="float">
            <text:p>-0.5856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PRODUCT([.C4:.C1003]&gt;[.F4]; [.C4:.C1003]&lt;[.G4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.946" calcext:value-type="float">
            <text:p>-8.946</text:p>
          </table:table-cell>
          <table:table-cell office:value-type="float" office:value="-0.467268" calcext:value-type="float">
            <text:p>-0.4672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PRODUCT([.C5:.C1004]&gt;[.F5]; [.C5:.C1004]&lt;[.G5]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.928" calcext:value-type="float">
            <text:p>-8.928</text:p>
          </table:table-cell>
          <table:table-cell office:value-type="float" office:value="-0.569669" calcext:value-type="float">
            <text:p>-0.56966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.91" calcext:value-type="float">
            <text:p>-8.91</text:p>
          </table:table-cell>
          <table:table-cell office:value-type="float" office:value="-0.540261" calcext:value-type="float">
            <text:p>-0.54026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.892" calcext:value-type="float">
            <text:p>-8.892</text:p>
          </table:table-cell>
          <table:table-cell office:value-type="float" office:value="-0.449023" calcext:value-type="float">
            <text:p>-0.44902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874" calcext:value-type="float">
            <text:p>-8.874</text:p>
          </table:table-cell>
          <table:table-cell office:value-type="float" office:value="-0.567246" calcext:value-type="float">
            <text:p>-0.56724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.856" calcext:value-type="float">
            <text:p>-8.856</text:p>
          </table:table-cell>
          <table:table-cell office:value-type="float" office:value="-0.878906" calcext:value-type="float">
            <text:p>-0.878906</text:p>
          </table:table-cell>
          <table:table-cell/>
          <table:table-cell table:style-name="ce3" office:value-type="string" calcext:value-type="string">
            <text:p>Stuck: <text:s/></text:p>
          </table:table-cell>
          <table:table-cell table:style-name="ce4" table:formula="of:=COUNTIF([.C2:.C1001]; &quot;NULL&quot;)" office:value-type="float" office:value="4" calcext:value-type="float">
            <text:p>4</text:p>
          </table:table-cell>
          <table:table-cell table:style-name="ce3" office:value-type="string" calcext:value-type="string">
            <text:p>Finished: <text:s/></text:p>
          </table:table-cell>
          <table:table-cell table:style-name="ce4" table:formula="of:=SUM([.H2:.H8])"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.838" calcext:value-type="float">
            <text:p>-8.838</text:p>
          </table:table-cell>
          <table:table-cell office:value-type="float" office:value="-0.844267" calcext:value-type="float">
            <text:p>-0.84426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.82" calcext:value-type="float">
            <text:p>-8.82</text:p>
          </table:table-cell>
          <table:table-cell office:value-type="float" office:value="-0.815598" calcext:value-type="float">
            <text:p>-0.81559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.802" calcext:value-type="float">
            <text:p>-8.802</text:p>
          </table:table-cell>
          <table:table-cell office:value-type="float" office:value="-1.01989" calcext:value-type="float">
            <text:p>-1.0198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.784" calcext:value-type="float">
            <text:p>-8.784</text:p>
          </table:table-cell>
          <table:table-cell office:value-type="float" office:value="-1.99069" calcext:value-type="float">
            <text:p>-1.9906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.766" calcext:value-type="float">
            <text:p>-8.766</text:p>
          </table:table-cell>
          <table:table-cell office:value-type="float" office:value="-2.00466" calcext:value-type="float">
            <text:p>-2.0046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.748" calcext:value-type="float">
            <text:p>-8.748</text:p>
          </table:table-cell>
          <table:table-cell office:value-type="float" office:value="-2.01093" calcext:value-type="float">
            <text:p>-2.0109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.73" calcext:value-type="float">
            <text:p>-8.73</text:p>
          </table:table-cell>
          <table:table-cell office:value-type="float" office:value="-2.05873" calcext:value-type="float">
            <text:p>-2.0587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.712" calcext:value-type="float">
            <text:p>-8.712</text:p>
          </table:table-cell>
          <table:table-cell office:value-type="float" office:value="-7.27653" calcext:value-type="float">
            <text:p>-7.2765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.694" calcext:value-type="float">
            <text:p>-8.694</text:p>
          </table:table-cell>
          <table:table-cell office:value-type="float" office:value="-2.76537" calcext:value-type="float">
            <text:p>-2.7653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.676" calcext:value-type="float">
            <text:p>-8.676</text:p>
          </table:table-cell>
          <table:table-cell office:value-type="float" office:value="-2.53922" calcext:value-type="float">
            <text:p>-2.5392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.658" calcext:value-type="float">
            <text:p>-8.658</text:p>
          </table:table-cell>
          <table:table-cell office:value-type="float" office:value="-2.79017" calcext:value-type="float">
            <text:p>-2.7901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.64" calcext:value-type="float">
            <text:p>-8.64</text:p>
          </table:table-cell>
          <table:table-cell office:value-type="float" office:value="-2.50686" calcext:value-type="float">
            <text:p>-2.5068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.622" calcext:value-type="float">
            <text:p>-8.6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.604" calcext:value-type="float">
            <text:p>-8.604</text:p>
          </table:table-cell>
          <table:table-cell office:value-type="float" office:value="2.69379" calcext:value-type="float">
            <text:p>2.6937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.586" calcext:value-type="float">
            <text:p>-8.586</text:p>
          </table:table-cell>
          <table:table-cell office:value-type="float" office:value="2.46207" calcext:value-type="float">
            <text:p>2.4620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.568" calcext:value-type="float">
            <text:p>-8.568</text:p>
          </table:table-cell>
          <table:table-cell office:value-type="float" office:value="-2.84921" calcext:value-type="float">
            <text:p>-2.8492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.55" calcext:value-type="float">
            <text:p>-8.55</text:p>
          </table:table-cell>
          <table:table-cell office:value-type="float" office:value="-1.15766" calcext:value-type="float">
            <text:p>-1.1576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.532" calcext:value-type="float">
            <text:p>-8.532</text:p>
          </table:table-cell>
          <table:table-cell office:value-type="float" office:value="-6.56167" calcext:value-type="float">
            <text:p>-6.5616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.514" calcext:value-type="float">
            <text:p>-8.514</text:p>
          </table:table-cell>
          <table:table-cell office:value-type="float" office:value="-6.61403" calcext:value-type="float">
            <text:p>-6.6140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.496" calcext:value-type="float">
            <text:p>-8.496</text:p>
          </table:table-cell>
          <table:table-cell office:value-type="float" office:value="-6.49559" calcext:value-type="float">
            <text:p>-6.4955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6.62674" calcext:value-type="float">
            <text:p>-6.6267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.46" calcext:value-type="float">
            <text:p>-8.46</text:p>
          </table:table-cell>
          <table:table-cell office:value-type="float" office:value="-6.68201" calcext:value-type="float">
            <text:p>-6.6820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.442" calcext:value-type="float">
            <text:p>-8.442</text:p>
          </table:table-cell>
          <table:table-cell office:value-type="float" office:value="-6.63045" calcext:value-type="float">
            <text:p>-6.6304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.424" calcext:value-type="float">
            <text:p>-8.424</text:p>
          </table:table-cell>
          <table:table-cell office:value-type="float" office:value="-6.67926" calcext:value-type="float">
            <text:p>-6.6792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.406" calcext:value-type="float">
            <text:p>-8.406</text:p>
          </table:table-cell>
          <table:table-cell office:value-type="float" office:value="-6.68491" calcext:value-type="float">
            <text:p>-6.6849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.388" calcext:value-type="float">
            <text:p>-8.388</text:p>
          </table:table-cell>
          <table:table-cell office:value-type="float" office:value="-6.49228" calcext:value-type="float">
            <text:p>-6.4922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.37" calcext:value-type="float">
            <text:p>-8.37</text:p>
          </table:table-cell>
          <table:table-cell office:value-type="float" office:value="-6.58812" calcext:value-type="float">
            <text:p>-6.5881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.352" calcext:value-type="float">
            <text:p>-8.352</text:p>
          </table:table-cell>
          <table:table-cell office:value-type="float" office:value="-6.625" calcext:value-type="float">
            <text:p>-6.6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.334" calcext:value-type="float">
            <text:p>-8.334</text:p>
          </table:table-cell>
          <table:table-cell office:value-type="float" office:value="-6.58114" calcext:value-type="float">
            <text:p>-6.5811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.316" calcext:value-type="float">
            <text:p>-8.316</text:p>
          </table:table-cell>
          <table:table-cell office:value-type="float" office:value="-6.57875" calcext:value-type="float">
            <text:p>-6.5787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.298" calcext:value-type="float">
            <text:p>-8.298</text:p>
          </table:table-cell>
          <table:table-cell office:value-type="float" office:value="-6.64502" calcext:value-type="float">
            <text:p>-6.6450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.28" calcext:value-type="float">
            <text:p>-8.28</text:p>
          </table:table-cell>
          <table:table-cell office:value-type="float" office:value="-6.55263" calcext:value-type="float">
            <text:p>-6.5526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.262" calcext:value-type="float">
            <text:p>-8.262</text:p>
          </table:table-cell>
          <table:table-cell office:value-type="float" office:value="-6.55411" calcext:value-type="float">
            <text:p>-6.5541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.244" calcext:value-type="float">
            <text:p>-8.244</text:p>
          </table:table-cell>
          <table:table-cell office:value-type="float" office:value="-6.59792" calcext:value-type="float">
            <text:p>-6.5979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.226" calcext:value-type="float">
            <text:p>-8.226</text:p>
          </table:table-cell>
          <table:table-cell office:value-type="float" office:value="-6.63207" calcext:value-type="float">
            <text:p>-6.6320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.208" calcext:value-type="float">
            <text:p>-8.208</text:p>
          </table:table-cell>
          <table:table-cell office:value-type="float" office:value="-6.6068" calcext:value-type="float">
            <text:p>-6.606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.19" calcext:value-type="float">
            <text:p>-8.19</text:p>
          </table:table-cell>
          <table:table-cell office:value-type="float" office:value="-6.498" calcext:value-type="float">
            <text:p>-6.49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.172" calcext:value-type="float">
            <text:p>-8.172</text:p>
          </table:table-cell>
          <table:table-cell office:value-type="float" office:value="-6.63065" calcext:value-type="float">
            <text:p>-6.6306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.154" calcext:value-type="float">
            <text:p>-8.154</text:p>
          </table:table-cell>
          <table:table-cell office:value-type="float" office:value="-6.50362" calcext:value-type="float">
            <text:p>-6.5036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.136" calcext:value-type="float">
            <text:p>-8.136</text:p>
          </table:table-cell>
          <table:table-cell office:value-type="float" office:value="-6.49212" calcext:value-type="float">
            <text:p>-6.4921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.118" calcext:value-type="float">
            <text:p>-8.118</text:p>
          </table:table-cell>
          <table:table-cell office:value-type="float" office:value="-6.45161" calcext:value-type="float">
            <text:p>-6.451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.1" calcext:value-type="float">
            <text:p>-8.1</text:p>
          </table:table-cell>
          <table:table-cell office:value-type="float" office:value="-6.49532" calcext:value-type="float">
            <text:p>-6.4953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.082" calcext:value-type="float">
            <text:p>-8.082</text:p>
          </table:table-cell>
          <table:table-cell office:value-type="float" office:value="-6.62021" calcext:value-type="float">
            <text:p>-6.6202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.064" calcext:value-type="float">
            <text:p>-8.064</text:p>
          </table:table-cell>
          <table:table-cell office:value-type="float" office:value="-6.44327" calcext:value-type="float">
            <text:p>-6.4432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.046" calcext:value-type="float">
            <text:p>-8.046</text:p>
          </table:table-cell>
          <table:table-cell office:value-type="float" office:value="-6.52919" calcext:value-type="float">
            <text:p>-6.5291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.028" calcext:value-type="float">
            <text:p>-8.028</text:p>
          </table:table-cell>
          <table:table-cell office:value-type="float" office:value="-6.64813" calcext:value-type="float">
            <text:p>-6.6481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.01" calcext:value-type="float">
            <text:p>-8.01</text:p>
          </table:table-cell>
          <table:table-cell office:value-type="float" office:value="-6.54493" calcext:value-type="float">
            <text:p>-6.5449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.992" calcext:value-type="float">
            <text:p>-7.992</text:p>
          </table:table-cell>
          <table:table-cell office:value-type="float" office:value="-6.62068" calcext:value-type="float">
            <text:p>-6.6206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.974" calcext:value-type="float">
            <text:p>-7.974</text:p>
          </table:table-cell>
          <table:table-cell office:value-type="float" office:value="-6.49293" calcext:value-type="float">
            <text:p>-6.4929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.956" calcext:value-type="float">
            <text:p>-7.956</text:p>
          </table:table-cell>
          <table:table-cell office:value-type="float" office:value="-6.6449" calcext:value-type="float">
            <text:p>-6.644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.938" calcext:value-type="float">
            <text:p>-7.938</text:p>
          </table:table-cell>
          <table:table-cell office:value-type="float" office:value="-6.52003" calcext:value-type="float">
            <text:p>-6.5200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.92" calcext:value-type="float">
            <text:p>-7.92</text:p>
          </table:table-cell>
          <table:table-cell office:value-type="float" office:value="-6.50712" calcext:value-type="float">
            <text:p>-6.5071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.902" calcext:value-type="float">
            <text:p>-7.902</text:p>
          </table:table-cell>
          <table:table-cell office:value-type="float" office:value="-6.63611" calcext:value-type="float">
            <text:p>-6.6361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.884" calcext:value-type="float">
            <text:p>-7.884</text:p>
          </table:table-cell>
          <table:table-cell office:value-type="float" office:value="-6.52185" calcext:value-type="float">
            <text:p>-6.5218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.866" calcext:value-type="float">
            <text:p>-7.866</text:p>
          </table:table-cell>
          <table:table-cell office:value-type="float" office:value="-6.50683" calcext:value-type="float">
            <text:p>-6.5068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.848" calcext:value-type="float">
            <text:p>-7.848</text:p>
          </table:table-cell>
          <table:table-cell office:value-type="float" office:value="-6.50709" calcext:value-type="float">
            <text:p>-6.5070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.83" calcext:value-type="float">
            <text:p>-7.83</text:p>
          </table:table-cell>
          <table:table-cell office:value-type="float" office:value="-6.57589" calcext:value-type="float">
            <text:p>-6.5758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.812" calcext:value-type="float">
            <text:p>-7.812</text:p>
          </table:table-cell>
          <table:table-cell office:value-type="float" office:value="-6.595" calcext:value-type="float">
            <text:p>-6.59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.794" calcext:value-type="float">
            <text:p>-7.794</text:p>
          </table:table-cell>
          <table:table-cell office:value-type="float" office:value="-6.52944" calcext:value-type="float">
            <text:p>-6.5294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.776" calcext:value-type="float">
            <text:p>-7.776</text:p>
          </table:table-cell>
          <table:table-cell office:value-type="float" office:value="-6.53052" calcext:value-type="float">
            <text:p>-6.5305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.758" calcext:value-type="float">
            <text:p>-7.758</text:p>
          </table:table-cell>
          <table:table-cell office:value-type="float" office:value="-6.49589" calcext:value-type="float">
            <text:p>-6.4958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.74" calcext:value-type="float">
            <text:p>-7.74</text:p>
          </table:table-cell>
          <table:table-cell office:value-type="float" office:value="-6.46607" calcext:value-type="float">
            <text:p>-6.46607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.722" calcext:value-type="float">
            <text:p>-7.722</text:p>
          </table:table-cell>
          <table:table-cell office:value-type="float" office:value="-6.4691" calcext:value-type="float">
            <text:p>-6.469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.704" calcext:value-type="float">
            <text:p>-7.704</text:p>
          </table:table-cell>
          <table:table-cell office:value-type="float" office:value="-6.50911" calcext:value-type="float">
            <text:p>-6.5091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.686" calcext:value-type="float">
            <text:p>-7.686</text:p>
          </table:table-cell>
          <table:table-cell office:value-type="float" office:value="-6.55688" calcext:value-type="float">
            <text:p>-6.5568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.668" calcext:value-type="float">
            <text:p>-7.668</text:p>
          </table:table-cell>
          <table:table-cell office:value-type="float" office:value="-6.55393" calcext:value-type="float">
            <text:p>-6.5539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.65" calcext:value-type="float">
            <text:p>-7.65</text:p>
          </table:table-cell>
          <table:table-cell office:value-type="float" office:value="-6.55294" calcext:value-type="float">
            <text:p>-6.5529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.632" calcext:value-type="float">
            <text:p>-7.632</text:p>
          </table:table-cell>
          <table:table-cell office:value-type="float" office:value="-6.59227" calcext:value-type="float">
            <text:p>-6.5922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.614" calcext:value-type="float">
            <text:p>-7.614</text:p>
          </table:table-cell>
          <table:table-cell office:value-type="float" office:value="-6.56176" calcext:value-type="float">
            <text:p>-6.5617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.596" calcext:value-type="float">
            <text:p>-7.596</text:p>
          </table:table-cell>
          <table:table-cell office:value-type="float" office:value="-6.59695" calcext:value-type="float">
            <text:p>-6.5969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.578" calcext:value-type="float">
            <text:p>-7.578</text:p>
          </table:table-cell>
          <table:table-cell office:value-type="float" office:value="-6.63935" calcext:value-type="float">
            <text:p>-6.6393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.56" calcext:value-type="float">
            <text:p>-7.56</text:p>
          </table:table-cell>
          <table:table-cell office:value-type="float" office:value="-6.56553" calcext:value-type="float">
            <text:p>-6.5655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.542" calcext:value-type="float">
            <text:p>-7.542</text:p>
          </table:table-cell>
          <table:table-cell office:value-type="float" office:value="-6.61053" calcext:value-type="float">
            <text:p>-6.6105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.524" calcext:value-type="float">
            <text:p>-7.524</text:p>
          </table:table-cell>
          <table:table-cell office:value-type="float" office:value="-6.56422" calcext:value-type="float">
            <text:p>-6.5642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.506" calcext:value-type="float">
            <text:p>-7.506</text:p>
          </table:table-cell>
          <table:table-cell office:value-type="float" office:value="-6.48841" calcext:value-type="float">
            <text:p>-6.4884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.488" calcext:value-type="float">
            <text:p>-7.488</text:p>
          </table:table-cell>
          <table:table-cell office:value-type="float" office:value="-1.12287" calcext:value-type="float">
            <text:p>-1.1228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.47" calcext:value-type="float">
            <text:p>-7.47</text:p>
          </table:table-cell>
          <table:table-cell office:value-type="float" office:value="-1.11154" calcext:value-type="float">
            <text:p>-1.1115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.452" calcext:value-type="float">
            <text:p>-7.452</text:p>
          </table:table-cell>
          <table:table-cell office:value-type="float" office:value="-1.12409" calcext:value-type="float">
            <text:p>-1.12409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.434" calcext:value-type="float">
            <text:p>-7.434</text:p>
          </table:table-cell>
          <table:table-cell office:value-type="float" office:value="-1.11421" calcext:value-type="float">
            <text:p>-1.1142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.416" calcext:value-type="float">
            <text:p>-7.416</text:p>
          </table:table-cell>
          <table:table-cell office:value-type="float" office:value="-1.09103" calcext:value-type="float">
            <text:p>-1.0910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.398" calcext:value-type="float">
            <text:p>-7.398</text:p>
          </table:table-cell>
          <table:table-cell office:value-type="float" office:value="-1.07553" calcext:value-type="float">
            <text:p>-1.0755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.38" calcext:value-type="float">
            <text:p>-7.38</text:p>
          </table:table-cell>
          <table:table-cell office:value-type="float" office:value="-1.03505" calcext:value-type="float">
            <text:p>-1.0350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.362" calcext:value-type="float">
            <text:p>-7.362</text:p>
          </table:table-cell>
          <table:table-cell office:value-type="float" office:value="-1.12085" calcext:value-type="float">
            <text:p>-1.1208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.344" calcext:value-type="float">
            <text:p>-7.344</text:p>
          </table:table-cell>
          <table:table-cell office:value-type="float" office:value="-0.971642" calcext:value-type="float">
            <text:p>-0.97164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.326" calcext:value-type="float">
            <text:p>-7.326</text:p>
          </table:table-cell>
          <table:table-cell office:value-type="float" office:value="-1.26245" calcext:value-type="float">
            <text:p>-1.2624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.308" calcext:value-type="float">
            <text:p>-7.308</text:p>
          </table:table-cell>
          <table:table-cell office:value-type="float" office:value="-1.77957" calcext:value-type="float">
            <text:p>-1.7795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.29" calcext:value-type="float">
            <text:p>-7.29</text:p>
          </table:table-cell>
          <table:table-cell office:value-type="float" office:value="-1.89084" calcext:value-type="float">
            <text:p>-1.89084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.272" calcext:value-type="float">
            <text:p>-7.272</text:p>
          </table:table-cell>
          <table:table-cell office:value-type="float" office:value="-2.21887" calcext:value-type="float">
            <text:p>-2.2188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.254" calcext:value-type="float">
            <text:p>-7.254</text:p>
          </table:table-cell>
          <table:table-cell office:value-type="float" office:value="-2.3427" calcext:value-type="float">
            <text:p>-2.342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.236" calcext:value-type="float">
            <text:p>-7.236</text:p>
          </table:table-cell>
          <table:table-cell office:value-type="float" office:value="-2.80884" calcext:value-type="float">
            <text:p>-2.8088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.218" calcext:value-type="float">
            <text:p>-7.218</text:p>
          </table:table-cell>
          <table:table-cell office:value-type="float" office:value="-3.07126" calcext:value-type="float">
            <text:p>-3.0712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.2" calcext:value-type="float">
            <text:p>-7.2</text:p>
          </table:table-cell>
          <table:table-cell office:value-type="float" office:value="-2.23111" calcext:value-type="float">
            <text:p>-2.2311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7.182" calcext:value-type="float">
            <text:p>-7.182</text:p>
          </table:table-cell>
          <table:table-cell office:value-type="float" office:value="-0.96622" calcext:value-type="float">
            <text:p>-0.96622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.164" calcext:value-type="float">
            <text:p>-7.164</text:p>
          </table:table-cell>
          <table:table-cell office:value-type="float" office:value="-1.0276" calcext:value-type="float">
            <text:p>-1.027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.146" calcext:value-type="float">
            <text:p>-7.146</text:p>
          </table:table-cell>
          <table:table-cell office:value-type="float" office:value="-1.16395" calcext:value-type="float">
            <text:p>-1.1639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.128" calcext:value-type="float">
            <text:p>-7.128</text:p>
          </table:table-cell>
          <table:table-cell office:value-type="float" office:value="-1.34557" calcext:value-type="float">
            <text:p>-1.34557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.11" calcext:value-type="float">
            <text:p>-7.11</text:p>
          </table:table-cell>
          <table:table-cell office:value-type="float" office:value="-1.86795" calcext:value-type="float">
            <text:p>-1.8679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.092" calcext:value-type="float">
            <text:p>-7.092</text:p>
          </table:table-cell>
          <table:table-cell office:value-type="float" office:value="-2.84898" calcext:value-type="float">
            <text:p>-2.8489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.074" calcext:value-type="float">
            <text:p>-7.074</text:p>
          </table:table-cell>
          <table:table-cell office:value-type="float" office:value="-2.95984" calcext:value-type="float">
            <text:p>-2.9598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.056" calcext:value-type="float">
            <text:p>-7.056</text:p>
          </table:table-cell>
          <table:table-cell office:value-type="float" office:value="-2.83042" calcext:value-type="float">
            <text:p>-2.83042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.038" calcext:value-type="float">
            <text:p>-7.038</text:p>
          </table:table-cell>
          <table:table-cell office:value-type="float" office:value="-7.3077" calcext:value-type="float">
            <text:p>-7.307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.02" calcext:value-type="float">
            <text:p>-7.02</text:p>
          </table:table-cell>
          <table:table-cell office:value-type="float" office:value="-7.77893" calcext:value-type="float">
            <text:p>-7.77893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.002" calcext:value-type="float">
            <text:p>-7.002</text:p>
          </table:table-cell>
          <table:table-cell office:value-type="float" office:value="-7.63044" calcext:value-type="float">
            <text:p>-7.63044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6.984" calcext:value-type="float">
            <text:p>-6.984</text:p>
          </table:table-cell>
          <table:table-cell office:value-type="float" office:value="-8.19543" calcext:value-type="float">
            <text:p>-8.1954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6.966" calcext:value-type="float">
            <text:p>-6.966</text:p>
          </table:table-cell>
          <table:table-cell office:value-type="float" office:value="-8.13897" calcext:value-type="float">
            <text:p>-8.13897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6.948" calcext:value-type="float">
            <text:p>-6.948</text:p>
          </table:table-cell>
          <table:table-cell office:value-type="float" office:value="-7.99583" calcext:value-type="float">
            <text:p>-7.9958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6.93" calcext:value-type="float">
            <text:p>-6.93</text:p>
          </table:table-cell>
          <table:table-cell office:value-type="float" office:value="-7.73695" calcext:value-type="float">
            <text:p>-7.73695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.912" calcext:value-type="float">
            <text:p>-6.912</text:p>
          </table:table-cell>
          <table:table-cell office:value-type="float" office:value="-7.77324" calcext:value-type="float">
            <text:p>-7.77324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.894" calcext:value-type="float">
            <text:p>-6.894</text:p>
          </table:table-cell>
          <table:table-cell office:value-type="float" office:value="-7.71217" calcext:value-type="float">
            <text:p>-7.7121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.876" calcext:value-type="float">
            <text:p>-6.876</text:p>
          </table:table-cell>
          <table:table-cell office:value-type="float" office:value="-7.36577" calcext:value-type="float">
            <text:p>-7.36577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.858" calcext:value-type="float">
            <text:p>-6.858</text:p>
          </table:table-cell>
          <table:table-cell office:value-type="float" office:value="-7.25741" calcext:value-type="float">
            <text:p>-7.2574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.84" calcext:value-type="float">
            <text:p>-6.84</text:p>
          </table:table-cell>
          <table:table-cell office:value-type="float" office:value="-2.77669" calcext:value-type="float">
            <text:p>-2.77669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.822" calcext:value-type="float">
            <text:p>-6.822</text:p>
          </table:table-cell>
          <table:table-cell office:value-type="float" office:value="-2.80279" calcext:value-type="float">
            <text:p>-2.80279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.804" calcext:value-type="float">
            <text:p>-6.804</text:p>
          </table:table-cell>
          <table:table-cell office:value-type="float" office:value="-2.5112" calcext:value-type="float">
            <text:p>-2.5112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.786" calcext:value-type="float">
            <text:p>-6.786</text:p>
          </table:table-cell>
          <table:table-cell office:value-type="float" office:value="-2.79418" calcext:value-type="float">
            <text:p>-2.79418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.768" calcext:value-type="float">
            <text:p>-6.768</text:p>
          </table:table-cell>
          <table:table-cell office:value-type="float" office:value="-2.77325" calcext:value-type="float">
            <text:p>-2.7732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.75" calcext:value-type="float">
            <text:p>-6.75</text:p>
          </table:table-cell>
          <table:table-cell office:value-type="float" office:value="-2.77908" calcext:value-type="float">
            <text:p>-2.77908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.732" calcext:value-type="float">
            <text:p>-6.732</text:p>
          </table:table-cell>
          <table:table-cell office:value-type="float" office:value="-7.24146" calcext:value-type="float">
            <text:p>-7.24146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.714" calcext:value-type="float">
            <text:p>-6.714</text:p>
          </table:table-cell>
          <table:table-cell office:value-type="float" office:value="-7.27504" calcext:value-type="float">
            <text:p>-7.2750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.696" calcext:value-type="float">
            <text:p>-6.696</text:p>
          </table:table-cell>
          <table:table-cell office:value-type="float" office:value="-7.2506" calcext:value-type="float">
            <text:p>-7.2506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.678" calcext:value-type="float">
            <text:p>-6.678</text:p>
          </table:table-cell>
          <table:table-cell office:value-type="float" office:value="-7.25458" calcext:value-type="float">
            <text:p>-7.2545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.66" calcext:value-type="float">
            <text:p>-6.66</text:p>
          </table:table-cell>
          <table:table-cell office:value-type="float" office:value="-7.24638" calcext:value-type="float">
            <text:p>-7.2463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.642" calcext:value-type="float">
            <text:p>-6.642</text:p>
          </table:table-cell>
          <table:table-cell office:value-type="float" office:value="-7.24601" calcext:value-type="float">
            <text:p>-7.24601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.624" calcext:value-type="float">
            <text:p>-6.624</text:p>
          </table:table-cell>
          <table:table-cell office:value-type="float" office:value="-7.2401" calcext:value-type="float">
            <text:p>-7.2401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.606" calcext:value-type="float">
            <text:p>-6.606</text:p>
          </table:table-cell>
          <table:table-cell office:value-type="float" office:value="-7.23748" calcext:value-type="float">
            <text:p>-7.23748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.588" calcext:value-type="float">
            <text:p>-6.588</text:p>
          </table:table-cell>
          <table:table-cell office:value-type="float" office:value="-7.24774" calcext:value-type="float">
            <text:p>-7.2477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.57" calcext:value-type="float">
            <text:p>-6.5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.552" calcext:value-type="float">
            <text:p>-6.552</text:p>
          </table:table-cell>
          <table:table-cell office:value-type="float" office:value="-7.24258" calcext:value-type="float">
            <text:p>-7.24258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.534" calcext:value-type="float">
            <text:p>-6.534</text:p>
          </table:table-cell>
          <table:table-cell office:value-type="float" office:value="-2.7755" calcext:value-type="float">
            <text:p>-2.7755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.516" calcext:value-type="float">
            <text:p>-6.516</text:p>
          </table:table-cell>
          <table:table-cell office:value-type="float" office:value="-7.23765" calcext:value-type="float">
            <text:p>-7.23765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.498" calcext:value-type="float">
            <text:p>-6.498</text:p>
          </table:table-cell>
          <table:table-cell office:value-type="float" office:value="-2.52507" calcext:value-type="float">
            <text:p>-2.52507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.48" calcext:value-type="float">
            <text:p>-6.48</text:p>
          </table:table-cell>
          <table:table-cell office:value-type="float" office:value="-1.0686" calcext:value-type="float">
            <text:p>-1.0686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.462" calcext:value-type="float">
            <text:p>-6.462</text:p>
          </table:table-cell>
          <table:table-cell office:value-type="float" office:value="-1.17784" calcext:value-type="float">
            <text:p>-1.17784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.444" calcext:value-type="float">
            <text:p>-6.444</text:p>
          </table:table-cell>
          <table:table-cell office:value-type="float" office:value="-6.55776" calcext:value-type="float">
            <text:p>-6.55776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.426" calcext:value-type="float">
            <text:p>-6.426</text:p>
          </table:table-cell>
          <table:table-cell office:value-type="float" office:value="-6.59209" calcext:value-type="float">
            <text:p>-6.59209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.408" calcext:value-type="float">
            <text:p>-6.408</text:p>
          </table:table-cell>
          <table:table-cell office:value-type="float" office:value="-6.51848" calcext:value-type="float">
            <text:p>-6.51848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.39" calcext:value-type="float">
            <text:p>-6.39</text:p>
          </table:table-cell>
          <table:table-cell office:value-type="float" office:value="-6.62087" calcext:value-type="float">
            <text:p>-6.62087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.372" calcext:value-type="float">
            <text:p>-6.372</text:p>
          </table:table-cell>
          <table:table-cell office:value-type="float" office:value="-6.46842" calcext:value-type="float">
            <text:p>-6.4684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.354" calcext:value-type="float">
            <text:p>-6.354</text:p>
          </table:table-cell>
          <table:table-cell office:value-type="float" office:value="-6.59806" calcext:value-type="float">
            <text:p>-6.59806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.336" calcext:value-type="float">
            <text:p>-6.336</text:p>
          </table:table-cell>
          <table:table-cell office:value-type="float" office:value="-6.52883" calcext:value-type="float">
            <text:p>-6.52883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.318" calcext:value-type="float">
            <text:p>-6.318</text:p>
          </table:table-cell>
          <table:table-cell office:value-type="float" office:value="-6.58315" calcext:value-type="float">
            <text:p>-6.5831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.3" calcext:value-type="float">
            <text:p>-6.3</text:p>
          </table:table-cell>
          <table:table-cell office:value-type="float" office:value="-6.55027" calcext:value-type="float">
            <text:p>-6.55027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.282" calcext:value-type="float">
            <text:p>-6.282</text:p>
          </table:table-cell>
          <table:table-cell office:value-type="float" office:value="-6.46552" calcext:value-type="float">
            <text:p>-6.46552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.264" calcext:value-type="float">
            <text:p>-6.264</text:p>
          </table:table-cell>
          <table:table-cell office:value-type="float" office:value="-6.51618" calcext:value-type="float">
            <text:p>-6.51618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.246" calcext:value-type="float">
            <text:p>-6.246</text:p>
          </table:table-cell>
          <table:table-cell office:value-type="float" office:value="-6.37132" calcext:value-type="float">
            <text:p>-6.3713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.228" calcext:value-type="float">
            <text:p>-6.228</text:p>
          </table:table-cell>
          <table:table-cell office:value-type="float" office:value="-6.50182" calcext:value-type="float">
            <text:p>-6.50182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.21" calcext:value-type="float">
            <text:p>-6.21</text:p>
          </table:table-cell>
          <table:table-cell office:value-type="float" office:value="-6.31893" calcext:value-type="float">
            <text:p>-6.31893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.192" calcext:value-type="float">
            <text:p>-6.192</text:p>
          </table:table-cell>
          <table:table-cell office:value-type="float" office:value="-6.31212" calcext:value-type="float">
            <text:p>-6.31212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.174" calcext:value-type="float">
            <text:p>-6.174</text:p>
          </table:table-cell>
          <table:table-cell office:value-type="float" office:value="-6.49973" calcext:value-type="float">
            <text:p>-6.49973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6.156" calcext:value-type="float">
            <text:p>-6.156</text:p>
          </table:table-cell>
          <table:table-cell office:value-type="float" office:value="-6.50869" calcext:value-type="float">
            <text:p>-6.50869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6.138" calcext:value-type="float">
            <text:p>-6.138</text:p>
          </table:table-cell>
          <table:table-cell office:value-type="float" office:value="-6.4628" calcext:value-type="float">
            <text:p>-6.462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.12" calcext:value-type="float">
            <text:p>-6.12</text:p>
          </table:table-cell>
          <table:table-cell office:value-type="float" office:value="-6.47236" calcext:value-type="float">
            <text:p>-6.4723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6.102" calcext:value-type="float">
            <text:p>-6.102</text:p>
          </table:table-cell>
          <table:table-cell office:value-type="float" office:value="-6.32575" calcext:value-type="float">
            <text:p>-6.3257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6.084" calcext:value-type="float">
            <text:p>-6.084</text:p>
          </table:table-cell>
          <table:table-cell office:value-type="float" office:value="-6.50394" calcext:value-type="float">
            <text:p>-6.50394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6.066" calcext:value-type="float">
            <text:p>-6.066</text:p>
          </table:table-cell>
          <table:table-cell office:value-type="float" office:value="-6.34278" calcext:value-type="float">
            <text:p>-6.34278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.048" calcext:value-type="float">
            <text:p>-6.048</text:p>
          </table:table-cell>
          <table:table-cell office:value-type="float" office:value="-6.49828" calcext:value-type="float">
            <text:p>-6.49828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.03" calcext:value-type="float">
            <text:p>-6.03</text:p>
          </table:table-cell>
          <table:table-cell office:value-type="float" office:value="-6.47575" calcext:value-type="float">
            <text:p>-6.475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6.012" calcext:value-type="float">
            <text:p>-6.012</text:p>
          </table:table-cell>
          <table:table-cell office:value-type="float" office:value="-6.327" calcext:value-type="float">
            <text:p>-6.327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.994" calcext:value-type="float">
            <text:p>-5.994</text:p>
          </table:table-cell>
          <table:table-cell office:value-type="float" office:value="-6.4582" calcext:value-type="float">
            <text:p>-6.4582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.976" calcext:value-type="float">
            <text:p>-5.976</text:p>
          </table:table-cell>
          <table:table-cell office:value-type="float" office:value="-6.44018" calcext:value-type="float">
            <text:p>-6.44018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5.958" calcext:value-type="float">
            <text:p>-5.958</text:p>
          </table:table-cell>
          <table:table-cell office:value-type="float" office:value="-6.31717" calcext:value-type="float">
            <text:p>-6.31717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.94" calcext:value-type="float">
            <text:p>-5.94</text:p>
          </table:table-cell>
          <table:table-cell office:value-type="float" office:value="-6.53772" calcext:value-type="float">
            <text:p>-6.53772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5.922" calcext:value-type="float">
            <text:p>-5.922</text:p>
          </table:table-cell>
          <table:table-cell office:value-type="float" office:value="-6.44564" calcext:value-type="float">
            <text:p>-6.44564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5.904" calcext:value-type="float">
            <text:p>-5.904</text:p>
          </table:table-cell>
          <table:table-cell office:value-type="float" office:value="-6.26733" calcext:value-type="float">
            <text:p>-6.26733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5.886" calcext:value-type="float">
            <text:p>-5.886</text:p>
          </table:table-cell>
          <table:table-cell office:value-type="float" office:value="-6.4943" calcext:value-type="float">
            <text:p>-6.4943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.868" calcext:value-type="float">
            <text:p>-5.868</text:p>
          </table:table-cell>
          <table:table-cell office:value-type="float" office:value="-6.43594" calcext:value-type="float">
            <text:p>-6.43594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5.85" calcext:value-type="float">
            <text:p>-5.85</text:p>
          </table:table-cell>
          <table:table-cell office:value-type="float" office:value="-6.49712" calcext:value-type="float">
            <text:p>-6.49712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5.832" calcext:value-type="float">
            <text:p>-5.832</text:p>
          </table:table-cell>
          <table:table-cell office:value-type="float" office:value="-6.54325" calcext:value-type="float">
            <text:p>-6.5432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.814" calcext:value-type="float">
            <text:p>-5.814</text:p>
          </table:table-cell>
          <table:table-cell office:value-type="float" office:value="-6.44644" calcext:value-type="float">
            <text:p>-6.44644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5.796" calcext:value-type="float">
            <text:p>-5.796</text:p>
          </table:table-cell>
          <table:table-cell office:value-type="float" office:value="-6.52558" calcext:value-type="float">
            <text:p>-6.52558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.778" calcext:value-type="float">
            <text:p>-5.778</text:p>
          </table:table-cell>
          <table:table-cell office:value-type="float" office:value="-6.48958" calcext:value-type="float">
            <text:p>-6.48958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.76" calcext:value-type="float">
            <text:p>-5.76</text:p>
          </table:table-cell>
          <table:table-cell office:value-type="float" office:value="-6.48002" calcext:value-type="float">
            <text:p>-6.48002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5.742" calcext:value-type="float">
            <text:p>-5.742</text:p>
          </table:table-cell>
          <table:table-cell office:value-type="float" office:value="-6.46919" calcext:value-type="float">
            <text:p>-6.46919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.724" calcext:value-type="float">
            <text:p>-5.724</text:p>
          </table:table-cell>
          <table:table-cell office:value-type="float" office:value="-6.48397" calcext:value-type="float">
            <text:p>-6.48397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5.706" calcext:value-type="float">
            <text:p>-5.706</text:p>
          </table:table-cell>
          <table:table-cell office:value-type="float" office:value="-6.54279" calcext:value-type="float">
            <text:p>-6.54279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.688" calcext:value-type="float">
            <text:p>-5.688</text:p>
          </table:table-cell>
          <table:table-cell office:value-type="float" office:value="-6.49472" calcext:value-type="float">
            <text:p>-6.49472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5.67" calcext:value-type="float">
            <text:p>-5.67</text:p>
          </table:table-cell>
          <table:table-cell office:value-type="float" office:value="-6.62166" calcext:value-type="float">
            <text:p>-6.62166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.652" calcext:value-type="float">
            <text:p>-5.652</text:p>
          </table:table-cell>
          <table:table-cell office:value-type="float" office:value="-6.64483" calcext:value-type="float">
            <text:p>-6.64483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.634" calcext:value-type="float">
            <text:p>-5.634</text:p>
          </table:table-cell>
          <table:table-cell office:value-type="float" office:value="-6.59452" calcext:value-type="float">
            <text:p>-6.59452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.616" calcext:value-type="float">
            <text:p>-5.616</text:p>
          </table:table-cell>
          <table:table-cell office:value-type="float" office:value="-6.49992" calcext:value-type="float">
            <text:p>-6.49992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5.598" calcext:value-type="float">
            <text:p>-5.598</text:p>
          </table:table-cell>
          <table:table-cell office:value-type="float" office:value="-6.52267" calcext:value-type="float">
            <text:p>-6.52267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.58" calcext:value-type="float">
            <text:p>-5.58</text:p>
          </table:table-cell>
          <table:table-cell office:value-type="float" office:value="-6.51394" calcext:value-type="float">
            <text:p>-6.51394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5.562" calcext:value-type="float">
            <text:p>-5.562</text:p>
          </table:table-cell>
          <table:table-cell office:value-type="float" office:value="-6.47824" calcext:value-type="float">
            <text:p>-6.47824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.544" calcext:value-type="float">
            <text:p>-5.544</text:p>
          </table:table-cell>
          <table:table-cell office:value-type="float" office:value="-6.47912" calcext:value-type="float">
            <text:p>-6.4791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5.526" calcext:value-type="float">
            <text:p>-5.526</text:p>
          </table:table-cell>
          <table:table-cell office:value-type="float" office:value="-6.47364" calcext:value-type="float">
            <text:p>-6.47364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5.508" calcext:value-type="float">
            <text:p>-5.508</text:p>
          </table:table-cell>
          <table:table-cell office:value-type="float" office:value="-6.56093" calcext:value-type="float">
            <text:p>-6.56093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5.49" calcext:value-type="float">
            <text:p>-5.49</text:p>
          </table:table-cell>
          <table:table-cell office:value-type="float" office:value="-6.47776" calcext:value-type="float">
            <text:p>-6.47776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5.472" calcext:value-type="float">
            <text:p>-5.472</text:p>
          </table:table-cell>
          <table:table-cell office:value-type="float" office:value="-6.5872" calcext:value-type="float">
            <text:p>-6.5872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5.454" calcext:value-type="float">
            <text:p>-5.454</text:p>
          </table:table-cell>
          <table:table-cell office:value-type="float" office:value="-6.57289" calcext:value-type="float">
            <text:p>-6.57289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5.436" calcext:value-type="float">
            <text:p>-5.436</text:p>
          </table:table-cell>
          <table:table-cell office:value-type="float" office:value="-6.53767" calcext:value-type="float">
            <text:p>-6.53767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5.418" calcext:value-type="float">
            <text:p>-5.418</text:p>
          </table:table-cell>
          <table:table-cell office:value-type="float" office:value="-6.51795" calcext:value-type="float">
            <text:p>-6.5179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.4" calcext:value-type="float">
            <text:p>-5.4</text:p>
          </table:table-cell>
          <table:table-cell office:value-type="float" office:value="-6.51662" calcext:value-type="float">
            <text:p>-6.51662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5.382" calcext:value-type="float">
            <text:p>-5.382</text:p>
          </table:table-cell>
          <table:table-cell office:value-type="float" office:value="-6.51698" calcext:value-type="float">
            <text:p>-6.51698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5.364" calcext:value-type="float">
            <text:p>-5.364</text:p>
          </table:table-cell>
          <table:table-cell office:value-type="float" office:value="-6.45767" calcext:value-type="float">
            <text:p>-6.45767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5.346" calcext:value-type="float">
            <text:p>-5.346</text:p>
          </table:table-cell>
          <table:table-cell office:value-type="float" office:value="-6.48786" calcext:value-type="float">
            <text:p>-6.48786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5.328" calcext:value-type="float">
            <text:p>-5.328</text:p>
          </table:table-cell>
          <table:table-cell office:value-type="float" office:value="-6.6532" calcext:value-type="float">
            <text:p>-6.653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.31" calcext:value-type="float">
            <text:p>-5.31</text:p>
          </table:table-cell>
          <table:table-cell office:value-type="float" office:value="-6.61273" calcext:value-type="float">
            <text:p>-6.61273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5.292" calcext:value-type="float">
            <text:p>-5.292</text:p>
          </table:table-cell>
          <table:table-cell office:value-type="float" office:value="-6.56518" calcext:value-type="float">
            <text:p>-6.56518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5.274" calcext:value-type="float">
            <text:p>-5.274</text:p>
          </table:table-cell>
          <table:table-cell office:value-type="float" office:value="-6.63611" calcext:value-type="float">
            <text:p>-6.63611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5.256" calcext:value-type="float">
            <text:p>-5.256</text:p>
          </table:table-cell>
          <table:table-cell office:value-type="float" office:value="-6.55374" calcext:value-type="float">
            <text:p>-6.55374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5.238" calcext:value-type="float">
            <text:p>-5.238</text:p>
          </table:table-cell>
          <table:table-cell office:value-type="float" office:value="-6.66675" calcext:value-type="float">
            <text:p>-6.66675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5.22" calcext:value-type="float">
            <text:p>-5.22</text:p>
          </table:table-cell>
          <table:table-cell office:value-type="float" office:value="-6.51073" calcext:value-type="float">
            <text:p>-6.51073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5.202" calcext:value-type="float">
            <text:p>-5.202</text:p>
          </table:table-cell>
          <table:table-cell office:value-type="float" office:value="-6.63637" calcext:value-type="float">
            <text:p>-6.63637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5.184" calcext:value-type="float">
            <text:p>-5.184</text:p>
          </table:table-cell>
          <table:table-cell office:value-type="float" office:value="-6.66276" calcext:value-type="float">
            <text:p>-6.66276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5.166" calcext:value-type="float">
            <text:p>-5.166</text:p>
          </table:table-cell>
          <table:table-cell office:value-type="float" office:value="-6.56133" calcext:value-type="float">
            <text:p>-6.56133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5.148" calcext:value-type="float">
            <text:p>-5.148</text:p>
          </table:table-cell>
          <table:table-cell office:value-type="float" office:value="-6.56607" calcext:value-type="float">
            <text:p>-6.56607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5.13" calcext:value-type="float">
            <text:p>-5.13</text:p>
          </table:table-cell>
          <table:table-cell office:value-type="float" office:value="-6.55358" calcext:value-type="float">
            <text:p>-6.55358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5.112" calcext:value-type="float">
            <text:p>-5.112</text:p>
          </table:table-cell>
          <table:table-cell office:value-type="float" office:value="-6.50935" calcext:value-type="float">
            <text:p>-6.50935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5.094" calcext:value-type="float">
            <text:p>-5.094</text:p>
          </table:table-cell>
          <table:table-cell office:value-type="float" office:value="-6.60417" calcext:value-type="float">
            <text:p>-6.60417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5.076" calcext:value-type="float">
            <text:p>-5.076</text:p>
          </table:table-cell>
          <table:table-cell office:value-type="float" office:value="-6.638" calcext:value-type="float">
            <text:p>-6.638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.058" calcext:value-type="float">
            <text:p>-5.058</text:p>
          </table:table-cell>
          <table:table-cell office:value-type="float" office:value="-6.60399" calcext:value-type="float">
            <text:p>-6.60399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.04" calcext:value-type="float">
            <text:p>-5.04</text:p>
          </table:table-cell>
          <table:table-cell office:value-type="float" office:value="-6.55971" calcext:value-type="float">
            <text:p>-6.55971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5.022" calcext:value-type="float">
            <text:p>-5.022</text:p>
          </table:table-cell>
          <table:table-cell office:value-type="float" office:value="-6.51632" calcext:value-type="float">
            <text:p>-6.51632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5.004" calcext:value-type="float">
            <text:p>-5.004</text:p>
          </table:table-cell>
          <table:table-cell office:value-type="float" office:value="-6.6048" calcext:value-type="float">
            <text:p>-6.6048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.986" calcext:value-type="float">
            <text:p>-4.986</text:p>
          </table:table-cell>
          <table:table-cell office:value-type="float" office:value="2.89785" calcext:value-type="float">
            <text:p>2.89785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4.968" calcext:value-type="float">
            <text:p>-4.968</text:p>
          </table:table-cell>
          <table:table-cell office:value-type="float" office:value="2.97012" calcext:value-type="float">
            <text:p>2.97012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4.95" calcext:value-type="float">
            <text:p>-4.95</text:p>
          </table:table-cell>
          <table:table-cell office:value-type="float" office:value="2.96631" calcext:value-type="float">
            <text:p>2.96631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4.932" calcext:value-type="float">
            <text:p>-4.932</text:p>
          </table:table-cell>
          <table:table-cell office:value-type="float" office:value="3.06204" calcext:value-type="float">
            <text:p>3.06204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4.914" calcext:value-type="float">
            <text:p>-4.914</text:p>
          </table:table-cell>
          <table:table-cell office:value-type="float" office:value="3.05028" calcext:value-type="float">
            <text:p>3.05028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4.896" calcext:value-type="float">
            <text:p>-4.896</text:p>
          </table:table-cell>
          <table:table-cell office:value-type="float" office:value="2.90173" calcext:value-type="float">
            <text:p>2.90173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4.878" calcext:value-type="float">
            <text:p>-4.878</text:p>
          </table:table-cell>
          <table:table-cell office:value-type="float" office:value="2.89702" calcext:value-type="float">
            <text:p>2.89702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4.86" calcext:value-type="float">
            <text:p>-4.86</text:p>
          </table:table-cell>
          <table:table-cell office:value-type="float" office:value="2.80506" calcext:value-type="float">
            <text:p>2.80506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4.842" calcext:value-type="float">
            <text:p>-4.842</text:p>
          </table:table-cell>
          <table:table-cell office:value-type="float" office:value="2.91804" calcext:value-type="float">
            <text:p>2.91804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4.824" calcext:value-type="float">
            <text:p>-4.824</text:p>
          </table:table-cell>
          <table:table-cell office:value-type="float" office:value="2.91879" calcext:value-type="float">
            <text:p>2.91879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.806" calcext:value-type="float">
            <text:p>-4.806</text:p>
          </table:table-cell>
          <table:table-cell office:value-type="float" office:value="3.07646" calcext:value-type="float">
            <text:p>3.07646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4.788" calcext:value-type="float">
            <text:p>-4.788</text:p>
          </table:table-cell>
          <table:table-cell office:value-type="float" office:value="2.92514" calcext:value-type="float">
            <text:p>2.92514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4.77" calcext:value-type="float">
            <text:p>-4.77</text:p>
          </table:table-cell>
          <table:table-cell office:value-type="float" office:value="2.92831" calcext:value-type="float">
            <text:p>2.92831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.752" calcext:value-type="float">
            <text:p>-4.752</text:p>
          </table:table-cell>
          <table:table-cell office:value-type="float" office:value="2.95296" calcext:value-type="float">
            <text:p>2.95296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.734" calcext:value-type="float">
            <text:p>-4.734</text:p>
          </table:table-cell>
          <table:table-cell office:value-type="float" office:value="3.60597" calcext:value-type="float">
            <text:p>3.60597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4.716" calcext:value-type="float">
            <text:p>-4.716</text:p>
          </table:table-cell>
          <table:table-cell office:value-type="float" office:value="2.86399" calcext:value-type="float">
            <text:p>2.86399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4.698" calcext:value-type="float">
            <text:p>-4.698</text:p>
          </table:table-cell>
          <table:table-cell office:value-type="float" office:value="3.97423" calcext:value-type="float">
            <text:p>3.97423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4.68" calcext:value-type="float">
            <text:p>-4.68</text:p>
          </table:table-cell>
          <table:table-cell office:value-type="float" office:value="3.52476" calcext:value-type="float">
            <text:p>3.52476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4.662" calcext:value-type="float">
            <text:p>-4.662</text:p>
          </table:table-cell>
          <table:table-cell office:value-type="float" office:value="3.84247" calcext:value-type="float">
            <text:p>3.84247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4.644" calcext:value-type="float">
            <text:p>-4.644</text:p>
          </table:table-cell>
          <table:table-cell office:value-type="float" office:value="4.00375" calcext:value-type="float">
            <text:p>4.00375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4.626" calcext:value-type="float">
            <text:p>-4.626</text:p>
          </table:table-cell>
          <table:table-cell office:value-type="float" office:value="4.53518" calcext:value-type="float">
            <text:p>4.53518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4.608" calcext:value-type="float">
            <text:p>-4.608</text:p>
          </table:table-cell>
          <table:table-cell office:value-type="float" office:value="2.95744" calcext:value-type="float">
            <text:p>2.95744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4.59" calcext:value-type="float">
            <text:p>-4.59</text:p>
          </table:table-cell>
          <table:table-cell office:value-type="float" office:value="-7.36644" calcext:value-type="float">
            <text:p>-7.36644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4.572" calcext:value-type="float">
            <text:p>-4.572</text:p>
          </table:table-cell>
          <table:table-cell office:value-type="float" office:value="-8.10371" calcext:value-type="float">
            <text:p>-8.10371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4.554" calcext:value-type="float">
            <text:p>-4.554</text:p>
          </table:table-cell>
          <table:table-cell office:value-type="float" office:value="-8.92308" calcext:value-type="float">
            <text:p>-8.92308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4.536" calcext:value-type="float">
            <text:p>-4.536</text:p>
          </table:table-cell>
          <table:table-cell office:value-type="float" office:value="-9.07361" calcext:value-type="float">
            <text:p>-9.07361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4.518" calcext:value-type="float">
            <text:p>-4.518</text:p>
          </table:table-cell>
          <table:table-cell office:value-type="float" office:value="-7.61135" calcext:value-type="float">
            <text:p>-7.61135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4.5" calcext:value-type="float">
            <text:p>-4.5</text:p>
          </table:table-cell>
          <table:table-cell office:value-type="float" office:value="-8.54825" calcext:value-type="float">
            <text:p>-8.54825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4.482" calcext:value-type="float">
            <text:p>-4.482</text:p>
          </table:table-cell>
          <table:table-cell office:value-type="float" office:value="-8.75358" calcext:value-type="float">
            <text:p>-8.75358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4.464" calcext:value-type="float">
            <text:p>-4.464</text:p>
          </table:table-cell>
          <table:table-cell office:value-type="float" office:value="-8.29854" calcext:value-type="float">
            <text:p>-8.29854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4.446" calcext:value-type="float">
            <text:p>-4.446</text:p>
          </table:table-cell>
          <table:table-cell office:value-type="float" office:value="-8.44689" calcext:value-type="float">
            <text:p>-8.44689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4.428" calcext:value-type="float">
            <text:p>-4.428</text:p>
          </table:table-cell>
          <table:table-cell office:value-type="float" office:value="-8.68039" calcext:value-type="float">
            <text:p>-8.68039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4.41" calcext:value-type="float">
            <text:p>-4.41</text:p>
          </table:table-cell>
          <table:table-cell office:value-type="float" office:value="-8.27234" calcext:value-type="float">
            <text:p>-8.2723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4.392" calcext:value-type="float">
            <text:p>-4.392</text:p>
          </table:table-cell>
          <table:table-cell office:value-type="float" office:value="-8.44573" calcext:value-type="float">
            <text:p>-8.44573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4.374" calcext:value-type="float">
            <text:p>-4.374</text:p>
          </table:table-cell>
          <table:table-cell office:value-type="float" office:value="2.82791" calcext:value-type="float">
            <text:p>2.82791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4.356" calcext:value-type="float">
            <text:p>-4.356</text:p>
          </table:table-cell>
          <table:table-cell office:value-type="float" office:value="3.82496" calcext:value-type="float">
            <text:p>3.82496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4.338" calcext:value-type="float">
            <text:p>-4.338</text:p>
          </table:table-cell>
          <table:table-cell office:value-type="float" office:value="3.43864" calcext:value-type="float">
            <text:p>3.43864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4.32" calcext:value-type="float">
            <text:p>-4.32</text:p>
          </table:table-cell>
          <table:table-cell office:value-type="float" office:value="-7.32998" calcext:value-type="float">
            <text:p>-7.32998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4.302" calcext:value-type="float">
            <text:p>-4.302</text:p>
          </table:table-cell>
          <table:table-cell office:value-type="float" office:value="-8.22253" calcext:value-type="float">
            <text:p>-8.22253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4.284" calcext:value-type="float">
            <text:p>-4.284</text:p>
          </table:table-cell>
          <table:table-cell office:value-type="float" office:value="-8.70274" calcext:value-type="float">
            <text:p>-8.70274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4.266" calcext:value-type="float">
            <text:p>-4.266</text:p>
          </table:table-cell>
          <table:table-cell office:value-type="float" office:value="-8.51211" calcext:value-type="float">
            <text:p>-8.5121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4.248" calcext:value-type="float">
            <text:p>-4.248</text:p>
          </table:table-cell>
          <table:table-cell office:value-type="float" office:value="-8.77016" calcext:value-type="float">
            <text:p>-8.77016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4.23" calcext:value-type="float">
            <text:p>-4.23</text:p>
          </table:table-cell>
          <table:table-cell office:value-type="float" office:value="-8.63842" calcext:value-type="float">
            <text:p>-8.63842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4.212" calcext:value-type="float">
            <text:p>-4.212</text:p>
          </table:table-cell>
          <table:table-cell office:value-type="float" office:value="-8.73865" calcext:value-type="float">
            <text:p>-8.73865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4.194" calcext:value-type="float">
            <text:p>-4.194</text:p>
          </table:table-cell>
          <table:table-cell office:value-type="float" office:value="-8.67271" calcext:value-type="float">
            <text:p>-8.67271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4.176" calcext:value-type="float">
            <text:p>-4.176</text:p>
          </table:table-cell>
          <table:table-cell office:value-type="float" office:value="-8.0421" calcext:value-type="float">
            <text:p>-8.0421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4.158" calcext:value-type="float">
            <text:p>-4.158</text:p>
          </table:table-cell>
          <table:table-cell office:value-type="float" office:value="-7.76195" calcext:value-type="float">
            <text:p>-7.7619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4.14" calcext:value-type="float">
            <text:p>-4.14</text:p>
          </table:table-cell>
          <table:table-cell office:value-type="float" office:value="-8.14068" calcext:value-type="float">
            <text:p>-8.14068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4.122" calcext:value-type="float">
            <text:p>-4.122</text:p>
          </table:table-cell>
          <table:table-cell office:value-type="float" office:value="-8.12939" calcext:value-type="float">
            <text:p>-8.12939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4.104" calcext:value-type="float">
            <text:p>-4.104</text:p>
          </table:table-cell>
          <table:table-cell office:value-type="float" office:value="-8.25885" calcext:value-type="float">
            <text:p>-8.25885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4.086" calcext:value-type="float">
            <text:p>-4.086</text:p>
          </table:table-cell>
          <table:table-cell office:value-type="float" office:value="-8.28741" calcext:value-type="float">
            <text:p>-8.28741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4.068" calcext:value-type="float">
            <text:p>-4.068</text:p>
          </table:table-cell>
          <table:table-cell office:value-type="float" office:value="-8.35156" calcext:value-type="float">
            <text:p>-8.35156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4.05" calcext:value-type="float">
            <text:p>-4.05</text:p>
          </table:table-cell>
          <table:table-cell office:value-type="float" office:value="-8.35907" calcext:value-type="float">
            <text:p>-8.35907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4.032" calcext:value-type="float">
            <text:p>-4.032</text:p>
          </table:table-cell>
          <table:table-cell office:value-type="float" office:value="-8.43771" calcext:value-type="float">
            <text:p>-8.43771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4.014" calcext:value-type="float">
            <text:p>-4.014</text:p>
          </table:table-cell>
          <table:table-cell office:value-type="float" office:value="-8.4897" calcext:value-type="float">
            <text:p>-8.4897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.996" calcext:value-type="float">
            <text:p>-3.996</text:p>
          </table:table-cell>
          <table:table-cell office:value-type="float" office:value="-8.40523" calcext:value-type="float">
            <text:p>-8.40523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.978" calcext:value-type="float">
            <text:p>-3.978</text:p>
          </table:table-cell>
          <table:table-cell office:value-type="float" office:value="-8.35629" calcext:value-type="float">
            <text:p>-8.35629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.96" calcext:value-type="float">
            <text:p>-3.96</text:p>
          </table:table-cell>
          <table:table-cell office:value-type="float" office:value="-8.39606" calcext:value-type="float">
            <text:p>-8.39606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.942" calcext:value-type="float">
            <text:p>-3.942</text:p>
          </table:table-cell>
          <table:table-cell office:value-type="float" office:value="-8.38943" calcext:value-type="float">
            <text:p>-8.38943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.924" calcext:value-type="float">
            <text:p>-3.924</text:p>
          </table:table-cell>
          <table:table-cell office:value-type="float" office:value="-8.41889" calcext:value-type="float">
            <text:p>-8.41889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.906" calcext:value-type="float">
            <text:p>-3.906</text:p>
          </table:table-cell>
          <table:table-cell office:value-type="float" office:value="-8.4133" calcext:value-type="float">
            <text:p>-8.4133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3.888" calcext:value-type="float">
            <text:p>-3.888</text:p>
          </table:table-cell>
          <table:table-cell office:value-type="float" office:value="-8.37933" calcext:value-type="float">
            <text:p>-8.37933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3.87" calcext:value-type="float">
            <text:p>-3.87</text:p>
          </table:table-cell>
          <table:table-cell office:value-type="float" office:value="-8.41732" calcext:value-type="float">
            <text:p>-8.41732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3.852" calcext:value-type="float">
            <text:p>-3.852</text:p>
          </table:table-cell>
          <table:table-cell office:value-type="float" office:value="-8.42825" calcext:value-type="float">
            <text:p>-8.42825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.834" calcext:value-type="float">
            <text:p>-3.834</text:p>
          </table:table-cell>
          <table:table-cell office:value-type="float" office:value="-8.33426" calcext:value-type="float">
            <text:p>-8.33426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3.816" calcext:value-type="float">
            <text:p>-3.816</text:p>
          </table:table-cell>
          <table:table-cell office:value-type="float" office:value="-8.34864" calcext:value-type="float">
            <text:p>-8.34864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.798" calcext:value-type="float">
            <text:p>-3.798</text:p>
          </table:table-cell>
          <table:table-cell office:value-type="float" office:value="-8.36009" calcext:value-type="float">
            <text:p>-8.3600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.78" calcext:value-type="float">
            <text:p>-3.78</text:p>
          </table:table-cell>
          <table:table-cell office:value-type="float" office:value="-8.40261" calcext:value-type="float">
            <text:p>-8.40261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3.762" calcext:value-type="float">
            <text:p>-3.762</text:p>
          </table:table-cell>
          <table:table-cell office:value-type="float" office:value="-8.41122" calcext:value-type="float">
            <text:p>-8.41122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3.744" calcext:value-type="float">
            <text:p>-3.744</text:p>
          </table:table-cell>
          <table:table-cell office:value-type="float" office:value="-8.04343" calcext:value-type="float">
            <text:p>-8.04343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3.726" calcext:value-type="float">
            <text:p>-3.726</text:p>
          </table:table-cell>
          <table:table-cell office:value-type="float" office:value="-8.05608" calcext:value-type="float">
            <text:p>-8.05608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3.708" calcext:value-type="float">
            <text:p>-3.708</text:p>
          </table:table-cell>
          <table:table-cell office:value-type="float" office:value="-8.75191" calcext:value-type="float">
            <text:p>-8.75191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3.69" calcext:value-type="float">
            <text:p>-3.69</text:p>
          </table:table-cell>
          <table:table-cell office:value-type="float" office:value="-8.75192" calcext:value-type="float">
            <text:p>-8.75192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3.672" calcext:value-type="float">
            <text:p>-3.672</text:p>
          </table:table-cell>
          <table:table-cell office:value-type="float" office:value="-8.46738" calcext:value-type="float">
            <text:p>-8.46738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3.654" calcext:value-type="float">
            <text:p>-3.654</text:p>
          </table:table-cell>
          <table:table-cell office:value-type="float" office:value="-9.02594" calcext:value-type="float">
            <text:p>-9.02594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3.636" calcext:value-type="float">
            <text:p>-3.636</text:p>
          </table:table-cell>
          <table:table-cell office:value-type="float" office:value="-7.52368" calcext:value-type="float">
            <text:p>-7.52368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3.618" calcext:value-type="float">
            <text:p>-3.618</text:p>
          </table:table-cell>
          <table:table-cell office:value-type="float" office:value="-8.58959" calcext:value-type="float">
            <text:p>-8.58959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.6" calcext:value-type="float">
            <text:p>-3.6</text:p>
          </table:table-cell>
          <table:table-cell office:value-type="float" office:value="3.98442" calcext:value-type="float">
            <text:p>3.98442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.582" calcext:value-type="float">
            <text:p>-3.582</text:p>
          </table:table-cell>
          <table:table-cell office:value-type="float" office:value="2.43355" calcext:value-type="float">
            <text:p>2.43355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3.564" calcext:value-type="float">
            <text:p>-3.564</text:p>
          </table:table-cell>
          <table:table-cell office:value-type="float" office:value="2.78012" calcext:value-type="float">
            <text:p>2.78012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.546" calcext:value-type="float">
            <text:p>-3.546</text:p>
          </table:table-cell>
          <table:table-cell office:value-type="float" office:value="2.83374" calcext:value-type="float">
            <text:p>2.83374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3.528" calcext:value-type="float">
            <text:p>-3.528</text:p>
          </table:table-cell>
          <table:table-cell office:value-type="float" office:value="2.31552" calcext:value-type="float">
            <text:p>2.31552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3.51" calcext:value-type="float">
            <text:p>-3.51</text:p>
          </table:table-cell>
          <table:table-cell office:value-type="float" office:value="-8.86246" calcext:value-type="float">
            <text:p>-8.86246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3.492" calcext:value-type="float">
            <text:p>-3.492</text:p>
          </table:table-cell>
          <table:table-cell office:value-type="float" office:value="-8.40205" calcext:value-type="float">
            <text:p>-8.40205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3.474" calcext:value-type="float">
            <text:p>-3.474</text:p>
          </table:table-cell>
          <table:table-cell office:value-type="float" office:value="-8.41686" calcext:value-type="float">
            <text:p>-8.41686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3.456" calcext:value-type="float">
            <text:p>-3.456</text:p>
          </table:table-cell>
          <table:table-cell office:value-type="float" office:value="-8.436" calcext:value-type="float">
            <text:p>-8.436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.438" calcext:value-type="float">
            <text:p>-3.438</text:p>
          </table:table-cell>
          <table:table-cell office:value-type="float" office:value="-8.45174" calcext:value-type="float">
            <text:p>-8.45174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.42" calcext:value-type="float">
            <text:p>-3.42</text:p>
          </table:table-cell>
          <table:table-cell office:value-type="float" office:value="-8.4174" calcext:value-type="float">
            <text:p>-8.4174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.402" calcext:value-type="float">
            <text:p>-3.402</text:p>
          </table:table-cell>
          <table:table-cell office:value-type="float" office:value="-8.43547" calcext:value-type="float">
            <text:p>-8.43547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3.384" calcext:value-type="float">
            <text:p>-3.384</text:p>
          </table:table-cell>
          <table:table-cell office:value-type="float" office:value="-8.45668" calcext:value-type="float">
            <text:p>-8.45668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3.366" calcext:value-type="float">
            <text:p>-3.366</text:p>
          </table:table-cell>
          <table:table-cell office:value-type="float" office:value="-8.47347" calcext:value-type="float">
            <text:p>-8.47347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3.348" calcext:value-type="float">
            <text:p>-3.348</text:p>
          </table:table-cell>
          <table:table-cell office:value-type="float" office:value="-8.46944" calcext:value-type="float">
            <text:p>-8.46944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3.33" calcext:value-type="float">
            <text:p>-3.33</text:p>
          </table:table-cell>
          <table:table-cell office:value-type="float" office:value="-8.55977" calcext:value-type="float">
            <text:p>-8.55977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.312" calcext:value-type="float">
            <text:p>-3.312</text:p>
          </table:table-cell>
          <table:table-cell office:value-type="float" office:value="-8.56533" calcext:value-type="float">
            <text:p>-8.56533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.294" calcext:value-type="float">
            <text:p>-3.294</text:p>
          </table:table-cell>
          <table:table-cell office:value-type="float" office:value="-8.51788" calcext:value-type="float">
            <text:p>-8.51788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.276" calcext:value-type="float">
            <text:p>-3.276</text:p>
          </table:table-cell>
          <table:table-cell office:value-type="float" office:value="-8.51409" calcext:value-type="float">
            <text:p>-8.51409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.258" calcext:value-type="float">
            <text:p>-3.258</text:p>
          </table:table-cell>
          <table:table-cell office:value-type="float" office:value="-8.45999" calcext:value-type="float">
            <text:p>-8.45999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.24" calcext:value-type="float">
            <text:p>-3.24</text:p>
          </table:table-cell>
          <table:table-cell office:value-type="float" office:value="-8.44876" calcext:value-type="float">
            <text:p>-8.44876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.222" calcext:value-type="float">
            <text:p>-3.222</text:p>
          </table:table-cell>
          <table:table-cell office:value-type="float" office:value="-8.43337" calcext:value-type="float">
            <text:p>-8.43337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3.204" calcext:value-type="float">
            <text:p>-3.204</text:p>
          </table:table-cell>
          <table:table-cell office:value-type="float" office:value="-8.36523" calcext:value-type="float">
            <text:p>-8.36523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.186" calcext:value-type="float">
            <text:p>-3.186</text:p>
          </table:table-cell>
          <table:table-cell office:value-type="float" office:value="-8.33799" calcext:value-type="float">
            <text:p>-8.33799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.168" calcext:value-type="float">
            <text:p>-3.168</text:p>
          </table:table-cell>
          <table:table-cell office:value-type="float" office:value="-8.26065" calcext:value-type="float">
            <text:p>-8.26065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.15" calcext:value-type="float">
            <text:p>-3.15</text:p>
          </table:table-cell>
          <table:table-cell office:value-type="float" office:value="-8.22382" calcext:value-type="float">
            <text:p>-8.22382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.132" calcext:value-type="float">
            <text:p>-3.132</text:p>
          </table:table-cell>
          <table:table-cell office:value-type="float" office:value="-8.18395" calcext:value-type="float">
            <text:p>-8.18395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.114" calcext:value-type="float">
            <text:p>-3.114</text:p>
          </table:table-cell>
          <table:table-cell office:value-type="float" office:value="-8.13795" calcext:value-type="float">
            <text:p>-8.13795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.096" calcext:value-type="float">
            <text:p>-3.096</text:p>
          </table:table-cell>
          <table:table-cell office:value-type="float" office:value="-8.04259" calcext:value-type="float">
            <text:p>-8.04259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.078" calcext:value-type="float">
            <text:p>-3.078</text:p>
          </table:table-cell>
          <table:table-cell office:value-type="float" office:value="-7.98326" calcext:value-type="float">
            <text:p>-7.98326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.06" calcext:value-type="float">
            <text:p>-3.06</text:p>
          </table:table-cell>
          <table:table-cell office:value-type="float" office:value="-7.91736" calcext:value-type="float">
            <text:p>-7.91736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.042" calcext:value-type="float">
            <text:p>-3.042</text:p>
          </table:table-cell>
          <table:table-cell office:value-type="float" office:value="-7.8036" calcext:value-type="float">
            <text:p>-7.8036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.024" calcext:value-type="float">
            <text:p>-3.024</text:p>
          </table:table-cell>
          <table:table-cell office:value-type="float" office:value="-7.72786" calcext:value-type="float">
            <text:p>-7.72786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.006" calcext:value-type="float">
            <text:p>-3.006</text:p>
          </table:table-cell>
          <table:table-cell office:value-type="float" office:value="-7.64338" calcext:value-type="float">
            <text:p>-7.64338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.988" calcext:value-type="float">
            <text:p>-2.988</text:p>
          </table:table-cell>
          <table:table-cell office:value-type="float" office:value="-7.55184" calcext:value-type="float">
            <text:p>-7.55184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.97" calcext:value-type="float">
            <text:p>-2.97</text:p>
          </table:table-cell>
          <table:table-cell office:value-type="float" office:value="-7.41556" calcext:value-type="float">
            <text:p>-7.41556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.952" calcext:value-type="float">
            <text:p>-2.952</text:p>
          </table:table-cell>
          <table:table-cell office:value-type="float" office:value="-7.3102" calcext:value-type="float">
            <text:p>-7.3102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.934" calcext:value-type="float">
            <text:p>-2.934</text:p>
          </table:table-cell>
          <table:table-cell office:value-type="float" office:value="-8.8918" calcext:value-type="float">
            <text:p>-8.8918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.916" calcext:value-type="float">
            <text:p>-2.916</text:p>
          </table:table-cell>
          <table:table-cell office:value-type="float" office:value="-8.99312" calcext:value-type="float">
            <text:p>-8.99312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.898" calcext:value-type="float">
            <text:p>-2.898</text:p>
          </table:table-cell>
          <table:table-cell office:value-type="float" office:value="-9.00259" calcext:value-type="float">
            <text:p>-9.00259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.88" calcext:value-type="float">
            <text:p>-2.88</text:p>
          </table:table-cell>
          <table:table-cell office:value-type="float" office:value="-8.85286" calcext:value-type="float">
            <text:p>-8.85286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.862" calcext:value-type="float">
            <text:p>-2.862</text:p>
          </table:table-cell>
          <table:table-cell office:value-type="float" office:value="-8.6656" calcext:value-type="float">
            <text:p>-8.6656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.844" calcext:value-type="float">
            <text:p>-2.844</text:p>
          </table:table-cell>
          <table:table-cell office:value-type="float" office:value="-8.20897" calcext:value-type="float">
            <text:p>-8.20897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.826" calcext:value-type="float">
            <text:p>-2.826</text:p>
          </table:table-cell>
          <table:table-cell office:value-type="float" office:value="-7.67028" calcext:value-type="float">
            <text:p>-7.67028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.808" calcext:value-type="float">
            <text:p>-2.808</text:p>
          </table:table-cell>
          <table:table-cell office:value-type="float" office:value="-7.80304" calcext:value-type="float">
            <text:p>-7.80304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.79" calcext:value-type="float">
            <text:p>-2.79</text:p>
          </table:table-cell>
          <table:table-cell office:value-type="float" office:value="-7.34724" calcext:value-type="float">
            <text:p>-7.34724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.772" calcext:value-type="float">
            <text:p>-2.772</text:p>
          </table:table-cell>
          <table:table-cell office:value-type="float" office:value="-7.32429" calcext:value-type="float">
            <text:p>-7.32429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.754" calcext:value-type="float">
            <text:p>-2.754</text:p>
          </table:table-cell>
          <table:table-cell office:value-type="float" office:value="-7.86592" calcext:value-type="float">
            <text:p>-7.86592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.736" calcext:value-type="float">
            <text:p>-2.736</text:p>
          </table:table-cell>
          <table:table-cell office:value-type="float" office:value="-8.33847" calcext:value-type="float">
            <text:p>-8.33847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.718" calcext:value-type="float">
            <text:p>-2.718</text:p>
          </table:table-cell>
          <table:table-cell office:value-type="float" office:value="-8.16278" calcext:value-type="float">
            <text:p>-8.16278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.7" calcext:value-type="float">
            <text:p>-2.7</text:p>
          </table:table-cell>
          <table:table-cell office:value-type="float" office:value="-8.04922" calcext:value-type="float">
            <text:p>-8.04922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.682" calcext:value-type="float">
            <text:p>-2.682</text:p>
          </table:table-cell>
          <table:table-cell office:value-type="float" office:value="-7.78747" calcext:value-type="float">
            <text:p>-7.78747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.664" calcext:value-type="float">
            <text:p>-2.664</text:p>
          </table:table-cell>
          <table:table-cell office:value-type="float" office:value="-7.81943" calcext:value-type="float">
            <text:p>-7.81943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.646" calcext:value-type="float">
            <text:p>-2.646</text:p>
          </table:table-cell>
          <table:table-cell office:value-type="float" office:value="-7.6051" calcext:value-type="float">
            <text:p>-7.6051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.628" calcext:value-type="float">
            <text:p>-2.628</text:p>
          </table:table-cell>
          <table:table-cell office:value-type="float" office:value="-7.35676" calcext:value-type="float">
            <text:p>-7.35676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.61" calcext:value-type="float">
            <text:p>-2.61</text:p>
          </table:table-cell>
          <table:table-cell office:value-type="float" office:value="-7.36674" calcext:value-type="float">
            <text:p>-7.36674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.592" calcext:value-type="float">
            <text:p>-2.592</text:p>
          </table:table-cell>
          <table:table-cell office:value-type="float" office:value="-7.33783" calcext:value-type="float">
            <text:p>-7.33783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.574" calcext:value-type="float">
            <text:p>-2.574</text:p>
          </table:table-cell>
          <table:table-cell office:value-type="float" office:value="-7.32454" calcext:value-type="float">
            <text:p>-7.32454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.556" calcext:value-type="float">
            <text:p>-2.556</text:p>
          </table:table-cell>
          <table:table-cell office:value-type="float" office:value="-7.3057" calcext:value-type="float">
            <text:p>-7.3057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.538" calcext:value-type="float">
            <text:p>-2.538</text:p>
          </table:table-cell>
          <table:table-cell office:value-type="float" office:value="-7.3036" calcext:value-type="float">
            <text:p>-7.3036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.52" calcext:value-type="float">
            <text:p>-2.52</text:p>
          </table:table-cell>
          <table:table-cell office:value-type="float" office:value="-7.30928" calcext:value-type="float">
            <text:p>-7.30928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.502" calcext:value-type="float">
            <text:p>-2.502</text:p>
          </table:table-cell>
          <table:table-cell office:value-type="float" office:value="-7.31854" calcext:value-type="float">
            <text:p>-7.31854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.484" calcext:value-type="float">
            <text:p>-2.484</text:p>
          </table:table-cell>
          <table:table-cell office:value-type="float" office:value="2.30196" calcext:value-type="float">
            <text:p>2.30196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.466" calcext:value-type="float">
            <text:p>-2.466</text:p>
          </table:table-cell>
          <table:table-cell office:value-type="float" office:value="2.31038" calcext:value-type="float">
            <text:p>2.31038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.448" calcext:value-type="float">
            <text:p>-2.448</text:p>
          </table:table-cell>
          <table:table-cell office:value-type="float" office:value="2.30728" calcext:value-type="float">
            <text:p>2.30728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.43" calcext:value-type="float">
            <text:p>-2.43</text:p>
          </table:table-cell>
          <table:table-cell office:value-type="float" office:value="2.33126" calcext:value-type="float">
            <text:p>2.33126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.412" calcext:value-type="float">
            <text:p>-2.412</text:p>
          </table:table-cell>
          <table:table-cell office:value-type="float" office:value="2.3384" calcext:value-type="float">
            <text:p>2.3384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.394" calcext:value-type="float">
            <text:p>-2.394</text:p>
          </table:table-cell>
          <table:table-cell office:value-type="float" office:value="2.35317" calcext:value-type="float">
            <text:p>2.35317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.376" calcext:value-type="float">
            <text:p>-2.376</text:p>
          </table:table-cell>
          <table:table-cell office:value-type="float" office:value="2.38015" calcext:value-type="float">
            <text:p>2.38015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.358" calcext:value-type="float">
            <text:p>-2.358</text:p>
          </table:table-cell>
          <table:table-cell office:value-type="float" office:value="2.3714" calcext:value-type="float">
            <text:p>2.3714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.34" calcext:value-type="float">
            <text:p>-2.34</text:p>
          </table:table-cell>
          <table:table-cell office:value-type="float" office:value="2.85138" calcext:value-type="float">
            <text:p>2.85138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.322" calcext:value-type="float">
            <text:p>-2.322</text:p>
          </table:table-cell>
          <table:table-cell office:value-type="float" office:value="2.70507" calcext:value-type="float">
            <text:p>2.70507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.304" calcext:value-type="float">
            <text:p>-2.304</text:p>
          </table:table-cell>
          <table:table-cell office:value-type="float" office:value="2.98515" calcext:value-type="float">
            <text:p>2.98515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.286" calcext:value-type="float">
            <text:p>-2.286</text:p>
          </table:table-cell>
          <table:table-cell office:value-type="float" office:value="3.18711" calcext:value-type="float">
            <text:p>3.18711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.268" calcext:value-type="float">
            <text:p>-2.268</text:p>
          </table:table-cell>
          <table:table-cell office:value-type="float" office:value="3.39094" calcext:value-type="float">
            <text:p>3.39094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.25" calcext:value-type="float">
            <text:p>-2.25</text:p>
          </table:table-cell>
          <table:table-cell office:value-type="float" office:value="2.83078" calcext:value-type="float">
            <text:p>2.83078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.232" calcext:value-type="float">
            <text:p>-2.232</text:p>
          </table:table-cell>
          <table:table-cell office:value-type="float" office:value="2.76912" calcext:value-type="float">
            <text:p>2.76912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.214" calcext:value-type="float">
            <text:p>-2.214</text:p>
          </table:table-cell>
          <table:table-cell office:value-type="float" office:value="2.33005" calcext:value-type="float">
            <text:p>2.33005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.196" calcext:value-type="float">
            <text:p>-2.196</text:p>
          </table:table-cell>
          <table:table-cell office:value-type="float" office:value="2.77287" calcext:value-type="float">
            <text:p>2.77287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.178" calcext:value-type="float">
            <text:p>-2.178</text:p>
          </table:table-cell>
          <table:table-cell office:value-type="float" office:value="2.68512" calcext:value-type="float">
            <text:p>2.68512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.16" calcext:value-type="float">
            <text:p>-2.16</text:p>
          </table:table-cell>
          <table:table-cell office:value-type="float" office:value="3.09557" calcext:value-type="float">
            <text:p>3.09557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.142" calcext:value-type="float">
            <text:p>-2.142</text:p>
          </table:table-cell>
          <table:table-cell office:value-type="float" office:value="3.58176" calcext:value-type="float">
            <text:p>3.58176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.124" calcext:value-type="float">
            <text:p>-2.124</text:p>
          </table:table-cell>
          <table:table-cell office:value-type="float" office:value="3.82548" calcext:value-type="float">
            <text:p>3.82548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.106" calcext:value-type="float">
            <text:p>-2.106</text:p>
          </table:table-cell>
          <table:table-cell office:value-type="float" office:value="3.97483" calcext:value-type="float">
            <text:p>3.97483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.088" calcext:value-type="float">
            <text:p>-2.088</text:p>
          </table:table-cell>
          <table:table-cell office:value-type="float" office:value="4.00482" calcext:value-type="float">
            <text:p>4.00482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.07" calcext:value-type="float">
            <text:p>-2.07</text:p>
          </table:table-cell>
          <table:table-cell office:value-type="float" office:value="3.92954" calcext:value-type="float">
            <text:p>3.92954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.052" calcext:value-type="float">
            <text:p>-2.052</text:p>
          </table:table-cell>
          <table:table-cell office:value-type="float" office:value="2.27815" calcext:value-type="float">
            <text:p>2.27815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.034" calcext:value-type="float">
            <text:p>-2.034</text:p>
          </table:table-cell>
          <table:table-cell office:value-type="float" office:value="2.38333" calcext:value-type="float">
            <text:p>2.38333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2.016" calcext:value-type="float">
            <text:p>-2.016</text:p>
          </table:table-cell>
          <table:table-cell office:value-type="float" office:value="2.5222" calcext:value-type="float">
            <text:p>2.5222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.998" calcext:value-type="float">
            <text:p>-1.998</text:p>
          </table:table-cell>
          <table:table-cell office:value-type="float" office:value="2.61538" calcext:value-type="float">
            <text:p>2.61538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.98" calcext:value-type="float">
            <text:p>-1.98</text:p>
          </table:table-cell>
          <table:table-cell office:value-type="float" office:value="2.70081" calcext:value-type="float">
            <text:p>2.70081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.962" calcext:value-type="float">
            <text:p>-1.962</text:p>
          </table:table-cell>
          <table:table-cell office:value-type="float" office:value="2.81993" calcext:value-type="float">
            <text:p>2.81993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.944" calcext:value-type="float">
            <text:p>-1.944</text:p>
          </table:table-cell>
          <table:table-cell office:value-type="float" office:value="2.89301" calcext:value-type="float">
            <text:p>2.89301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.926" calcext:value-type="float">
            <text:p>-1.926</text:p>
          </table:table-cell>
          <table:table-cell office:value-type="float" office:value="2.95987" calcext:value-type="float">
            <text:p>2.95987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.908" calcext:value-type="float">
            <text:p>-1.908</text:p>
          </table:table-cell>
          <table:table-cell office:value-type="float" office:value="3.02035" calcext:value-type="float">
            <text:p>3.02035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.89" calcext:value-type="float">
            <text:p>-1.89</text:p>
          </table:table-cell>
          <table:table-cell office:value-type="float" office:value="3.11703" calcext:value-type="float">
            <text:p>3.11703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.872" calcext:value-type="float">
            <text:p>-1.872</text:p>
          </table:table-cell>
          <table:table-cell office:value-type="float" office:value="3.16461" calcext:value-type="float">
            <text:p>3.16461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.854" calcext:value-type="float">
            <text:p>-1.854</text:p>
          </table:table-cell>
          <table:table-cell office:value-type="float" office:value="3.20581" calcext:value-type="float">
            <text:p>3.20581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.836" calcext:value-type="float">
            <text:p>-1.836</text:p>
          </table:table-cell>
          <table:table-cell office:value-type="float" office:value="3.28737" calcext:value-type="float">
            <text:p>3.28737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.818" calcext:value-type="float">
            <text:p>-1.818</text:p>
          </table:table-cell>
          <table:table-cell office:value-type="float" office:value="3.32125" calcext:value-type="float">
            <text:p>3.3212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.8" calcext:value-type="float">
            <text:p>-1.8</text:p>
          </table:table-cell>
          <table:table-cell office:value-type="float" office:value="3.34958" calcext:value-type="float">
            <text:p>3.34958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.782" calcext:value-type="float">
            <text:p>-1.782</text:p>
          </table:table-cell>
          <table:table-cell office:value-type="float" office:value="3.41785" calcext:value-type="float">
            <text:p>3.41785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.764" calcext:value-type="float">
            <text:p>-1.764</text:p>
          </table:table-cell>
          <table:table-cell office:value-type="float" office:value="3.43522" calcext:value-type="float">
            <text:p>3.43522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.746" calcext:value-type="float">
            <text:p>-1.746</text:p>
          </table:table-cell>
          <table:table-cell office:value-type="float" office:value="3.44761" calcext:value-type="float">
            <text:p>3.44761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.728" calcext:value-type="float">
            <text:p>-1.728</text:p>
          </table:table-cell>
          <table:table-cell office:value-type="float" office:value="3.50232" calcext:value-type="float">
            <text:p>3.50232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.71" calcext:value-type="float">
            <text:p>-1.71</text:p>
          </table:table-cell>
          <table:table-cell office:value-type="float" office:value="3.50699" calcext:value-type="float">
            <text:p>3.50699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.692" calcext:value-type="float">
            <text:p>-1.692</text:p>
          </table:table-cell>
          <table:table-cell office:value-type="float" office:value="3.55429" calcext:value-type="float">
            <text:p>3.55429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.674" calcext:value-type="float">
            <text:p>-1.674</text:p>
          </table:table-cell>
          <table:table-cell office:value-type="float" office:value="3.55059" calcext:value-type="float">
            <text:p>3.55059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.656" calcext:value-type="float">
            <text:p>-1.656</text:p>
          </table:table-cell>
          <table:table-cell office:value-type="float" office:value="3.45913" calcext:value-type="float">
            <text:p>3.45913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.638" calcext:value-type="float">
            <text:p>-1.638</text:p>
          </table:table-cell>
          <table:table-cell office:value-type="float" office:value="3.46189" calcext:value-type="float">
            <text:p>3.46189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.62" calcext:value-type="float">
            <text:p>-1.62</text:p>
          </table:table-cell>
          <table:table-cell office:value-type="float" office:value="3.45376" calcext:value-type="float">
            <text:p>3.45376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.602" calcext:value-type="float">
            <text:p>-1.602</text:p>
          </table:table-cell>
          <table:table-cell office:value-type="float" office:value="3.42735" calcext:value-type="float">
            <text:p>3.42735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.584" calcext:value-type="float">
            <text:p>-1.584</text:p>
          </table:table-cell>
          <table:table-cell office:value-type="float" office:value="3.4618" calcext:value-type="float">
            <text:p>3.4618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.566" calcext:value-type="float">
            <text:p>-1.566</text:p>
          </table:table-cell>
          <table:table-cell office:value-type="float" office:value="3.44353" calcext:value-type="float">
            <text:p>3.44353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.548" calcext:value-type="float">
            <text:p>-1.548</text:p>
          </table:table-cell>
          <table:table-cell office:value-type="float" office:value="3.42839" calcext:value-type="float">
            <text:p>3.42839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.53" calcext:value-type="float">
            <text:p>-1.53</text:p>
          </table:table-cell>
          <table:table-cell office:value-type="float" office:value="3.40944" calcext:value-type="float">
            <text:p>3.40944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.512" calcext:value-type="float">
            <text:p>-1.512</text:p>
          </table:table-cell>
          <table:table-cell office:value-type="float" office:value="3.38698" calcext:value-type="float">
            <text:p>3.38698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.494" calcext:value-type="float">
            <text:p>-1.494</text:p>
          </table:table-cell>
          <table:table-cell office:value-type="float" office:value="3.07505" calcext:value-type="float">
            <text:p>3.07505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.476" calcext:value-type="float">
            <text:p>-1.476</text:p>
          </table:table-cell>
          <table:table-cell office:value-type="float" office:value="2.31017" calcext:value-type="float">
            <text:p>2.31017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.458" calcext:value-type="float">
            <text:p>-1.458</text:p>
          </table:table-cell>
          <table:table-cell office:value-type="float" office:value="-8.55275" calcext:value-type="float">
            <text:p>-8.55275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.44" calcext:value-type="float">
            <text:p>-1.44</text:p>
          </table:table-cell>
          <table:table-cell office:value-type="float" office:value="-7.51196" calcext:value-type="float">
            <text:p>-7.51196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.422" calcext:value-type="float">
            <text:p>-1.422</text:p>
          </table:table-cell>
          <table:table-cell office:value-type="float" office:value="-8.5812" calcext:value-type="float">
            <text:p>-8.5812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.404" calcext:value-type="float">
            <text:p>-1.404</text:p>
          </table:table-cell>
          <table:table-cell office:value-type="float" office:value="-1.51343" calcext:value-type="float">
            <text:p>-1.51343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.386" calcext:value-type="float">
            <text:p>-1.386</text:p>
          </table:table-cell>
          <table:table-cell office:value-type="float" office:value="-1.55378" calcext:value-type="float">
            <text:p>-1.55378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.368" calcext:value-type="float">
            <text:p>-1.368</text:p>
          </table:table-cell>
          <table:table-cell office:value-type="float" office:value="-2.6384" calcext:value-type="float">
            <text:p>-2.6384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.35" calcext:value-type="float">
            <text:p>-1.35</text:p>
          </table:table-cell>
          <table:table-cell office:value-type="float" office:value="-2.58158" calcext:value-type="float">
            <text:p>-2.58158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.332" calcext:value-type="float">
            <text:p>-1.332</text:p>
          </table:table-cell>
          <table:table-cell office:value-type="float" office:value="-7.26933" calcext:value-type="float">
            <text:p>-7.26933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.314" calcext:value-type="float">
            <text:p>-1.314</text:p>
          </table:table-cell>
          <table:table-cell office:value-type="float" office:value="-7.26662" calcext:value-type="float">
            <text:p>-7.26662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.296" calcext:value-type="float">
            <text:p>-1.296</text:p>
          </table:table-cell>
          <table:table-cell office:value-type="float" office:value="-7.29885" calcext:value-type="float">
            <text:p>-7.29885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.278" calcext:value-type="float">
            <text:p>-1.278</text:p>
          </table:table-cell>
          <table:table-cell office:value-type="float" office:value="-7.28963" calcext:value-type="float">
            <text:p>-7.28963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.26" calcext:value-type="float">
            <text:p>-1.26</text:p>
          </table:table-cell>
          <table:table-cell office:value-type="float" office:value="-7.9841" calcext:value-type="float">
            <text:p>-7.9841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.242" calcext:value-type="float">
            <text:p>-1.242</text:p>
          </table:table-cell>
          <table:table-cell office:value-type="float" office:value="-7.98842" calcext:value-type="float">
            <text:p>-7.98842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.224" calcext:value-type="float">
            <text:p>-1.224</text:p>
          </table:table-cell>
          <table:table-cell office:value-type="float" office:value="-8.00292" calcext:value-type="float">
            <text:p>-8.00292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.206" calcext:value-type="float">
            <text:p>-1.206</text:p>
          </table:table-cell>
          <table:table-cell office:value-type="float" office:value="-9.01085" calcext:value-type="float">
            <text:p>-9.01085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.188" calcext:value-type="float">
            <text:p>-1.188</text:p>
          </table:table-cell>
          <table:table-cell office:value-type="float" office:value="-9.16667" calcext:value-type="float">
            <text:p>-9.16667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.17" calcext:value-type="float">
            <text:p>-1.17</text:p>
          </table:table-cell>
          <table:table-cell office:value-type="float" office:value="-9.1399" calcext:value-type="float">
            <text:p>-9.1399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9.10316" calcext:value-type="float">
            <text:p>-9.10316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.134" calcext:value-type="float">
            <text:p>-1.134</text:p>
          </table:table-cell>
          <table:table-cell office:value-type="float" office:value="-9.42316" calcext:value-type="float">
            <text:p>-9.42316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.116" calcext:value-type="float">
            <text:p>-1.116</text:p>
          </table:table-cell>
          <table:table-cell office:value-type="float" office:value="-9.42687" calcext:value-type="float">
            <text:p>-9.42687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.098" calcext:value-type="float">
            <text:p>-1.098</text:p>
          </table:table-cell>
          <table:table-cell office:value-type="float" office:value="-9.46133" calcext:value-type="float">
            <text:p>-9.46133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.08" calcext:value-type="float">
            <text:p>-1.08</text:p>
          </table:table-cell>
          <table:table-cell office:value-type="float" office:value="-9.44307" calcext:value-type="float">
            <text:p>-9.44307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.062" calcext:value-type="float">
            <text:p>-1.062</text:p>
          </table:table-cell>
          <table:table-cell office:value-type="float" office:value="-9.4045" calcext:value-type="float">
            <text:p>-9.4045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.044" calcext:value-type="float">
            <text:p>-1.044</text:p>
          </table:table-cell>
          <table:table-cell office:value-type="float" office:value="-9.43728" calcext:value-type="float">
            <text:p>-9.43728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.026" calcext:value-type="float">
            <text:p>-1.026</text:p>
          </table:table-cell>
          <table:table-cell office:value-type="float" office:value="-9.4188" calcext:value-type="float">
            <text:p>-9.4188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.008" calcext:value-type="float">
            <text:p>-1.008</text:p>
          </table:table-cell>
          <table:table-cell office:value-type="float" office:value="-9.44623" calcext:value-type="float">
            <text:p>-9.44623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99" calcext:value-type="float">
            <text:p>-0.99</text:p>
          </table:table-cell>
          <table:table-cell office:value-type="float" office:value="-9.33454" calcext:value-type="float">
            <text:p>-9.33454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972" calcext:value-type="float">
            <text:p>-0.972</text:p>
          </table:table-cell>
          <table:table-cell office:value-type="float" office:value="-9.26378" calcext:value-type="float">
            <text:p>-9.26378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954" calcext:value-type="float">
            <text:p>-0.954</text:p>
          </table:table-cell>
          <table:table-cell office:value-type="float" office:value="-9.27489" calcext:value-type="float">
            <text:p>-9.27489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936" calcext:value-type="float">
            <text:p>-0.936</text:p>
          </table:table-cell>
          <table:table-cell office:value-type="float" office:value="-8.82897" calcext:value-type="float">
            <text:p>-8.82897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918" calcext:value-type="float">
            <text:p>-0.918</text:p>
          </table:table-cell>
          <table:table-cell office:value-type="float" office:value="-8.86426" calcext:value-type="float">
            <text:p>-8.86426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900001" calcext:value-type="float">
            <text:p>-0.900001</text:p>
          </table:table-cell>
          <table:table-cell office:value-type="float" office:value="-8.58313" calcext:value-type="float">
            <text:p>-8.58313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882" calcext:value-type="float">
            <text:p>-0.882</text:p>
          </table:table-cell>
          <table:table-cell office:value-type="float" office:value="-8.28272" calcext:value-type="float">
            <text:p>-8.28272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864" calcext:value-type="float">
            <text:p>-0.864</text:p>
          </table:table-cell>
          <table:table-cell office:value-type="float" office:value="-8.27289" calcext:value-type="float">
            <text:p>-8.27289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846" calcext:value-type="float">
            <text:p>-0.846</text:p>
          </table:table-cell>
          <table:table-cell office:value-type="float" office:value="-7.91845" calcext:value-type="float">
            <text:p>-7.91845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828" calcext:value-type="float">
            <text:p>-0.828</text:p>
          </table:table-cell>
          <table:table-cell office:value-type="float" office:value="-7.55052" calcext:value-type="float">
            <text:p>-7.55052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809999" calcext:value-type="float">
            <text:p>-0.809999</text:p>
          </table:table-cell>
          <table:table-cell office:value-type="float" office:value="-7.29394" calcext:value-type="float">
            <text:p>-7.29394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792" calcext:value-type="float">
            <text:p>-0.792</text:p>
          </table:table-cell>
          <table:table-cell office:value-type="float" office:value="-7.27755" calcext:value-type="float">
            <text:p>-7.27755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774" calcext:value-type="float">
            <text:p>-0.774</text:p>
          </table:table-cell>
          <table:table-cell office:value-type="float" office:value="-7.23669" calcext:value-type="float">
            <text:p>-7.23669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756" calcext:value-type="float">
            <text:p>-0.756</text:p>
          </table:table-cell>
          <table:table-cell office:value-type="float" office:value="-2.78609" calcext:value-type="float">
            <text:p>-2.78609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738" calcext:value-type="float">
            <text:p>-0.738</text:p>
          </table:table-cell>
          <table:table-cell office:value-type="float" office:value="-2.79322" calcext:value-type="float">
            <text:p>-2.79322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72" calcext:value-type="float">
            <text:p>-0.72</text:p>
          </table:table-cell>
          <table:table-cell office:value-type="float" office:value="-2.61796" calcext:value-type="float">
            <text:p>-2.61796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702" calcext:value-type="float">
            <text:p>-0.702</text:p>
          </table:table-cell>
          <table:table-cell office:value-type="float" office:value="-2.47754" calcext:value-type="float">
            <text:p>-2.47754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684" calcext:value-type="float">
            <text:p>-0.684</text:p>
          </table:table-cell>
          <table:table-cell office:value-type="float" office:value="-1.83673" calcext:value-type="float">
            <text:p>-1.83673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666" calcext:value-type="float">
            <text:p>-0.666</text:p>
          </table:table-cell>
          <table:table-cell office:value-type="float" office:value="-1.4686" calcext:value-type="float">
            <text:p>-1.4686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648001" calcext:value-type="float">
            <text:p>-0.648001</text:p>
          </table:table-cell>
          <table:table-cell office:value-type="float" office:value="-8.69022" calcext:value-type="float">
            <text:p>-8.69022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63" calcext:value-type="float">
            <text:p>-0.63</text:p>
          </table:table-cell>
          <table:table-cell office:value-type="float" office:value="-8.67127" calcext:value-type="float">
            <text:p>-8.67127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612" calcext:value-type="float">
            <text:p>-0.612</text:p>
          </table:table-cell>
          <table:table-cell office:value-type="float" office:value="-2.32159" calcext:value-type="float">
            <text:p>-2.32159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0.594" calcext:value-type="float">
            <text:p>-0.594</text:p>
          </table:table-cell>
          <table:table-cell office:value-type="float" office:value="-2.78132" calcext:value-type="float">
            <text:p>-2.78132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81232" calcext:value-type="float">
            <text:p>-2.81232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558" calcext:value-type="float">
            <text:p>-0.558</text:p>
          </table:table-cell>
          <table:table-cell office:value-type="float" office:value="-2.75757" calcext:value-type="float">
            <text:p>-2.75757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54" calcext:value-type="float">
            <text:p>-0.54</text:p>
          </table:table-cell>
          <table:table-cell office:value-type="float" office:value="-2.78378" calcext:value-type="float">
            <text:p>-2.78378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522" calcext:value-type="float">
            <text:p>-0.522</text:p>
          </table:table-cell>
          <table:table-cell office:value-type="float" office:value="-2.75524" calcext:value-type="float">
            <text:p>-2.75524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504" calcext:value-type="float">
            <text:p>-0.504</text:p>
          </table:table-cell>
          <table:table-cell office:value-type="float" office:value="-2.63751" calcext:value-type="float">
            <text:p>-2.63751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486" calcext:value-type="float">
            <text:p>-0.486</text:p>
          </table:table-cell>
          <table:table-cell office:value-type="float" office:value="-2.70175" calcext:value-type="float">
            <text:p>-2.70175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467999" calcext:value-type="float">
            <text:p>-0.467999</text:p>
          </table:table-cell>
          <table:table-cell office:value-type="float" office:value="-2.49729" calcext:value-type="float">
            <text:p>-2.49729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45" calcext:value-type="float">
            <text:p>-0.45</text:p>
          </table:table-cell>
          <table:table-cell office:value-type="float" office:value="-2.30584" calcext:value-type="float">
            <text:p>-2.30584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432" calcext:value-type="float">
            <text:p>-0.432</text:p>
          </table:table-cell>
          <table:table-cell office:value-type="float" office:value="-1.86735" calcext:value-type="float">
            <text:p>-1.86735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414" calcext:value-type="float">
            <text:p>-0.414</text:p>
          </table:table-cell>
          <table:table-cell office:value-type="float" office:value="-1.66476" calcext:value-type="float">
            <text:p>-1.66476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396" calcext:value-type="float">
            <text:p>-0.396</text:p>
          </table:table-cell>
          <table:table-cell office:value-type="float" office:value="-1.36193" calcext:value-type="float">
            <text:p>-1.36193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378" calcext:value-type="float">
            <text:p>-0.378</text:p>
          </table:table-cell>
          <table:table-cell office:value-type="float" office:value="-2.73562" calcext:value-type="float">
            <text:p>-2.73562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360001" calcext:value-type="float">
            <text:p>-0.360001</text:p>
          </table:table-cell>
          <table:table-cell office:value-type="float" office:value="-8.52113" calcext:value-type="float">
            <text:p>-8.52113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342" calcext:value-type="float">
            <text:p>-0.342</text:p>
          </table:table-cell>
          <table:table-cell office:value-type="float" office:value="-7.61186" calcext:value-type="float">
            <text:p>-7.61186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324" calcext:value-type="float">
            <text:p>-0.324</text:p>
          </table:table-cell>
          <table:table-cell office:value-type="float" office:value="-7.68155" calcext:value-type="float">
            <text:p>-7.68155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306" calcext:value-type="float">
            <text:p>-0.306</text:p>
          </table:table-cell>
          <table:table-cell office:value-type="float" office:value="-8.9319" calcext:value-type="float">
            <text:p>-8.9319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288" calcext:value-type="float">
            <text:p>-0.288</text:p>
          </table:table-cell>
          <table:table-cell office:value-type="float" office:value="-8.80529" calcext:value-type="float">
            <text:p>-8.80529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27" calcext:value-type="float">
            <text:p>-0.27</text:p>
          </table:table-cell>
          <table:table-cell office:value-type="float" office:value="-7.77932" calcext:value-type="float">
            <text:p>-7.77932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252" calcext:value-type="float">
            <text:p>-0.252</text:p>
          </table:table-cell>
          <table:table-cell office:value-type="float" office:value="-7.74472" calcext:value-type="float">
            <text:p>-7.74472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234" calcext:value-type="float">
            <text:p>-0.234</text:p>
          </table:table-cell>
          <table:table-cell office:value-type="float" office:value="-8.69345" calcext:value-type="float">
            <text:p>-8.69345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216" calcext:value-type="float">
            <text:p>-0.216</text:p>
          </table:table-cell>
          <table:table-cell office:value-type="float" office:value="-7.90666" calcext:value-type="float">
            <text:p>-7.90666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198" calcext:value-type="float">
            <text:p>-0.198</text:p>
          </table:table-cell>
          <table:table-cell office:value-type="float" office:value="-7.66296" calcext:value-type="float">
            <text:p>-7.66296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18" calcext:value-type="float">
            <text:p>-0.18</text:p>
          </table:table-cell>
          <table:table-cell office:value-type="float" office:value="-7.99321" calcext:value-type="float">
            <text:p>-7.99321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162" calcext:value-type="float">
            <text:p>-0.162</text:p>
          </table:table-cell>
          <table:table-cell office:value-type="float" office:value="-7.92474" calcext:value-type="float">
            <text:p>-7.92474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144" calcext:value-type="float">
            <text:p>-0.144</text:p>
          </table:table-cell>
          <table:table-cell office:value-type="float" office:value="-7.73092" calcext:value-type="float">
            <text:p>-7.73092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126" calcext:value-type="float">
            <text:p>-0.126</text:p>
          </table:table-cell>
          <table:table-cell office:value-type="float" office:value="-7.74066" calcext:value-type="float">
            <text:p>-7.74066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108" calcext:value-type="float">
            <text:p>-0.108</text:p>
          </table:table-cell>
          <table:table-cell office:value-type="float" office:value="-8.1981" calcext:value-type="float">
            <text:p>-8.1981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0900002" calcext:value-type="float">
            <text:p>-0.0900002</text:p>
          </table:table-cell>
          <table:table-cell office:value-type="float" office:value="-8.1324" calcext:value-type="float">
            <text:p>-8.1324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0720005" calcext:value-type="float">
            <text:p>-0.0720005</text:p>
          </table:table-cell>
          <table:table-cell office:value-type="float" office:value="-7.97398" calcext:value-type="float">
            <text:p>-7.97398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0539999" calcext:value-type="float">
            <text:p>-0.0539999</text:p>
          </table:table-cell>
          <table:table-cell office:value-type="float" office:value="-7.9754" calcext:value-type="float">
            <text:p>-7.9754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0360003" calcext:value-type="float">
            <text:p>-0.0360003</text:p>
          </table:table-cell>
          <table:table-cell office:value-type="float" office:value="-8.19053" calcext:value-type="float">
            <text:p>-8.19053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0179996" calcext:value-type="float">
            <text:p>-0.0179996</text:p>
          </table:table-cell>
          <table:table-cell office:value-type="float" office:value="-8.25668" calcext:value-type="float">
            <text:p>-8.2566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79996" calcext:value-type="float">
            <text:p>0.0179996</text:p>
          </table:table-cell>
          <table:table-cell office:value-type="float" office:value="7.01936" calcext:value-type="float">
            <text:p>7.01936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359993" calcext:value-type="float">
            <text:p>0.0359993</text:p>
          </table:table-cell>
          <table:table-cell office:value-type="float" office:value="7.04242" calcext:value-type="float">
            <text:p>7.04242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540009" calcext:value-type="float">
            <text:p>0.0540009</text:p>
          </table:table-cell>
          <table:table-cell office:value-type="float" office:value="7.04909" calcext:value-type="float">
            <text:p>7.04909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720005" calcext:value-type="float">
            <text:p>0.0720005</text:p>
          </table:table-cell>
          <table:table-cell office:value-type="float" office:value="7.07363" calcext:value-type="float">
            <text:p>7.07363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900002" calcext:value-type="float">
            <text:p>0.0900002</text:p>
          </table:table-cell>
          <table:table-cell office:value-type="float" office:value="7.04722" calcext:value-type="float">
            <text:p>7.04722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08" calcext:value-type="float">
            <text:p>0.108</text:p>
          </table:table-cell>
          <table:table-cell office:value-type="float" office:value="7.04653" calcext:value-type="float">
            <text:p>7.04653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26" calcext:value-type="float">
            <text:p>0.126</text:p>
          </table:table-cell>
          <table:table-cell office:value-type="float" office:value="7.0408" calcext:value-type="float">
            <text:p>7.0408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44" calcext:value-type="float">
            <text:p>0.144</text:p>
          </table:table-cell>
          <table:table-cell office:value-type="float" office:value="7.05549" calcext:value-type="float">
            <text:p>7.05549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62" calcext:value-type="float">
            <text:p>0.162</text:p>
          </table:table-cell>
          <table:table-cell office:value-type="float" office:value="7.02823" calcext:value-type="float">
            <text:p>7.02823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8" calcext:value-type="float">
            <text:p>0.18</text:p>
          </table:table-cell>
          <table:table-cell office:value-type="float" office:value="7.06532" calcext:value-type="float">
            <text:p>7.06532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98" calcext:value-type="float">
            <text:p>0.198</text:p>
          </table:table-cell>
          <table:table-cell office:value-type="float" office:value="7.11228" calcext:value-type="float">
            <text:p>7.11228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16001" calcext:value-type="float">
            <text:p>0.216001</text:p>
          </table:table-cell>
          <table:table-cell office:value-type="float" office:value="7.09475" calcext:value-type="float">
            <text:p>7.09475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234" calcext:value-type="float">
            <text:p>0.234</text:p>
          </table:table-cell>
          <table:table-cell office:value-type="float" office:value="7.10791" calcext:value-type="float">
            <text:p>7.1079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252" calcext:value-type="float">
            <text:p>0.252</text:p>
          </table:table-cell>
          <table:table-cell office:value-type="float" office:value="7.07506" calcext:value-type="float">
            <text:p>7.07506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27" calcext:value-type="float">
            <text:p>0.27</text:p>
          </table:table-cell>
          <table:table-cell office:value-type="float" office:value="7.04466" calcext:value-type="float">
            <text:p>7.04466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287999" calcext:value-type="float">
            <text:p>0.287999</text:p>
          </table:table-cell>
          <table:table-cell office:value-type="float" office:value="7.04159" calcext:value-type="float">
            <text:p>7.04159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06001" calcext:value-type="float">
            <text:p>0.306001</text:p>
          </table:table-cell>
          <table:table-cell office:value-type="float" office:value="7.055" calcext:value-type="float">
            <text:p>7.055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24" calcext:value-type="float">
            <text:p>0.324</text:p>
          </table:table-cell>
          <table:table-cell office:value-type="float" office:value="7.03938" calcext:value-type="float">
            <text:p>7.03938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42" calcext:value-type="float">
            <text:p>0.342</text:p>
          </table:table-cell>
          <table:table-cell office:value-type="float" office:value="7.10825" calcext:value-type="float">
            <text:p>7.10825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6" calcext:value-type="float">
            <text:p>0.36</text:p>
          </table:table-cell>
          <table:table-cell office:value-type="float" office:value="7.10602" calcext:value-type="float">
            <text:p>7.10602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78" calcext:value-type="float">
            <text:p>0.378</text:p>
          </table:table-cell>
          <table:table-cell office:value-type="float" office:value="7.5695" calcext:value-type="float">
            <text:p>7.5695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96" calcext:value-type="float">
            <text:p>0.396</text:p>
          </table:table-cell>
          <table:table-cell office:value-type="float" office:value="7.74076" calcext:value-type="float">
            <text:p>7.74076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414" calcext:value-type="float">
            <text:p>0.414</text:p>
          </table:table-cell>
          <table:table-cell office:value-type="float" office:value="7.65897" calcext:value-type="float">
            <text:p>7.65897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432" calcext:value-type="float">
            <text:p>0.432</text:p>
          </table:table-cell>
          <table:table-cell office:value-type="float" office:value="7.68177" calcext:value-type="float">
            <text:p>7.68177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45" calcext:value-type="float">
            <text:p>0.45</text:p>
          </table:table-cell>
          <table:table-cell office:value-type="float" office:value="7.16392" calcext:value-type="float">
            <text:p>7.16392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468" calcext:value-type="float">
            <text:p>0.468</text:p>
          </table:table-cell>
          <table:table-cell office:value-type="float" office:value="7.59069" calcext:value-type="float">
            <text:p>7.59069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486" calcext:value-type="float">
            <text:p>0.486</text:p>
          </table:table-cell>
          <table:table-cell office:value-type="float" office:value="7.69952" calcext:value-type="float">
            <text:p>7.69952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504" calcext:value-type="float">
            <text:p>0.504</text:p>
          </table:table-cell>
          <table:table-cell office:value-type="float" office:value="8.09748" calcext:value-type="float">
            <text:p>8.09748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521999" calcext:value-type="float">
            <text:p>0.521999</text:p>
          </table:table-cell>
          <table:table-cell office:value-type="float" office:value="8.82716" calcext:value-type="float">
            <text:p>8.82716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539999" calcext:value-type="float">
            <text:p>0.539999</text:p>
          </table:table-cell>
          <table:table-cell office:value-type="float" office:value="7.96995" calcext:value-type="float">
            <text:p>7.96995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558001" calcext:value-type="float">
            <text:p>0.558001</text:p>
          </table:table-cell>
          <table:table-cell office:value-type="float" office:value="7.44457" calcext:value-type="float">
            <text:p>7.44457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76" calcext:value-type="float">
            <text:p>0.576</text:p>
          </table:table-cell>
          <table:table-cell office:value-type="float" office:value="7.94422" calcext:value-type="float">
            <text:p>7.94422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594" calcext:value-type="float">
            <text:p>0.594</text:p>
          </table:table-cell>
          <table:table-cell office:value-type="float" office:value="8.0381" calcext:value-type="float">
            <text:p>8.0381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12" calcext:value-type="float">
            <text:p>0.612</text:p>
          </table:table-cell>
          <table:table-cell office:value-type="float" office:value="7.13972" calcext:value-type="float">
            <text:p>7.13972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3" calcext:value-type="float">
            <text:p>0.63</text:p>
          </table:table-cell>
          <table:table-cell office:value-type="float" office:value="7.09555" calcext:value-type="float">
            <text:p>7.09555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48001" calcext:value-type="float">
            <text:p>0.648001</text:p>
          </table:table-cell>
          <table:table-cell office:value-type="float" office:value="7.50124" calcext:value-type="float">
            <text:p>7.50124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66" calcext:value-type="float">
            <text:p>0.666</text:p>
          </table:table-cell>
          <table:table-cell office:value-type="float" office:value="7.68519" calcext:value-type="float">
            <text:p>7.68519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84" calcext:value-type="float">
            <text:p>0.684</text:p>
          </table:table-cell>
          <table:table-cell office:value-type="float" office:value="7.83168" calcext:value-type="float">
            <text:p>7.83168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02" calcext:value-type="float">
            <text:p>0.702</text:p>
          </table:table-cell>
          <table:table-cell office:value-type="float" office:value="7.50725" calcext:value-type="float">
            <text:p>7.50725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72" calcext:value-type="float">
            <text:p>0.72</text:p>
          </table:table-cell>
          <table:table-cell office:value-type="float" office:value="7.93577" calcext:value-type="float">
            <text:p>7.93577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738" calcext:value-type="float">
            <text:p>0.738</text:p>
          </table:table-cell>
          <table:table-cell office:value-type="float" office:value="7.7087" calcext:value-type="float">
            <text:p>7.7087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756" calcext:value-type="float">
            <text:p>0.756</text:p>
          </table:table-cell>
          <table:table-cell office:value-type="float" office:value="1.98592" calcext:value-type="float">
            <text:p>1.98592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774" calcext:value-type="float">
            <text:p>0.774</text:p>
          </table:table-cell>
          <table:table-cell office:value-type="float" office:value="1.20343" calcext:value-type="float">
            <text:p>1.20343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792001" calcext:value-type="float">
            <text:p>0.792001</text:p>
          </table:table-cell>
          <table:table-cell office:value-type="float" office:value="2.31582" calcext:value-type="float">
            <text:p>2.31582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81" calcext:value-type="float">
            <text:p>0.81</text:p>
          </table:table-cell>
          <table:table-cell office:value-type="float" office:value="2.19623" calcext:value-type="float">
            <text:p>2.19623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28" calcext:value-type="float">
            <text:p>0.828</text:p>
          </table:table-cell>
          <table:table-cell office:value-type="float" office:value="1.03766" calcext:value-type="float">
            <text:p>1.03766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846" calcext:value-type="float">
            <text:p>0.846</text:p>
          </table:table-cell>
          <table:table-cell office:value-type="float" office:value="7.96811" calcext:value-type="float">
            <text:p>7.96811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863999" calcext:value-type="float">
            <text:p>0.863999</text:p>
          </table:table-cell>
          <table:table-cell office:value-type="float" office:value="8.16866" calcext:value-type="float">
            <text:p>8.16866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882" calcext:value-type="float">
            <text:p>0.882</text:p>
          </table:table-cell>
          <table:table-cell office:value-type="float" office:value="1.98012" calcext:value-type="float">
            <text:p>1.98012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00001" calcext:value-type="float">
            <text:p>0.900001</text:p>
          </table:table-cell>
          <table:table-cell office:value-type="float" office:value="1.97115" calcext:value-type="float">
            <text:p>1.97115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18" calcext:value-type="float">
            <text:p>0.918</text:p>
          </table:table-cell>
          <table:table-cell office:value-type="float" office:value="1.8873" calcext:value-type="float">
            <text:p>1.8873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36" calcext:value-type="float">
            <text:p>0.936</text:p>
          </table:table-cell>
          <table:table-cell office:value-type="float" office:value="1.98597" calcext:value-type="float">
            <text:p>1.98597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954" calcext:value-type="float">
            <text:p>0.954</text:p>
          </table:table-cell>
          <table:table-cell office:value-type="float" office:value="7.97308" calcext:value-type="float">
            <text:p>7.97308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72" calcext:value-type="float">
            <text:p>0.972</text:p>
          </table:table-cell>
          <table:table-cell office:value-type="float" office:value="2.00702" calcext:value-type="float">
            <text:p>2.0070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008" calcext:value-type="float">
            <text:p>1.008</text:p>
          </table:table-cell>
          <table:table-cell office:value-type="float" office:value="1.9644" calcext:value-type="float">
            <text:p>1.9644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026" calcext:value-type="float">
            <text:p>1.026</text:p>
          </table:table-cell>
          <table:table-cell office:value-type="float" office:value="1.95725" calcext:value-type="float">
            <text:p>1.95725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044" calcext:value-type="float">
            <text:p>1.044</text:p>
          </table:table-cell>
          <table:table-cell office:value-type="float" office:value="1.94043" calcext:value-type="float">
            <text:p>1.94043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062" calcext:value-type="float">
            <text:p>1.062</text:p>
          </table:table-cell>
          <table:table-cell office:value-type="float" office:value="1.94846" calcext:value-type="float">
            <text:p>1.94846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08" calcext:value-type="float">
            <text:p>1.08</text:p>
          </table:table-cell>
          <table:table-cell office:value-type="float" office:value="1.93871" calcext:value-type="float">
            <text:p>1.93871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098" calcext:value-type="float">
            <text:p>1.098</text:p>
          </table:table-cell>
          <table:table-cell office:value-type="float" office:value="1.91715" calcext:value-type="float">
            <text:p>1.91715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116" calcext:value-type="float">
            <text:p>1.116</text:p>
          </table:table-cell>
          <table:table-cell office:value-type="float" office:value="1.89187" calcext:value-type="float">
            <text:p>1.89187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134" calcext:value-type="float">
            <text:p>1.134</text:p>
          </table:table-cell>
          <table:table-cell office:value-type="float" office:value="1.91211" calcext:value-type="float">
            <text:p>1.91211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152" calcext:value-type="float">
            <text:p>1.152</text:p>
          </table:table-cell>
          <table:table-cell office:value-type="float" office:value="7.97346" calcext:value-type="float">
            <text:p>7.97346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17" calcext:value-type="float">
            <text:p>1.17</text:p>
          </table:table-cell>
          <table:table-cell office:value-type="float" office:value="7.99167" calcext:value-type="float">
            <text:p>7.99167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188" calcext:value-type="float">
            <text:p>1.188</text:p>
          </table:table-cell>
          <table:table-cell office:value-type="float" office:value="7.99947" calcext:value-type="float">
            <text:p>7.99947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206" calcext:value-type="float">
            <text:p>1.206</text:p>
          </table:table-cell>
          <table:table-cell office:value-type="float" office:value="1.9921" calcext:value-type="float">
            <text:p>1.9921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224" calcext:value-type="float">
            <text:p>1.224</text:p>
          </table:table-cell>
          <table:table-cell office:value-type="float" office:value="7.9822" calcext:value-type="float">
            <text:p>7.9822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242" calcext:value-type="float">
            <text:p>1.242</text:p>
          </table:table-cell>
          <table:table-cell office:value-type="float" office:value="1.95512" calcext:value-type="float">
            <text:p>1.95512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26" calcext:value-type="float">
            <text:p>1.26</text:p>
          </table:table-cell>
          <table:table-cell office:value-type="float" office:value="7.95447" calcext:value-type="float">
            <text:p>7.95447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278" calcext:value-type="float">
            <text:p>1.278</text:p>
          </table:table-cell>
          <table:table-cell office:value-type="float" office:value="1.66713" calcext:value-type="float">
            <text:p>1.66713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296" calcext:value-type="float">
            <text:p>1.296</text:p>
          </table:table-cell>
          <table:table-cell office:value-type="float" office:value="2.31233" calcext:value-type="float">
            <text:p>2.31233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314" calcext:value-type="float">
            <text:p>1.314</text:p>
          </table:table-cell>
          <table:table-cell office:value-type="float" office:value="2.4567" calcext:value-type="float">
            <text:p>2.4567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332" calcext:value-type="float">
            <text:p>1.332</text:p>
          </table:table-cell>
          <table:table-cell office:value-type="float" office:value="2.03795" calcext:value-type="float">
            <text:p>2.03795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35" calcext:value-type="float">
            <text:p>1.35</text:p>
          </table:table-cell>
          <table:table-cell office:value-type="float" office:value="7.66986" calcext:value-type="float">
            <text:p>7.66986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368" calcext:value-type="float">
            <text:p>1.368</text:p>
          </table:table-cell>
          <table:table-cell office:value-type="float" office:value="7.74998" calcext:value-type="float">
            <text:p>7.74998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386" calcext:value-type="float">
            <text:p>1.386</text:p>
          </table:table-cell>
          <table:table-cell office:value-type="float" office:value="7.71022" calcext:value-type="float">
            <text:p>7.71022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04" calcext:value-type="float">
            <text:p>1.404</text:p>
          </table:table-cell>
          <table:table-cell office:value-type="float" office:value="7.75548" calcext:value-type="float">
            <text:p>7.75548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22" calcext:value-type="float">
            <text:p>1.422</text:p>
          </table:table-cell>
          <table:table-cell office:value-type="float" office:value="-8.17684" calcext:value-type="float">
            <text:p>-8.17684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4" calcext:value-type="float">
            <text:p>1.44</text:p>
          </table:table-cell>
          <table:table-cell office:value-type="float" office:value="-8.54888" calcext:value-type="float">
            <text:p>-8.54888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58" calcext:value-type="float">
            <text:p>1.458</text:p>
          </table:table-cell>
          <table:table-cell office:value-type="float" office:value="-7.83393" calcext:value-type="float">
            <text:p>-7.83393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6" calcext:value-type="float">
            <text:p>1.476</text:p>
          </table:table-cell>
          <table:table-cell office:value-type="float" office:value="-7.97279" calcext:value-type="float">
            <text:p>-7.97279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94" calcext:value-type="float">
            <text:p>1.494</text:p>
          </table:table-cell>
          <table:table-cell office:value-type="float" office:value="-9.26311" calcext:value-type="float">
            <text:p>-9.26311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512" calcext:value-type="float">
            <text:p>1.512</text:p>
          </table:table-cell>
          <table:table-cell office:value-type="float" office:value="-7.53053" calcext:value-type="float">
            <text:p>-7.53053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53" calcext:value-type="float">
            <text:p>1.53</text:p>
          </table:table-cell>
          <table:table-cell office:value-type="float" office:value="-7.68623" calcext:value-type="float">
            <text:p>-7.68623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548" calcext:value-type="float">
            <text:p>1.548</text:p>
          </table:table-cell>
          <table:table-cell office:value-type="float" office:value="-7.50126" calcext:value-type="float">
            <text:p>-7.50126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566" calcext:value-type="float">
            <text:p>1.566</text:p>
          </table:table-cell>
          <table:table-cell office:value-type="float" office:value="-7.31216" calcext:value-type="float">
            <text:p>-7.31216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584" calcext:value-type="float">
            <text:p>1.584</text:p>
          </table:table-cell>
          <table:table-cell office:value-type="float" office:value="-7.40747" calcext:value-type="float">
            <text:p>-7.40747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602" calcext:value-type="float">
            <text:p>1.602</text:p>
          </table:table-cell>
          <table:table-cell office:value-type="float" office:value="-8.19268" calcext:value-type="float">
            <text:p>-8.19268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62" calcext:value-type="float">
            <text:p>1.62</text:p>
          </table:table-cell>
          <table:table-cell office:value-type="float" office:value="-7.59107" calcext:value-type="float">
            <text:p>-7.59107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638" calcext:value-type="float">
            <text:p>1.638</text:p>
          </table:table-cell>
          <table:table-cell office:value-type="float" office:value="-8.59807" calcext:value-type="float">
            <text:p>-8.59807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656" calcext:value-type="float">
            <text:p>1.656</text:p>
          </table:table-cell>
          <table:table-cell office:value-type="float" office:value="-8.61798" calcext:value-type="float">
            <text:p>-8.61798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674" calcext:value-type="float">
            <text:p>1.674</text:p>
          </table:table-cell>
          <table:table-cell office:value-type="float" office:value="-8.25342" calcext:value-type="float">
            <text:p>-8.25342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692" calcext:value-type="float">
            <text:p>1.692</text:p>
          </table:table-cell>
          <table:table-cell office:value-type="float" office:value="-8.45007" calcext:value-type="float">
            <text:p>-8.45007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71" calcext:value-type="float">
            <text:p>1.71</text:p>
          </table:table-cell>
          <table:table-cell office:value-type="float" office:value="-9.11101" calcext:value-type="float">
            <text:p>-9.11101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728" calcext:value-type="float">
            <text:p>1.728</text:p>
          </table:table-cell>
          <table:table-cell office:value-type="float" office:value="-9.01292" calcext:value-type="float">
            <text:p>-9.01292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746" calcext:value-type="float">
            <text:p>1.746</text:p>
          </table:table-cell>
          <table:table-cell office:value-type="float" office:value="-8.88556" calcext:value-type="float">
            <text:p>-8.88556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764" calcext:value-type="float">
            <text:p>1.764</text:p>
          </table:table-cell>
          <table:table-cell office:value-type="float" office:value="-7.69438" calcext:value-type="float">
            <text:p>-7.69438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782" calcext:value-type="float">
            <text:p>1.782</text:p>
          </table:table-cell>
          <table:table-cell office:value-type="float" office:value="-8.90329" calcext:value-type="float">
            <text:p>-8.90329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8" calcext:value-type="float">
            <text:p>1.8</text:p>
          </table:table-cell>
          <table:table-cell office:value-type="float" office:value="-8.09296" calcext:value-type="float">
            <text:p>-8.09296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818" calcext:value-type="float">
            <text:p>1.818</text:p>
          </table:table-cell>
          <table:table-cell office:value-type="float" office:value="-8.5958" calcext:value-type="float">
            <text:p>-8.5958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836" calcext:value-type="float">
            <text:p>1.836</text:p>
          </table:table-cell>
          <table:table-cell office:value-type="float" office:value="-9.43297" calcext:value-type="float">
            <text:p>-9.43297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854" calcext:value-type="float">
            <text:p>1.854</text:p>
          </table:table-cell>
          <table:table-cell office:value-type="float" office:value="-9.43347" calcext:value-type="float">
            <text:p>-9.43347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872" calcext:value-type="float">
            <text:p>1.872</text:p>
          </table:table-cell>
          <table:table-cell office:value-type="float" office:value="-8.9957" calcext:value-type="float">
            <text:p>-8.9957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89" calcext:value-type="float">
            <text:p>1.89</text:p>
          </table:table-cell>
          <table:table-cell office:value-type="float" office:value="-8.32355" calcext:value-type="float">
            <text:p>-8.32355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908" calcext:value-type="float">
            <text:p>1.908</text:p>
          </table:table-cell>
          <table:table-cell office:value-type="float" office:value="-8.59936" calcext:value-type="float">
            <text:p>-8.59936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926" calcext:value-type="float">
            <text:p>1.926</text:p>
          </table:table-cell>
          <table:table-cell office:value-type="float" office:value="-7.31599" calcext:value-type="float">
            <text:p>-7.31599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944" calcext:value-type="float">
            <text:p>1.944</text:p>
          </table:table-cell>
          <table:table-cell office:value-type="float" office:value="-7.39433" calcext:value-type="float">
            <text:p>-7.39433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962" calcext:value-type="float">
            <text:p>1.962</text:p>
          </table:table-cell>
          <table:table-cell office:value-type="float" office:value="-8.70435" calcext:value-type="float">
            <text:p>-8.70435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8" calcext:value-type="float">
            <text:p>1.98</text:p>
          </table:table-cell>
          <table:table-cell office:value-type="float" office:value="-9.47531" calcext:value-type="float">
            <text:p>-9.4753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98" calcext:value-type="float">
            <text:p>1.998</text:p>
          </table:table-cell>
          <table:table-cell office:value-type="float" office:value="-8.83401" calcext:value-type="float">
            <text:p>-8.83401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016" calcext:value-type="float">
            <text:p>2.016</text:p>
          </table:table-cell>
          <table:table-cell office:value-type="float" office:value="-7.64581" calcext:value-type="float">
            <text:p>-7.64581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034" calcext:value-type="float">
            <text:p>2.034</text:p>
          </table:table-cell>
          <table:table-cell office:value-type="float" office:value="-8.43509" calcext:value-type="float">
            <text:p>-8.43509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052" calcext:value-type="float">
            <text:p>2.052</text:p>
          </table:table-cell>
          <table:table-cell office:value-type="float" office:value="-7.54997" calcext:value-type="float">
            <text:p>-7.54997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07" calcext:value-type="float">
            <text:p>2.07</text:p>
          </table:table-cell>
          <table:table-cell office:value-type="float" office:value="-8.37313" calcext:value-type="float">
            <text:p>-8.37313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088" calcext:value-type="float">
            <text:p>2.088</text:p>
          </table:table-cell>
          <table:table-cell office:value-type="float" office:value="-7.73297" calcext:value-type="float">
            <text:p>-7.73297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106" calcext:value-type="float">
            <text:p>2.106</text:p>
          </table:table-cell>
          <table:table-cell office:value-type="float" office:value="-8.57642" calcext:value-type="float">
            <text:p>-8.57642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124" calcext:value-type="float">
            <text:p>2.124</text:p>
          </table:table-cell>
          <table:table-cell office:value-type="float" office:value="-8.53941" calcext:value-type="float">
            <text:p>-8.5394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142" calcext:value-type="float">
            <text:p>2.142</text:p>
          </table:table-cell>
          <table:table-cell office:value-type="float" office:value="-8.11603" calcext:value-type="float">
            <text:p>-8.11603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16" calcext:value-type="float">
            <text:p>2.16</text:p>
          </table:table-cell>
          <table:table-cell office:value-type="float" office:value="-8.42408" calcext:value-type="float">
            <text:p>-8.42408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178" calcext:value-type="float">
            <text:p>2.178</text:p>
          </table:table-cell>
          <table:table-cell office:value-type="float" office:value="-8.0407" calcext:value-type="float">
            <text:p>-8.0407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196" calcext:value-type="float">
            <text:p>2.196</text:p>
          </table:table-cell>
          <table:table-cell office:value-type="float" office:value="-7.8521" calcext:value-type="float">
            <text:p>-7.8521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214" calcext:value-type="float">
            <text:p>2.214</text:p>
          </table:table-cell>
          <table:table-cell office:value-type="float" office:value="-8.2099" calcext:value-type="float">
            <text:p>-8.2099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232" calcext:value-type="float">
            <text:p>2.232</text:p>
          </table:table-cell>
          <table:table-cell office:value-type="float" office:value="-7.97274" calcext:value-type="float">
            <text:p>-7.97274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25" calcext:value-type="float">
            <text:p>2.25</text:p>
          </table:table-cell>
          <table:table-cell office:value-type="float" office:value="-7.8706" calcext:value-type="float">
            <text:p>-7.8706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268" calcext:value-type="float">
            <text:p>2.268</text:p>
          </table:table-cell>
          <table:table-cell office:value-type="float" office:value="-8.26385" calcext:value-type="float">
            <text:p>-8.26385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286" calcext:value-type="float">
            <text:p>2.286</text:p>
          </table:table-cell>
          <table:table-cell office:value-type="float" office:value="-8.58152" calcext:value-type="float">
            <text:p>-8.58152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04" calcext:value-type="float">
            <text:p>2.304</text:p>
          </table:table-cell>
          <table:table-cell office:value-type="float" office:value="-8.07311" calcext:value-type="float">
            <text:p>-8.0731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22" calcext:value-type="float">
            <text:p>2.322</text:p>
          </table:table-cell>
          <table:table-cell office:value-type="float" office:value="-8.27563" calcext:value-type="float">
            <text:p>-8.27563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4" calcext:value-type="float">
            <text:p>2.34</text:p>
          </table:table-cell>
          <table:table-cell office:value-type="float" office:value="-9.10042" calcext:value-type="float">
            <text:p>-9.10042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58" calcext:value-type="float">
            <text:p>2.358</text:p>
          </table:table-cell>
          <table:table-cell office:value-type="float" office:value="-7.76928" calcext:value-type="float">
            <text:p>-7.76928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76" calcext:value-type="float">
            <text:p>2.376</text:p>
          </table:table-cell>
          <table:table-cell office:value-type="float" office:value="-8.54301" calcext:value-type="float">
            <text:p>-8.54301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94" calcext:value-type="float">
            <text:p>2.394</text:p>
          </table:table-cell>
          <table:table-cell office:value-type="float" office:value="-8.25979" calcext:value-type="float">
            <text:p>-8.25979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412" calcext:value-type="float">
            <text:p>2.412</text:p>
          </table:table-cell>
          <table:table-cell office:value-type="float" office:value="-8.16947" calcext:value-type="float">
            <text:p>-8.16947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43" calcext:value-type="float">
            <text:p>2.43</text:p>
          </table:table-cell>
          <table:table-cell office:value-type="float" office:value="-7.78934" calcext:value-type="float">
            <text:p>-7.78934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448" calcext:value-type="float">
            <text:p>2.448</text:p>
          </table:table-cell>
          <table:table-cell office:value-type="float" office:value="-8.31198" calcext:value-type="float">
            <text:p>-8.31198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466" calcext:value-type="float">
            <text:p>2.466</text:p>
          </table:table-cell>
          <table:table-cell office:value-type="float" office:value="-8.00325" calcext:value-type="float">
            <text:p>-8.00325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484" calcext:value-type="float">
            <text:p>2.484</text:p>
          </table:table-cell>
          <table:table-cell office:value-type="float" office:value="-7.88739" calcext:value-type="float">
            <text:p>-7.88739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502" calcext:value-type="float">
            <text:p>2.502</text:p>
          </table:table-cell>
          <table:table-cell office:value-type="float" office:value="7.06989" calcext:value-type="float">
            <text:p>7.06989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52" calcext:value-type="float">
            <text:p>2.52</text:p>
          </table:table-cell>
          <table:table-cell office:value-type="float" office:value="7.05461" calcext:value-type="float">
            <text:p>7.0546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538" calcext:value-type="float">
            <text:p>2.538</text:p>
          </table:table-cell>
          <table:table-cell office:value-type="float" office:value="7.08293" calcext:value-type="float">
            <text:p>7.08293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556" calcext:value-type="float">
            <text:p>2.556</text:p>
          </table:table-cell>
          <table:table-cell office:value-type="float" office:value="7.07369" calcext:value-type="float">
            <text:p>7.07369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574" calcext:value-type="float">
            <text:p>2.574</text:p>
          </table:table-cell>
          <table:table-cell office:value-type="float" office:value="7.05692" calcext:value-type="float">
            <text:p>7.05692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592" calcext:value-type="float">
            <text:p>2.592</text:p>
          </table:table-cell>
          <table:table-cell office:value-type="float" office:value="7.06202" calcext:value-type="float">
            <text:p>7.06202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61" calcext:value-type="float">
            <text:p>2.61</text:p>
          </table:table-cell>
          <table:table-cell office:value-type="float" office:value="7.08515" calcext:value-type="float">
            <text:p>7.08515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628" calcext:value-type="float">
            <text:p>2.628</text:p>
          </table:table-cell>
          <table:table-cell office:value-type="float" office:value="7.03412" calcext:value-type="float">
            <text:p>7.03412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646" calcext:value-type="float">
            <text:p>2.646</text:p>
          </table:table-cell>
          <table:table-cell office:value-type="float" office:value="7.07735" calcext:value-type="float">
            <text:p>7.07735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664" calcext:value-type="float">
            <text:p>2.664</text:p>
          </table:table-cell>
          <table:table-cell office:value-type="float" office:value="7.06369" calcext:value-type="float">
            <text:p>7.06369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682" calcext:value-type="float">
            <text:p>2.682</text:p>
          </table:table-cell>
          <table:table-cell office:value-type="float" office:value="7.07562" calcext:value-type="float">
            <text:p>7.07562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7" calcext:value-type="float">
            <text:p>2.7</text:p>
          </table:table-cell>
          <table:table-cell office:value-type="float" office:value="7.57195" calcext:value-type="float">
            <text:p>7.57195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718" calcext:value-type="float">
            <text:p>2.718</text:p>
          </table:table-cell>
          <table:table-cell office:value-type="float" office:value="7.471" calcext:value-type="float">
            <text:p>7.471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736" calcext:value-type="float">
            <text:p>2.736</text:p>
          </table:table-cell>
          <table:table-cell office:value-type="float" office:value="8.07556" calcext:value-type="float">
            <text:p>8.07556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754" calcext:value-type="float">
            <text:p>2.754</text:p>
          </table:table-cell>
          <table:table-cell office:value-type="float" office:value="7.87494" calcext:value-type="float">
            <text:p>7.87494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772" calcext:value-type="float">
            <text:p>2.772</text:p>
          </table:table-cell>
          <table:table-cell office:value-type="float" office:value="7.92239" calcext:value-type="float">
            <text:p>7.92239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79" calcext:value-type="float">
            <text:p>2.79</text:p>
          </table:table-cell>
          <table:table-cell office:value-type="float" office:value="9.06873" calcext:value-type="float">
            <text:p>9.06873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808" calcext:value-type="float">
            <text:p>2.808</text:p>
          </table:table-cell>
          <table:table-cell office:value-type="float" office:value="8.019" calcext:value-type="float">
            <text:p>8.019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826" calcext:value-type="float">
            <text:p>2.826</text:p>
          </table:table-cell>
          <table:table-cell office:value-type="float" office:value="7.69335" calcext:value-type="float">
            <text:p>7.69335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844" calcext:value-type="float">
            <text:p>2.844</text:p>
          </table:table-cell>
          <table:table-cell office:value-type="float" office:value="7.8638" calcext:value-type="float">
            <text:p>7.8638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862" calcext:value-type="float">
            <text:p>2.862</text:p>
          </table:table-cell>
          <table:table-cell office:value-type="float" office:value="7.7014" calcext:value-type="float">
            <text:p>7.7014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88" calcext:value-type="float">
            <text:p>2.88</text:p>
          </table:table-cell>
          <table:table-cell office:value-type="float" office:value="8.39803" calcext:value-type="float">
            <text:p>8.39803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898" calcext:value-type="float">
            <text:p>2.898</text:p>
          </table:table-cell>
          <table:table-cell office:value-type="float" office:value="7.10192" calcext:value-type="float">
            <text:p>7.10192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916" calcext:value-type="float">
            <text:p>2.916</text:p>
          </table:table-cell>
          <table:table-cell office:value-type="float" office:value="7.10641" calcext:value-type="float">
            <text:p>7.10641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934" calcext:value-type="float">
            <text:p>2.934</text:p>
          </table:table-cell>
          <table:table-cell office:value-type="float" office:value="7.0814" calcext:value-type="float">
            <text:p>7.0814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952" calcext:value-type="float">
            <text:p>2.952</text:p>
          </table:table-cell>
          <table:table-cell office:value-type="float" office:value="7.60848" calcext:value-type="float">
            <text:p>7.60848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97" calcext:value-type="float">
            <text:p>2.97</text:p>
          </table:table-cell>
          <table:table-cell office:value-type="float" office:value="7.64803" calcext:value-type="float">
            <text:p>7.64803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988" calcext:value-type="float">
            <text:p>2.988</text:p>
          </table:table-cell>
          <table:table-cell office:value-type="float" office:value="7.96504" calcext:value-type="float">
            <text:p>7.96504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006" calcext:value-type="float">
            <text:p>3.006</text:p>
          </table:table-cell>
          <table:table-cell office:value-type="float" office:value="7.59919" calcext:value-type="float">
            <text:p>7.59919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024" calcext:value-type="float">
            <text:p>3.024</text:p>
          </table:table-cell>
          <table:table-cell office:value-type="float" office:value="7.71057" calcext:value-type="float">
            <text:p>7.71057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042" calcext:value-type="float">
            <text:p>3.042</text:p>
          </table:table-cell>
          <table:table-cell office:value-type="float" office:value="7.84338" calcext:value-type="float">
            <text:p>7.84338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06" calcext:value-type="float">
            <text:p>3.06</text:p>
          </table:table-cell>
          <table:table-cell office:value-type="float" office:value="7.96837" calcext:value-type="float">
            <text:p>7.96837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078" calcext:value-type="float">
            <text:p>3.078</text:p>
          </table:table-cell>
          <table:table-cell office:value-type="float" office:value="1.97722" calcext:value-type="float">
            <text:p>1.97722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096" calcext:value-type="float">
            <text:p>3.096</text:p>
          </table:table-cell>
          <table:table-cell office:value-type="float" office:value="1.05574" calcext:value-type="float">
            <text:p>1.05574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114" calcext:value-type="float">
            <text:p>3.114</text:p>
          </table:table-cell>
          <table:table-cell office:value-type="float" office:value="1.01733" calcext:value-type="float">
            <text:p>1.01733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132" calcext:value-type="float">
            <text:p>3.132</text:p>
          </table:table-cell>
          <table:table-cell office:value-type="float" office:value="1.11537" calcext:value-type="float">
            <text:p>1.11537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15" calcext:value-type="float">
            <text:p>3.15</text:p>
          </table:table-cell>
          <table:table-cell office:value-type="float" office:value="1.75309" calcext:value-type="float">
            <text:p>1.75309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168" calcext:value-type="float">
            <text:p>3.168</text:p>
          </table:table-cell>
          <table:table-cell office:value-type="float" office:value="2.17978" calcext:value-type="float">
            <text:p>2.17978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186" calcext:value-type="float">
            <text:p>3.186</text:p>
          </table:table-cell>
          <table:table-cell office:value-type="float" office:value="2.38326" calcext:value-type="float">
            <text:p>2.38326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204" calcext:value-type="float">
            <text:p>3.204</text:p>
          </table:table-cell>
          <table:table-cell office:value-type="float" office:value="2.53785" calcext:value-type="float">
            <text:p>2.53785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222" calcext:value-type="float">
            <text:p>3.222</text:p>
          </table:table-cell>
          <table:table-cell office:value-type="float" office:value="2.3155" calcext:value-type="float">
            <text:p>2.3155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24" calcext:value-type="float">
            <text:p>3.24</text:p>
          </table:table-cell>
          <table:table-cell office:value-type="float" office:value="2.13727" calcext:value-type="float">
            <text:p>2.13727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258" calcext:value-type="float">
            <text:p>3.258</text:p>
          </table:table-cell>
          <table:table-cell office:value-type="float" office:value="2.01722" calcext:value-type="float">
            <text:p>2.01722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276" calcext:value-type="float">
            <text:p>3.276</text:p>
          </table:table-cell>
          <table:table-cell office:value-type="float" office:value="1.1795" calcext:value-type="float">
            <text:p>1.1795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294" calcext:value-type="float">
            <text:p>3.294</text:p>
          </table:table-cell>
          <table:table-cell office:value-type="float" office:value="1.10038" calcext:value-type="float">
            <text:p>1.10038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312" calcext:value-type="float">
            <text:p>3.312</text:p>
          </table:table-cell>
          <table:table-cell office:value-type="float" office:value="1.20534" calcext:value-type="float">
            <text:p>1.20534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33" calcext:value-type="float">
            <text:p>3.33</text:p>
          </table:table-cell>
          <table:table-cell office:value-type="float" office:value="0.990238" calcext:value-type="float">
            <text:p>0.990238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348" calcext:value-type="float">
            <text:p>3.348</text:p>
          </table:table-cell>
          <table:table-cell office:value-type="float" office:value="1.02169" calcext:value-type="float">
            <text:p>1.02169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366" calcext:value-type="float">
            <text:p>3.366</text:p>
          </table:table-cell>
          <table:table-cell office:value-type="float" office:value="0.994733" calcext:value-type="float">
            <text:p>0.994733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384" calcext:value-type="float">
            <text:p>3.384</text:p>
          </table:table-cell>
          <table:table-cell office:value-type="float" office:value="1.05837" calcext:value-type="float">
            <text:p>1.05837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402" calcext:value-type="float">
            <text:p>3.402</text:p>
          </table:table-cell>
          <table:table-cell office:value-type="float" office:value="1.03326" calcext:value-type="float">
            <text:p>1.03326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42" calcext:value-type="float">
            <text:p>3.42</text:p>
          </table:table-cell>
          <table:table-cell office:value-type="float" office:value="1.13884" calcext:value-type="float">
            <text:p>1.13884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438" calcext:value-type="float">
            <text:p>3.438</text:p>
          </table:table-cell>
          <table:table-cell office:value-type="float" office:value="1.07221" calcext:value-type="float">
            <text:p>1.07221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456" calcext:value-type="float">
            <text:p>3.456</text:p>
          </table:table-cell>
          <table:table-cell office:value-type="float" office:value="1.15114" calcext:value-type="float">
            <text:p>1.15114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474" calcext:value-type="float">
            <text:p>3.474</text:p>
          </table:table-cell>
          <table:table-cell office:value-type="float" office:value="1.12819" calcext:value-type="float">
            <text:p>1.12819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492" calcext:value-type="float">
            <text:p>3.492</text:p>
          </table:table-cell>
          <table:table-cell office:value-type="float" office:value="1.02576" calcext:value-type="float">
            <text:p>1.02576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51" calcext:value-type="float">
            <text:p>3.51</text:p>
          </table:table-cell>
          <table:table-cell office:value-type="float" office:value="1.03002" calcext:value-type="float">
            <text:p>1.03002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528" calcext:value-type="float">
            <text:p>3.528</text:p>
          </table:table-cell>
          <table:table-cell office:value-type="float" office:value="7.4783" calcext:value-type="float">
            <text:p>7.4783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546" calcext:value-type="float">
            <text:p>3.546</text:p>
          </table:table-cell>
          <table:table-cell office:value-type="float" office:value="7.01884" calcext:value-type="float">
            <text:p>7.01884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564" calcext:value-type="float">
            <text:p>3.564</text:p>
          </table:table-cell>
          <table:table-cell office:value-type="float" office:value="7.87483" calcext:value-type="float">
            <text:p>7.87483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582" calcext:value-type="float">
            <text:p>3.582</text:p>
          </table:table-cell>
          <table:table-cell office:value-type="float" office:value="-9.26152" calcext:value-type="float">
            <text:p>-9.26152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6" calcext:value-type="float">
            <text:p>3.6</text:p>
          </table:table-cell>
          <table:table-cell office:value-type="float" office:value="-9.3888" calcext:value-type="float">
            <text:p>-9.3888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618" calcext:value-type="float">
            <text:p>3.618</text:p>
          </table:table-cell>
          <table:table-cell office:value-type="float" office:value="-9.45573" calcext:value-type="float">
            <text:p>-9.45573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636" calcext:value-type="float">
            <text:p>3.636</text:p>
          </table:table-cell>
          <table:table-cell office:value-type="float" office:value="-9.37432" calcext:value-type="float">
            <text:p>-9.37432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654" calcext:value-type="float">
            <text:p>3.654</text:p>
          </table:table-cell>
          <table:table-cell office:value-type="float" office:value="-9.03828" calcext:value-type="float">
            <text:p>-9.03828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672" calcext:value-type="float">
            <text:p>3.672</text:p>
          </table:table-cell>
          <table:table-cell office:value-type="float" office:value="-7.99834" calcext:value-type="float">
            <text:p>-7.99834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69" calcext:value-type="float">
            <text:p>3.69</text:p>
          </table:table-cell>
          <table:table-cell office:value-type="float" office:value="-8.93097" calcext:value-type="float">
            <text:p>-8.93097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708" calcext:value-type="float">
            <text:p>3.708</text:p>
          </table:table-cell>
          <table:table-cell office:value-type="float" office:value="-7.86879" calcext:value-type="float">
            <text:p>-7.86879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726" calcext:value-type="float">
            <text:p>3.726</text:p>
          </table:table-cell>
          <table:table-cell office:value-type="float" office:value="-8.98934" calcext:value-type="float">
            <text:p>-8.98934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744" calcext:value-type="float">
            <text:p>3.744</text:p>
          </table:table-cell>
          <table:table-cell office:value-type="float" office:value="-8.96361" calcext:value-type="float">
            <text:p>-8.96361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762" calcext:value-type="float">
            <text:p>3.762</text:p>
          </table:table-cell>
          <table:table-cell office:value-type="float" office:value="-9.00648" calcext:value-type="float">
            <text:p>-9.00648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78" calcext:value-type="float">
            <text:p>3.78</text:p>
          </table:table-cell>
          <table:table-cell office:value-type="float" office:value="-9.05275" calcext:value-type="float">
            <text:p>-9.05275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798" calcext:value-type="float">
            <text:p>3.798</text:p>
          </table:table-cell>
          <table:table-cell office:value-type="float" office:value="-8.25598" calcext:value-type="float">
            <text:p>-8.25598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816" calcext:value-type="float">
            <text:p>3.816</text:p>
          </table:table-cell>
          <table:table-cell office:value-type="float" office:value="-8.15775" calcext:value-type="float">
            <text:p>-8.15775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834" calcext:value-type="float">
            <text:p>3.834</text:p>
          </table:table-cell>
          <table:table-cell office:value-type="float" office:value="-8.50349" calcext:value-type="float">
            <text:p>-8.50349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852" calcext:value-type="float">
            <text:p>3.852</text:p>
          </table:table-cell>
          <table:table-cell office:value-type="float" office:value="-8.41837" calcext:value-type="float">
            <text:p>-8.41837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87" calcext:value-type="float">
            <text:p>3.87</text:p>
          </table:table-cell>
          <table:table-cell office:value-type="float" office:value="-8.78041" calcext:value-type="float">
            <text:p>-8.78041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888" calcext:value-type="float">
            <text:p>3.888</text:p>
          </table:table-cell>
          <table:table-cell office:value-type="float" office:value="-9.26558" calcext:value-type="float">
            <text:p>-9.26558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906" calcext:value-type="float">
            <text:p>3.906</text:p>
          </table:table-cell>
          <table:table-cell office:value-type="float" office:value="-8.61092" calcext:value-type="float">
            <text:p>-8.61092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924" calcext:value-type="float">
            <text:p>3.924</text:p>
          </table:table-cell>
          <table:table-cell office:value-type="float" office:value="-8.67216" calcext:value-type="float">
            <text:p>-8.67216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942" calcext:value-type="float">
            <text:p>3.942</text:p>
          </table:table-cell>
          <table:table-cell office:value-type="float" office:value="-7.92883" calcext:value-type="float">
            <text:p>-7.92883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96" calcext:value-type="float">
            <text:p>3.96</text:p>
          </table:table-cell>
          <table:table-cell office:value-type="float" office:value="-7.70128" calcext:value-type="float">
            <text:p>-7.70128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978" calcext:value-type="float">
            <text:p>3.978</text:p>
          </table:table-cell>
          <table:table-cell office:value-type="float" office:value="-9.18198" calcext:value-type="float">
            <text:p>-9.18198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996" calcext:value-type="float">
            <text:p>3.996</text:p>
          </table:table-cell>
          <table:table-cell office:value-type="float" office:value="-7.85125" calcext:value-type="float">
            <text:p>-7.85125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014" calcext:value-type="float">
            <text:p>4.014</text:p>
          </table:table-cell>
          <table:table-cell office:value-type="float" office:value="-8.0199" calcext:value-type="float">
            <text:p>-8.0199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032" calcext:value-type="float">
            <text:p>4.032</text:p>
          </table:table-cell>
          <table:table-cell office:value-type="float" office:value="-7.82279" calcext:value-type="float">
            <text:p>-7.82279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05" calcext:value-type="float">
            <text:p>4.05</text:p>
          </table:table-cell>
          <table:table-cell office:value-type="float" office:value="-8.76319" calcext:value-type="float">
            <text:p>-8.76319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068" calcext:value-type="float">
            <text:p>4.068</text:p>
          </table:table-cell>
          <table:table-cell office:value-type="float" office:value="-8.68227" calcext:value-type="float">
            <text:p>-8.68227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086" calcext:value-type="float">
            <text:p>4.086</text:p>
          </table:table-cell>
          <table:table-cell office:value-type="float" office:value="-8.8658" calcext:value-type="float">
            <text:p>-8.8658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104" calcext:value-type="float">
            <text:p>4.104</text:p>
          </table:table-cell>
          <table:table-cell office:value-type="float" office:value="-9.02514" calcext:value-type="float">
            <text:p>-9.02514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122" calcext:value-type="float">
            <text:p>4.122</text:p>
          </table:table-cell>
          <table:table-cell office:value-type="float" office:value="-9.00038" calcext:value-type="float">
            <text:p>-9.00038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14" calcext:value-type="float">
            <text:p>4.14</text:p>
          </table:table-cell>
          <table:table-cell office:value-type="float" office:value="-8.94552" calcext:value-type="float">
            <text:p>-8.94552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158" calcext:value-type="float">
            <text:p>4.158</text:p>
          </table:table-cell>
          <table:table-cell office:value-type="float" office:value="-8.37784" calcext:value-type="float">
            <text:p>-8.37784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176" calcext:value-type="float">
            <text:p>4.176</text:p>
          </table:table-cell>
          <table:table-cell office:value-type="float" office:value="-8.92918" calcext:value-type="float">
            <text:p>-8.92918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194" calcext:value-type="float">
            <text:p>4.194</text:p>
          </table:table-cell>
          <table:table-cell office:value-type="float" office:value="-7.95134" calcext:value-type="float">
            <text:p>-7.95134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212" calcext:value-type="float">
            <text:p>4.212</text:p>
          </table:table-cell>
          <table:table-cell office:value-type="float" office:value="-9.54739" calcext:value-type="float">
            <text:p>-9.54739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23" calcext:value-type="float">
            <text:p>4.23</text:p>
          </table:table-cell>
          <table:table-cell office:value-type="float" office:value="-9.41851" calcext:value-type="float">
            <text:p>-9.41851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248" calcext:value-type="float">
            <text:p>4.248</text:p>
          </table:table-cell>
          <table:table-cell office:value-type="float" office:value="-7.40745" calcext:value-type="float">
            <text:p>-7.40745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266" calcext:value-type="float">
            <text:p>4.266</text:p>
          </table:table-cell>
          <table:table-cell office:value-type="float" office:value="-8.86294" calcext:value-type="float">
            <text:p>-8.86294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284" calcext:value-type="float">
            <text:p>4.284</text:p>
          </table:table-cell>
          <table:table-cell office:value-type="float" office:value="-9.40902" calcext:value-type="float">
            <text:p>-9.40902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302" calcext:value-type="float">
            <text:p>4.302</text:p>
          </table:table-cell>
          <table:table-cell office:value-type="float" office:value="-7.36192" calcext:value-type="float">
            <text:p>-7.36192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32" calcext:value-type="float">
            <text:p>4.32</text:p>
          </table:table-cell>
          <table:table-cell office:value-type="float" office:value="-9.0342" calcext:value-type="float">
            <text:p>-9.0342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338" calcext:value-type="float">
            <text:p>4.338</text:p>
          </table:table-cell>
          <table:table-cell office:value-type="float" office:value="-9.46941" calcext:value-type="float">
            <text:p>-9.46941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356" calcext:value-type="float">
            <text:p>4.356</text:p>
          </table:table-cell>
          <table:table-cell office:value-type="float" office:value="-8.51741" calcext:value-type="float">
            <text:p>-8.51741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374" calcext:value-type="float">
            <text:p>4.374</text:p>
          </table:table-cell>
          <table:table-cell office:value-type="float" office:value="-8.72548" calcext:value-type="float">
            <text:p>-8.72548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392" calcext:value-type="float">
            <text:p>4.392</text:p>
          </table:table-cell>
          <table:table-cell office:value-type="float" office:value="-7.37325" calcext:value-type="float">
            <text:p>-7.37325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41" calcext:value-type="float">
            <text:p>4.41</text:p>
          </table:table-cell>
          <table:table-cell office:value-type="float" office:value="-8.65669" calcext:value-type="float">
            <text:p>-8.65669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428" calcext:value-type="float">
            <text:p>4.428</text:p>
          </table:table-cell>
          <table:table-cell office:value-type="float" office:value="-9.18971" calcext:value-type="float">
            <text:p>-9.18971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446" calcext:value-type="float">
            <text:p>4.446</text:p>
          </table:table-cell>
          <table:table-cell office:value-type="float" office:value="-8.39501" calcext:value-type="float">
            <text:p>-8.39501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464" calcext:value-type="float">
            <text:p>4.464</text:p>
          </table:table-cell>
          <table:table-cell office:value-type="float" office:value="-7.31613" calcext:value-type="float">
            <text:p>-7.31613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482" calcext:value-type="float">
            <text:p>4.482</text:p>
          </table:table-cell>
          <table:table-cell office:value-type="float" office:value="-7.48292" calcext:value-type="float">
            <text:p>-7.48292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5" calcext:value-type="float">
            <text:p>4.5</text:p>
          </table:table-cell>
          <table:table-cell office:value-type="float" office:value="-7.39456" calcext:value-type="float">
            <text:p>-7.39456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518" calcext:value-type="float">
            <text:p>4.518</text:p>
          </table:table-cell>
          <table:table-cell office:value-type="float" office:value="-7.74853" calcext:value-type="float">
            <text:p>-7.74853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536" calcext:value-type="float">
            <text:p>4.536</text:p>
          </table:table-cell>
          <table:table-cell office:value-type="float" office:value="-8.49405" calcext:value-type="float">
            <text:p>-8.49405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554" calcext:value-type="float">
            <text:p>4.554</text:p>
          </table:table-cell>
          <table:table-cell office:value-type="float" office:value="-8.18559" calcext:value-type="float">
            <text:p>-8.18559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572" calcext:value-type="float">
            <text:p>4.572</text:p>
          </table:table-cell>
          <table:table-cell office:value-type="float" office:value="-8.31527" calcext:value-type="float">
            <text:p>-8.31527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59" calcext:value-type="float">
            <text:p>4.59</text:p>
          </table:table-cell>
          <table:table-cell office:value-type="float" office:value="-8.56242" calcext:value-type="float">
            <text:p>-8.56242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608" calcext:value-type="float">
            <text:p>4.608</text:p>
          </table:table-cell>
          <table:table-cell office:value-type="float" office:value="-9.25254" calcext:value-type="float">
            <text:p>-9.25254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626" calcext:value-type="float">
            <text:p>4.626</text:p>
          </table:table-cell>
          <table:table-cell office:value-type="float" office:value="-9.3722" calcext:value-type="float">
            <text:p>-9.3722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644" calcext:value-type="float">
            <text:p>4.644</text:p>
          </table:table-cell>
          <table:table-cell office:value-type="float" office:value="-8.51216" calcext:value-type="float">
            <text:p>-8.51216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662" calcext:value-type="float">
            <text:p>4.662</text:p>
          </table:table-cell>
          <table:table-cell office:value-type="float" office:value="-8.17905" calcext:value-type="float">
            <text:p>-8.17905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68" calcext:value-type="float">
            <text:p>4.68</text:p>
          </table:table-cell>
          <table:table-cell office:value-type="float" office:value="-8.10495" calcext:value-type="float">
            <text:p>-8.10495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698" calcext:value-type="float">
            <text:p>4.698</text:p>
          </table:table-cell>
          <table:table-cell office:value-type="float" office:value="-8.01249" calcext:value-type="float">
            <text:p>-8.01249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716" calcext:value-type="float">
            <text:p>4.716</text:p>
          </table:table-cell>
          <table:table-cell office:value-type="float" office:value="-7.76782" calcext:value-type="float">
            <text:p>-7.76782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734" calcext:value-type="float">
            <text:p>4.734</text:p>
          </table:table-cell>
          <table:table-cell office:value-type="float" office:value="-7.64498" calcext:value-type="float">
            <text:p>-7.64498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752" calcext:value-type="float">
            <text:p>4.752</text:p>
          </table:table-cell>
          <table:table-cell office:value-type="float" office:value="-7.61252" calcext:value-type="float">
            <text:p>-7.61252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77" calcext:value-type="float">
            <text:p>4.77</text:p>
          </table:table-cell>
          <table:table-cell office:value-type="float" office:value="-7.56446" calcext:value-type="float">
            <text:p>-7.56446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788" calcext:value-type="float">
            <text:p>4.788</text:p>
          </table:table-cell>
          <table:table-cell office:value-type="float" office:value="-7.66727" calcext:value-type="float">
            <text:p>-7.66727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806" calcext:value-type="float">
            <text:p>4.806</text:p>
          </table:table-cell>
          <table:table-cell office:value-type="float" office:value="-7.3933" calcext:value-type="float">
            <text:p>-7.3933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824" calcext:value-type="float">
            <text:p>4.824</text:p>
          </table:table-cell>
          <table:table-cell office:value-type="float" office:value="-8.60858" calcext:value-type="float">
            <text:p>-8.60858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842" calcext:value-type="float">
            <text:p>4.842</text:p>
          </table:table-cell>
          <table:table-cell office:value-type="float" office:value="-8.17626" calcext:value-type="float">
            <text:p>-8.17626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86" calcext:value-type="float">
            <text:p>4.86</text:p>
          </table:table-cell>
          <table:table-cell office:value-type="float" office:value="-9.08855" calcext:value-type="float">
            <text:p>-9.08855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878" calcext:value-type="float">
            <text:p>4.878</text:p>
          </table:table-cell>
          <table:table-cell office:value-type="float" office:value="-8.49248" calcext:value-type="float">
            <text:p>-8.49248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896" calcext:value-type="float">
            <text:p>4.896</text:p>
          </table:table-cell>
          <table:table-cell office:value-type="float" office:value="-8.92102" calcext:value-type="float">
            <text:p>-8.92102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914" calcext:value-type="float">
            <text:p>4.914</text:p>
          </table:table-cell>
          <table:table-cell office:value-type="float" office:value="-7.60762" calcext:value-type="float">
            <text:p>-7.60762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932" calcext:value-type="float">
            <text:p>4.932</text:p>
          </table:table-cell>
          <table:table-cell office:value-type="float" office:value="-8.59194" calcext:value-type="float">
            <text:p>-8.59194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95" calcext:value-type="float">
            <text:p>4.95</text:p>
          </table:table-cell>
          <table:table-cell office:value-type="float" office:value="-9.08476" calcext:value-type="float">
            <text:p>-9.08476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968" calcext:value-type="float">
            <text:p>4.968</text:p>
          </table:table-cell>
          <table:table-cell office:value-type="float" office:value="-9.02283" calcext:value-type="float">
            <text:p>-9.02283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986" calcext:value-type="float">
            <text:p>4.986</text:p>
          </table:table-cell>
          <table:table-cell office:value-type="float" office:value="-8.99925" calcext:value-type="float">
            <text:p>-8.99925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004" calcext:value-type="float">
            <text:p>5.004</text:p>
          </table:table-cell>
          <table:table-cell office:value-type="float" office:value="6.60634" calcext:value-type="float">
            <text:p>6.60634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022" calcext:value-type="float">
            <text:p>5.022</text:p>
          </table:table-cell>
          <table:table-cell office:value-type="float" office:value="6.50367" calcext:value-type="float">
            <text:p>6.50367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04" calcext:value-type="float">
            <text:p>5.04</text:p>
          </table:table-cell>
          <table:table-cell office:value-type="float" office:value="6.55999" calcext:value-type="float">
            <text:p>6.55999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058" calcext:value-type="float">
            <text:p>5.058</text:p>
          </table:table-cell>
          <table:table-cell office:value-type="float" office:value="6.60409" calcext:value-type="float">
            <text:p>6.60409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076" calcext:value-type="float">
            <text:p>5.076</text:p>
          </table:table-cell>
          <table:table-cell office:value-type="float" office:value="6.63803" calcext:value-type="float">
            <text:p>6.63803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094" calcext:value-type="float">
            <text:p>5.094</text:p>
          </table:table-cell>
          <table:table-cell office:value-type="float" office:value="6.6042" calcext:value-type="float">
            <text:p>6.6042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112" calcext:value-type="float">
            <text:p>5.112</text:p>
          </table:table-cell>
          <table:table-cell office:value-type="float" office:value="6.50945" calcext:value-type="float">
            <text:p>6.50945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.13" calcext:value-type="float">
            <text:p>5.13</text:p>
          </table:table-cell>
          <table:table-cell office:value-type="float" office:value="6.5536" calcext:value-type="float">
            <text:p>6.5536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148" calcext:value-type="float">
            <text:p>5.148</text:p>
          </table:table-cell>
          <table:table-cell office:value-type="float" office:value="6.56612" calcext:value-type="float">
            <text:p>6.56612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166" calcext:value-type="float">
            <text:p>5.166</text:p>
          </table:table-cell>
          <table:table-cell office:value-type="float" office:value="6.56137" calcext:value-type="float">
            <text:p>6.56137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184" calcext:value-type="float">
            <text:p>5.184</text:p>
          </table:table-cell>
          <table:table-cell office:value-type="float" office:value="6.6627" calcext:value-type="float">
            <text:p>6.6627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202" calcext:value-type="float">
            <text:p>5.202</text:p>
          </table:table-cell>
          <table:table-cell office:value-type="float" office:value="6.63639" calcext:value-type="float">
            <text:p>6.63639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.22" calcext:value-type="float">
            <text:p>5.22</text:p>
          </table:table-cell>
          <table:table-cell office:value-type="float" office:value="6.51081" calcext:value-type="float">
            <text:p>6.51081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.238" calcext:value-type="float">
            <text:p>5.238</text:p>
          </table:table-cell>
          <table:table-cell office:value-type="float" office:value="6.61364" calcext:value-type="float">
            <text:p>6.61364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.256" calcext:value-type="float">
            <text:p>5.256</text:p>
          </table:table-cell>
          <table:table-cell office:value-type="float" office:value="6.55373" calcext:value-type="float">
            <text:p>6.55373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274" calcext:value-type="float">
            <text:p>5.274</text:p>
          </table:table-cell>
          <table:table-cell office:value-type="float" office:value="6.46613" calcext:value-type="float">
            <text:p>6.46613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292" calcext:value-type="float">
            <text:p>5.292</text:p>
          </table:table-cell>
          <table:table-cell office:value-type="float" office:value="6.52141" calcext:value-type="float">
            <text:p>6.52141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.31" calcext:value-type="float">
            <text:p>5.31</text:p>
          </table:table-cell>
          <table:table-cell office:value-type="float" office:value="6.61284" calcext:value-type="float">
            <text:p>6.61284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.328" calcext:value-type="float">
            <text:p>5.328</text:p>
          </table:table-cell>
          <table:table-cell office:value-type="float" office:value="6.65775" calcext:value-type="float">
            <text:p>6.65775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.346" calcext:value-type="float">
            <text:p>5.346</text:p>
          </table:table-cell>
          <table:table-cell office:value-type="float" office:value="6.49047" calcext:value-type="float">
            <text:p>6.49047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.364" calcext:value-type="float">
            <text:p>5.364</text:p>
          </table:table-cell>
          <table:table-cell office:value-type="float" office:value="6.45781" calcext:value-type="float">
            <text:p>6.45781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.382" calcext:value-type="float">
            <text:p>5.382</text:p>
          </table:table-cell>
          <table:table-cell office:value-type="float" office:value="6.51696" calcext:value-type="float">
            <text:p>6.51696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" calcext:value-type="float">
            <text:p>5.4</text:p>
          </table:table-cell>
          <table:table-cell office:value-type="float" office:value="6.51663" calcext:value-type="float">
            <text:p>6.51663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.418" calcext:value-type="float">
            <text:p>5.418</text:p>
          </table:table-cell>
          <table:table-cell office:value-type="float" office:value="6.51791" calcext:value-type="float">
            <text:p>6.5179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.436" calcext:value-type="float">
            <text:p>5.436</text:p>
          </table:table-cell>
          <table:table-cell office:value-type="float" office:value="6.53753" calcext:value-type="float">
            <text:p>6.53753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454" calcext:value-type="float">
            <text:p>5.454</text:p>
          </table:table-cell>
          <table:table-cell office:value-type="float" office:value="6.57302" calcext:value-type="float">
            <text:p>6.57302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.472" calcext:value-type="float">
            <text:p>5.472</text:p>
          </table:table-cell>
          <table:table-cell office:value-type="float" office:value="6.58725" calcext:value-type="float">
            <text:p>6.58725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.49" calcext:value-type="float">
            <text:p>5.49</text:p>
          </table:table-cell>
          <table:table-cell office:value-type="float" office:value="6.47795" calcext:value-type="float">
            <text:p>6.47795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.508" calcext:value-type="float">
            <text:p>5.508</text:p>
          </table:table-cell>
          <table:table-cell office:value-type="float" office:value="6.56097" calcext:value-type="float">
            <text:p>6.56097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.526" calcext:value-type="float">
            <text:p>5.526</text:p>
          </table:table-cell>
          <table:table-cell office:value-type="float" office:value="6.47375" calcext:value-type="float">
            <text:p>6.47375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.544" calcext:value-type="float">
            <text:p>5.544</text:p>
          </table:table-cell>
          <table:table-cell office:value-type="float" office:value="6.47913" calcext:value-type="float">
            <text:p>6.47913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.562" calcext:value-type="float">
            <text:p>5.562</text:p>
          </table:table-cell>
          <table:table-cell office:value-type="float" office:value="6.47837" calcext:value-type="float">
            <text:p>6.47837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.58" calcext:value-type="float">
            <text:p>5.58</text:p>
          </table:table-cell>
          <table:table-cell office:value-type="float" office:value="6.514" calcext:value-type="float">
            <text:p>6.514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.598" calcext:value-type="float">
            <text:p>5.598</text:p>
          </table:table-cell>
          <table:table-cell office:value-type="float" office:value="6.52284" calcext:value-type="float">
            <text:p>6.52284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616" calcext:value-type="float">
            <text:p>5.616</text:p>
          </table:table-cell>
          <table:table-cell office:value-type="float" office:value="6.49991" calcext:value-type="float">
            <text:p>6.49991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.634" calcext:value-type="float">
            <text:p>5.634</text:p>
          </table:table-cell>
          <table:table-cell office:value-type="float" office:value="6.62953" calcext:value-type="float">
            <text:p>6.62953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652" calcext:value-type="float">
            <text:p>5.652</text:p>
          </table:table-cell>
          <table:table-cell office:value-type="float" office:value="6.64467" calcext:value-type="float">
            <text:p>6.64467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.67" calcext:value-type="float">
            <text:p>5.67</text:p>
          </table:table-cell>
          <table:table-cell office:value-type="float" office:value="6.62169" calcext:value-type="float">
            <text:p>6.62169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.688" calcext:value-type="float">
            <text:p>5.688</text:p>
          </table:table-cell>
          <table:table-cell office:value-type="float" office:value="6.49484" calcext:value-type="float">
            <text:p>6.49484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706" calcext:value-type="float">
            <text:p>5.706</text:p>
          </table:table-cell>
          <table:table-cell office:value-type="float" office:value="6.54297" calcext:value-type="float">
            <text:p>6.54297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.724" calcext:value-type="float">
            <text:p>5.724</text:p>
          </table:table-cell>
          <table:table-cell office:value-type="float" office:value="6.48405" calcext:value-type="float">
            <text:p>6.48405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.742" calcext:value-type="float">
            <text:p>5.742</text:p>
          </table:table-cell>
          <table:table-cell office:value-type="float" office:value="6.46975" calcext:value-type="float">
            <text:p>6.46975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.76" calcext:value-type="float">
            <text:p>5.76</text:p>
          </table:table-cell>
          <table:table-cell office:value-type="float" office:value="6.4801" calcext:value-type="float">
            <text:p>6.4801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.778" calcext:value-type="float">
            <text:p>5.778</text:p>
          </table:table-cell>
          <table:table-cell office:value-type="float" office:value="6.48973" calcext:value-type="float">
            <text:p>6.48973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.796" calcext:value-type="float">
            <text:p>5.796</text:p>
          </table:table-cell>
          <table:table-cell office:value-type="float" office:value="6.52542" calcext:value-type="float">
            <text:p>6.52542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.814" calcext:value-type="float">
            <text:p>5.814</text:p>
          </table:table-cell>
          <table:table-cell office:value-type="float" office:value="6.44631" calcext:value-type="float">
            <text:p>6.44631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.832" calcext:value-type="float">
            <text:p>5.832</text:p>
          </table:table-cell>
          <table:table-cell office:value-type="float" office:value="6.54337" calcext:value-type="float">
            <text:p>6.54337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.85" calcext:value-type="float">
            <text:p>5.85</text:p>
          </table:table-cell>
          <table:table-cell office:value-type="float" office:value="6.49724" calcext:value-type="float">
            <text:p>6.49724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.868" calcext:value-type="float">
            <text:p>5.868</text:p>
          </table:table-cell>
          <table:table-cell office:value-type="float" office:value="6.43607" calcext:value-type="float">
            <text:p>6.43607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.886" calcext:value-type="float">
            <text:p>5.886</text:p>
          </table:table-cell>
          <table:table-cell office:value-type="float" office:value="6.49432" calcext:value-type="float">
            <text:p>6.49432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.904" calcext:value-type="float">
            <text:p>5.904</text:p>
          </table:table-cell>
          <table:table-cell office:value-type="float" office:value="6.26755" calcext:value-type="float">
            <text:p>6.26755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922" calcext:value-type="float">
            <text:p>5.922</text:p>
          </table:table-cell>
          <table:table-cell office:value-type="float" office:value="6.44582" calcext:value-type="float">
            <text:p>6.44582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94" calcext:value-type="float">
            <text:p>5.94</text:p>
          </table:table-cell>
          <table:table-cell office:value-type="float" office:value="6.53782" calcext:value-type="float">
            <text:p>6.53782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.958" calcext:value-type="float">
            <text:p>5.958</text:p>
          </table:table-cell>
          <table:table-cell office:value-type="float" office:value="6.31778" calcext:value-type="float">
            <text:p>6.31778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976" calcext:value-type="float">
            <text:p>5.976</text:p>
          </table:table-cell>
          <table:table-cell office:value-type="float" office:value="6.44031" calcext:value-type="float">
            <text:p>6.44031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.994" calcext:value-type="float">
            <text:p>5.994</text:p>
          </table:table-cell>
          <table:table-cell office:value-type="float" office:value="6.45902" calcext:value-type="float">
            <text:p>6.45902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012" calcext:value-type="float">
            <text:p>6.012</text:p>
          </table:table-cell>
          <table:table-cell office:value-type="float" office:value="6.32715" calcext:value-type="float">
            <text:p>6.32715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03" calcext:value-type="float">
            <text:p>6.03</text:p>
          </table:table-cell>
          <table:table-cell office:value-type="float" office:value="6.47595" calcext:value-type="float">
            <text:p>6.47595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048" calcext:value-type="float">
            <text:p>6.048</text:p>
          </table:table-cell>
          <table:table-cell office:value-type="float" office:value="6.49839" calcext:value-type="float">
            <text:p>6.49839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066" calcext:value-type="float">
            <text:p>6.066</text:p>
          </table:table-cell>
          <table:table-cell office:value-type="float" office:value="6.34282" calcext:value-type="float">
            <text:p>6.34282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084" calcext:value-type="float">
            <text:p>6.084</text:p>
          </table:table-cell>
          <table:table-cell office:value-type="float" office:value="6.50398" calcext:value-type="float">
            <text:p>6.50398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102" calcext:value-type="float">
            <text:p>6.102</text:p>
          </table:table-cell>
          <table:table-cell office:value-type="float" office:value="6.32571" calcext:value-type="float">
            <text:p>6.32571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12" calcext:value-type="float">
            <text:p>6.12</text:p>
          </table:table-cell>
          <table:table-cell office:value-type="float" office:value="6.4724" calcext:value-type="float">
            <text:p>6.4724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138" calcext:value-type="float">
            <text:p>6.138</text:p>
          </table:table-cell>
          <table:table-cell office:value-type="float" office:value="6.46293" calcext:value-type="float">
            <text:p>6.46293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156" calcext:value-type="float">
            <text:p>6.156</text:p>
          </table:table-cell>
          <table:table-cell office:value-type="float" office:value="6.50875" calcext:value-type="float">
            <text:p>6.50875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174" calcext:value-type="float">
            <text:p>6.174</text:p>
          </table:table-cell>
          <table:table-cell office:value-type="float" office:value="6.49986" calcext:value-type="float">
            <text:p>6.49986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192" calcext:value-type="float">
            <text:p>6.192</text:p>
          </table:table-cell>
          <table:table-cell office:value-type="float" office:value="6.31205" calcext:value-type="float">
            <text:p>6.31205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21" calcext:value-type="float">
            <text:p>6.21</text:p>
          </table:table-cell>
          <table:table-cell office:value-type="float" office:value="6.31888" calcext:value-type="float">
            <text:p>6.31888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228" calcext:value-type="float">
            <text:p>6.228</text:p>
          </table:table-cell>
          <table:table-cell office:value-type="float" office:value="6.50189" calcext:value-type="float">
            <text:p>6.50189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246" calcext:value-type="float">
            <text:p>6.246</text:p>
          </table:table-cell>
          <table:table-cell office:value-type="float" office:value="6.37137" calcext:value-type="float">
            <text:p>6.37137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264" calcext:value-type="float">
            <text:p>6.264</text:p>
          </table:table-cell>
          <table:table-cell office:value-type="float" office:value="6.51627" calcext:value-type="float">
            <text:p>6.51627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282" calcext:value-type="float">
            <text:p>6.282</text:p>
          </table:table-cell>
          <table:table-cell office:value-type="float" office:value="6.46582" calcext:value-type="float">
            <text:p>6.46582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3" calcext:value-type="float">
            <text:p>6.3</text:p>
          </table:table-cell>
          <table:table-cell office:value-type="float" office:value="6.55032" calcext:value-type="float">
            <text:p>6.55032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318" calcext:value-type="float">
            <text:p>6.318</text:p>
          </table:table-cell>
          <table:table-cell office:value-type="float" office:value="6.5831" calcext:value-type="float">
            <text:p>6.5831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336" calcext:value-type="float">
            <text:p>6.336</text:p>
          </table:table-cell>
          <table:table-cell office:value-type="float" office:value="6.5289" calcext:value-type="float">
            <text:p>6.5289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354" calcext:value-type="float">
            <text:p>6.354</text:p>
          </table:table-cell>
          <table:table-cell office:value-type="float" office:value="6.59804" calcext:value-type="float">
            <text:p>6.59804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372" calcext:value-type="float">
            <text:p>6.372</text:p>
          </table:table-cell>
          <table:table-cell office:value-type="float" office:value="6.46875" calcext:value-type="float">
            <text:p>6.46875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39" calcext:value-type="float">
            <text:p>6.39</text:p>
          </table:table-cell>
          <table:table-cell office:value-type="float" office:value="6.62133" calcext:value-type="float">
            <text:p>6.62133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408" calcext:value-type="float">
            <text:p>6.408</text:p>
          </table:table-cell>
          <table:table-cell office:value-type="float" office:value="6.51847" calcext:value-type="float">
            <text:p>6.51847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426" calcext:value-type="float">
            <text:p>6.426</text:p>
          </table:table-cell>
          <table:table-cell office:value-type="float" office:value="6.59228" calcext:value-type="float">
            <text:p>6.59228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444" calcext:value-type="float">
            <text:p>6.444</text:p>
          </table:table-cell>
          <table:table-cell office:value-type="float" office:value="6.55811" calcext:value-type="float">
            <text:p>6.55811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462" calcext:value-type="float">
            <text:p>6.462</text:p>
          </table:table-cell>
          <table:table-cell office:value-type="float" office:value="1.8585" calcext:value-type="float">
            <text:p>1.8585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48" calcext:value-type="float">
            <text:p>6.48</text:p>
          </table:table-cell>
          <table:table-cell office:value-type="float" office:value="1.88743" calcext:value-type="float">
            <text:p>1.88743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498" calcext:value-type="float">
            <text:p>6.498</text:p>
          </table:table-cell>
          <table:table-cell office:value-type="float" office:value="1.04017" calcext:value-type="float">
            <text:p>1.04017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16" calcext:value-type="float">
            <text:p>6.516</text:p>
          </table:table-cell>
          <table:table-cell office:value-type="float" office:value="2.14985" calcext:value-type="float">
            <text:p>2.14985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34" calcext:value-type="float">
            <text:p>6.534</text:p>
          </table:table-cell>
          <table:table-cell office:value-type="float" office:value="2.00873" calcext:value-type="float">
            <text:p>2.00873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552" calcext:value-type="float">
            <text:p>6.552</text:p>
          </table:table-cell>
          <table:table-cell office:value-type="float" office:value="2.15408" calcext:value-type="float">
            <text:p>2.15408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57" calcext:value-type="float">
            <text:p>6.57</text:p>
          </table:table-cell>
          <table:table-cell office:value-type="float" office:value="1.99767" calcext:value-type="float">
            <text:p>1.99767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88" calcext:value-type="float">
            <text:p>6.588</text:p>
          </table:table-cell>
          <table:table-cell office:value-type="float" office:value="2.14659" calcext:value-type="float">
            <text:p>2.14659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06" calcext:value-type="float">
            <text:p>6.606</text:p>
          </table:table-cell>
          <table:table-cell office:value-type="float" office:value="1.99623" calcext:value-type="float">
            <text:p>1.99623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24" calcext:value-type="float">
            <text:p>6.624</text:p>
          </table:table-cell>
          <table:table-cell office:value-type="float" office:value="2.15305" calcext:value-type="float">
            <text:p>2.15305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42" calcext:value-type="float">
            <text:p>6.642</text:p>
          </table:table-cell>
          <table:table-cell office:value-type="float" office:value="2.04121" calcext:value-type="float">
            <text:p>2.04121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6" calcext:value-type="float">
            <text:p>6.66</text:p>
          </table:table-cell>
          <table:table-cell office:value-type="float" office:value="2.20551" calcext:value-type="float">
            <text:p>2.20551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78" calcext:value-type="float">
            <text:p>6.678</text:p>
          </table:table-cell>
          <table:table-cell office:value-type="float" office:value="2.0751" calcext:value-type="float">
            <text:p>2.0751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96" calcext:value-type="float">
            <text:p>6.696</text:p>
          </table:table-cell>
          <table:table-cell office:value-type="float" office:value="2.24852" calcext:value-type="float">
            <text:p>2.24852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14" calcext:value-type="float">
            <text:p>6.714</text:p>
          </table:table-cell>
          <table:table-cell office:value-type="float" office:value="1.87998" calcext:value-type="float">
            <text:p>1.87998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32" calcext:value-type="float">
            <text:p>6.732</text:p>
          </table:table-cell>
          <table:table-cell office:value-type="float" office:value="1.78635" calcext:value-type="float">
            <text:p>1.78635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5" calcext:value-type="float">
            <text:p>6.75</text:p>
          </table:table-cell>
          <table:table-cell office:value-type="float" office:value="1.68654" calcext:value-type="float">
            <text:p>1.68654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68" calcext:value-type="float">
            <text:p>6.768</text:p>
          </table:table-cell>
          <table:table-cell office:value-type="float" office:value="0.96127" calcext:value-type="float">
            <text:p>0.96127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86" calcext:value-type="float">
            <text:p>6.786</text:p>
          </table:table-cell>
          <table:table-cell office:value-type="float" office:value="1.03772" calcext:value-type="float">
            <text:p>1.03772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04" calcext:value-type="float">
            <text:p>6.804</text:p>
          </table:table-cell>
          <table:table-cell office:value-type="float" office:value="1.08149" calcext:value-type="float">
            <text:p>1.08149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22" calcext:value-type="float">
            <text:p>6.822</text:p>
          </table:table-cell>
          <table:table-cell office:value-type="float" office:value="1.13095" calcext:value-type="float">
            <text:p>1.13095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4" calcext:value-type="float">
            <text:p>6.84</text:p>
          </table:table-cell>
          <table:table-cell office:value-type="float" office:value="1.22158" calcext:value-type="float">
            <text:p>1.22158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58" calcext:value-type="float">
            <text:p>6.858</text:p>
          </table:table-cell>
          <table:table-cell office:value-type="float" office:value="1.28016" calcext:value-type="float">
            <text:p>1.28016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76" calcext:value-type="float">
            <text:p>6.876</text:p>
          </table:table-cell>
          <table:table-cell office:value-type="float" office:value="1.38043" calcext:value-type="float">
            <text:p>1.38043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94" calcext:value-type="float">
            <text:p>6.894</text:p>
          </table:table-cell>
          <table:table-cell office:value-type="float" office:value="1.44774" calcext:value-type="float">
            <text:p>1.44774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912" calcext:value-type="float">
            <text:p>6.912</text:p>
          </table:table-cell>
          <table:table-cell office:value-type="float" office:value="1.52173" calcext:value-type="float">
            <text:p>1.52173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93" calcext:value-type="float">
            <text:p>6.93</text:p>
          </table:table-cell>
          <table:table-cell office:value-type="float" office:value="1.63765" calcext:value-type="float">
            <text:p>1.63765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948" calcext:value-type="float">
            <text:p>6.948</text:p>
          </table:table-cell>
          <table:table-cell office:value-type="float" office:value="1.72251" calcext:value-type="float">
            <text:p>1.72251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966" calcext:value-type="float">
            <text:p>6.966</text:p>
          </table:table-cell>
          <table:table-cell office:value-type="float" office:value="1.08275" calcext:value-type="float">
            <text:p>1.08275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984" calcext:value-type="float">
            <text:p>6.984</text:p>
          </table:table-cell>
          <table:table-cell office:value-type="float" office:value="2.50148" calcext:value-type="float">
            <text:p>2.50148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002" calcext:value-type="float">
            <text:p>7.002</text:p>
          </table:table-cell>
          <table:table-cell office:value-type="float" office:value="2.36937" calcext:value-type="float">
            <text:p>2.36937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02" calcext:value-type="float">
            <text:p>7.02</text:p>
          </table:table-cell>
          <table:table-cell office:value-type="float" office:value="1.97919" calcext:value-type="float">
            <text:p>1.97919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038" calcext:value-type="float">
            <text:p>7.038</text:p>
          </table:table-cell>
          <table:table-cell office:value-type="float" office:value="2.2266" calcext:value-type="float">
            <text:p>2.2266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056" calcext:value-type="float">
            <text:p>7.056</text:p>
          </table:table-cell>
          <table:table-cell office:value-type="float" office:value="2.06647" calcext:value-type="float">
            <text:p>2.06647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074" calcext:value-type="float">
            <text:p>7.074</text:p>
          </table:table-cell>
          <table:table-cell office:value-type="float" office:value="2.06919" calcext:value-type="float">
            <text:p>2.06919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092" calcext:value-type="float">
            <text:p>7.092</text:p>
          </table:table-cell>
          <table:table-cell office:value-type="float" office:value="2.54574" calcext:value-type="float">
            <text:p>2.54574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11" calcext:value-type="float">
            <text:p>7.11</text:p>
          </table:table-cell>
          <table:table-cell office:value-type="float" office:value="2.08061" calcext:value-type="float">
            <text:p>2.08061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128" calcext:value-type="float">
            <text:p>7.128</text:p>
          </table:table-cell>
          <table:table-cell office:value-type="float" office:value="0.962488" calcext:value-type="float">
            <text:p>0.962488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146" calcext:value-type="float">
            <text:p>7.146</text:p>
          </table:table-cell>
          <table:table-cell office:value-type="float" office:value="1.02362" calcext:value-type="float">
            <text:p>1.02362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164" calcext:value-type="float">
            <text:p>7.164</text:p>
          </table:table-cell>
          <table:table-cell office:value-type="float" office:value="1.57965" calcext:value-type="float">
            <text:p>1.57965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182" calcext:value-type="float">
            <text:p>7.182</text:p>
          </table:table-cell>
          <table:table-cell office:value-type="float" office:value="1.17014" calcext:value-type="float">
            <text:p>1.17014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2" calcext:value-type="float">
            <text:p>7.2</text:p>
          </table:table-cell>
          <table:table-cell office:value-type="float" office:value="2.59233" calcext:value-type="float">
            <text:p>2.59233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218" calcext:value-type="float">
            <text:p>7.218</text:p>
          </table:table-cell>
          <table:table-cell office:value-type="float" office:value="2.59919" calcext:value-type="float">
            <text:p>2.59919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236" calcext:value-type="float">
            <text:p>7.236</text:p>
          </table:table-cell>
          <table:table-cell office:value-type="float" office:value="2.5689" calcext:value-type="float">
            <text:p>2.5689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254" calcext:value-type="float">
            <text:p>7.254</text:p>
          </table:table-cell>
          <table:table-cell office:value-type="float" office:value="2.47774" calcext:value-type="float">
            <text:p>2.47774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272" calcext:value-type="float">
            <text:p>7.272</text:p>
          </table:table-cell>
          <table:table-cell office:value-type="float" office:value="2.54386" calcext:value-type="float">
            <text:p>2.54386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29" calcext:value-type="float">
            <text:p>7.29</text:p>
          </table:table-cell>
          <table:table-cell office:value-type="float" office:value="2.31395" calcext:value-type="float">
            <text:p>2.31395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308" calcext:value-type="float">
            <text:p>7.308</text:p>
          </table:table-cell>
          <table:table-cell office:value-type="float" office:value="1.01011" calcext:value-type="float">
            <text:p>1.01011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326" calcext:value-type="float">
            <text:p>7.326</text:p>
          </table:table-cell>
          <table:table-cell office:value-type="float" office:value="1.25407" calcext:value-type="float">
            <text:p>1.25407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344" calcext:value-type="float">
            <text:p>7.344</text:p>
          </table:table-cell>
          <table:table-cell office:value-type="float" office:value="1.26305" calcext:value-type="float">
            <text:p>1.26305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362" calcext:value-type="float">
            <text:p>7.362</text:p>
          </table:table-cell>
          <table:table-cell office:value-type="float" office:value="1.85682" calcext:value-type="float">
            <text:p>1.85682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38" calcext:value-type="float">
            <text:p>7.38</text:p>
          </table:table-cell>
          <table:table-cell office:value-type="float" office:value="1.7682" calcext:value-type="float">
            <text:p>1.7682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398" calcext:value-type="float">
            <text:p>7.398</text:p>
          </table:table-cell>
          <table:table-cell office:value-type="float" office:value="1.81256" calcext:value-type="float">
            <text:p>1.81256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416" calcext:value-type="float">
            <text:p>7.416</text:p>
          </table:table-cell>
          <table:table-cell office:value-type="float" office:value="1.83108" calcext:value-type="float">
            <text:p>1.83108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434" calcext:value-type="float">
            <text:p>7.434</text:p>
          </table:table-cell>
          <table:table-cell office:value-type="float" office:value="1.84618" calcext:value-type="float">
            <text:p>1.84618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452" calcext:value-type="float">
            <text:p>7.452</text:p>
          </table:table-cell>
          <table:table-cell office:value-type="float" office:value="1.8483" calcext:value-type="float">
            <text:p>1.8483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47" calcext:value-type="float">
            <text:p>7.47</text:p>
          </table:table-cell>
          <table:table-cell office:value-type="float" office:value="1.8548" calcext:value-type="float">
            <text:p>1.8548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488" calcext:value-type="float">
            <text:p>7.488</text:p>
          </table:table-cell>
          <table:table-cell office:value-type="float" office:value="1.8495" calcext:value-type="float">
            <text:p>1.8495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506" calcext:value-type="float">
            <text:p>7.506</text:p>
          </table:table-cell>
          <table:table-cell office:value-type="float" office:value="6.48856" calcext:value-type="float">
            <text:p>6.48856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524" calcext:value-type="float">
            <text:p>7.524</text:p>
          </table:table-cell>
          <table:table-cell office:value-type="float" office:value="6.56471" calcext:value-type="float">
            <text:p>6.56471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542" calcext:value-type="float">
            <text:p>7.542</text:p>
          </table:table-cell>
          <table:table-cell office:value-type="float" office:value="6.61061" calcext:value-type="float">
            <text:p>6.61061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56" calcext:value-type="float">
            <text:p>7.56</text:p>
          </table:table-cell>
          <table:table-cell office:value-type="float" office:value="6.56575" calcext:value-type="float">
            <text:p>6.56575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578" calcext:value-type="float">
            <text:p>7.578</text:p>
          </table:table-cell>
          <table:table-cell office:value-type="float" office:value="6.63957" calcext:value-type="float">
            <text:p>6.63957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596" calcext:value-type="float">
            <text:p>7.596</text:p>
          </table:table-cell>
          <table:table-cell office:value-type="float" office:value="6.59692" calcext:value-type="float">
            <text:p>6.59692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614" calcext:value-type="float">
            <text:p>7.614</text:p>
          </table:table-cell>
          <table:table-cell office:value-type="float" office:value="6.56188" calcext:value-type="float">
            <text:p>6.56188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632" calcext:value-type="float">
            <text:p>7.632</text:p>
          </table:table-cell>
          <table:table-cell office:value-type="float" office:value="6.59193" calcext:value-type="float">
            <text:p>6.59193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65" calcext:value-type="float">
            <text:p>7.65</text:p>
          </table:table-cell>
          <table:table-cell office:value-type="float" office:value="6.55294" calcext:value-type="float">
            <text:p>6.55294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668" calcext:value-type="float">
            <text:p>7.668</text:p>
          </table:table-cell>
          <table:table-cell office:value-type="float" office:value="6.55401" calcext:value-type="float">
            <text:p>6.55401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686" calcext:value-type="float">
            <text:p>7.686</text:p>
          </table:table-cell>
          <table:table-cell office:value-type="float" office:value="6.55694" calcext:value-type="float">
            <text:p>6.55694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704" calcext:value-type="float">
            <text:p>7.704</text:p>
          </table:table-cell>
          <table:table-cell office:value-type="float" office:value="6.50915" calcext:value-type="float">
            <text:p>6.50915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722" calcext:value-type="float">
            <text:p>7.722</text:p>
          </table:table-cell>
          <table:table-cell office:value-type="float" office:value="6.46903" calcext:value-type="float">
            <text:p>6.46903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74" calcext:value-type="float">
            <text:p>7.74</text:p>
          </table:table-cell>
          <table:table-cell office:value-type="float" office:value="6.46615" calcext:value-type="float">
            <text:p>6.46615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758" calcext:value-type="float">
            <text:p>7.758</text:p>
          </table:table-cell>
          <table:table-cell office:value-type="float" office:value="6.49602" calcext:value-type="float">
            <text:p>6.49602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776" calcext:value-type="float">
            <text:p>7.776</text:p>
          </table:table-cell>
          <table:table-cell office:value-type="float" office:value="6.53055" calcext:value-type="float">
            <text:p>6.53055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794" calcext:value-type="float">
            <text:p>7.794</text:p>
          </table:table-cell>
          <table:table-cell office:value-type="float" office:value="6.52948" calcext:value-type="float">
            <text:p>6.52948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812" calcext:value-type="float">
            <text:p>7.812</text:p>
          </table:table-cell>
          <table:table-cell office:value-type="float" office:value="6.59492" calcext:value-type="float">
            <text:p>6.59492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83" calcext:value-type="float">
            <text:p>7.83</text:p>
          </table:table-cell>
          <table:table-cell office:value-type="float" office:value="6.57584" calcext:value-type="float">
            <text:p>6.57584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848" calcext:value-type="float">
            <text:p>7.848</text:p>
          </table:table-cell>
          <table:table-cell office:value-type="float" office:value="6.50693" calcext:value-type="float">
            <text:p>6.50693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866" calcext:value-type="float">
            <text:p>7.866</text:p>
          </table:table-cell>
          <table:table-cell office:value-type="float" office:value="6.50687" calcext:value-type="float">
            <text:p>6.50687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884" calcext:value-type="float">
            <text:p>7.884</text:p>
          </table:table-cell>
          <table:table-cell office:value-type="float" office:value="6.52187" calcext:value-type="float">
            <text:p>6.52187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902" calcext:value-type="float">
            <text:p>7.902</text:p>
          </table:table-cell>
          <table:table-cell office:value-type="float" office:value="6.63623" calcext:value-type="float">
            <text:p>6.63623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92" calcext:value-type="float">
            <text:p>7.92</text:p>
          </table:table-cell>
          <table:table-cell office:value-type="float" office:value="6.50718" calcext:value-type="float">
            <text:p>6.50718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938" calcext:value-type="float">
            <text:p>7.938</text:p>
          </table:table-cell>
          <table:table-cell office:value-type="float" office:value="6.52009" calcext:value-type="float">
            <text:p>6.52009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956" calcext:value-type="float">
            <text:p>7.956</text:p>
          </table:table-cell>
          <table:table-cell office:value-type="float" office:value="6.6453" calcext:value-type="float">
            <text:p>6.6453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974" calcext:value-type="float">
            <text:p>7.974</text:p>
          </table:table-cell>
          <table:table-cell office:value-type="float" office:value="6.49292" calcext:value-type="float">
            <text:p>6.49292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992" calcext:value-type="float">
            <text:p>7.992</text:p>
          </table:table-cell>
          <table:table-cell office:value-type="float" office:value="6.62075" calcext:value-type="float">
            <text:p>6.62075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01" calcext:value-type="float">
            <text:p>8.01</text:p>
          </table:table-cell>
          <table:table-cell office:value-type="float" office:value="6.54489" calcext:value-type="float">
            <text:p>6.54489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.028" calcext:value-type="float">
            <text:p>8.028</text:p>
          </table:table-cell>
          <table:table-cell office:value-type="float" office:value="6.6483" calcext:value-type="float">
            <text:p>6.6483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.046" calcext:value-type="float">
            <text:p>8.046</text:p>
          </table:table-cell>
          <table:table-cell office:value-type="float" office:value="6.52913" calcext:value-type="float">
            <text:p>6.52913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.064" calcext:value-type="float">
            <text:p>8.064</text:p>
          </table:table-cell>
          <table:table-cell office:value-type="float" office:value="6.44345" calcext:value-type="float">
            <text:p>6.44345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082" calcext:value-type="float">
            <text:p>8.082</text:p>
          </table:table-cell>
          <table:table-cell office:value-type="float" office:value="6.6203" calcext:value-type="float">
            <text:p>6.6203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1" calcext:value-type="float">
            <text:p>8.1</text:p>
          </table:table-cell>
          <table:table-cell office:value-type="float" office:value="6.49536" calcext:value-type="float">
            <text:p>6.49536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118" calcext:value-type="float">
            <text:p>8.118</text:p>
          </table:table-cell>
          <table:table-cell office:value-type="float" office:value="6.45174" calcext:value-type="float">
            <text:p>6.45174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136" calcext:value-type="float">
            <text:p>8.136</text:p>
          </table:table-cell>
          <table:table-cell office:value-type="float" office:value="6.49215" calcext:value-type="float">
            <text:p>6.49215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154" calcext:value-type="float">
            <text:p>8.154</text:p>
          </table:table-cell>
          <table:table-cell office:value-type="float" office:value="6.50367" calcext:value-type="float">
            <text:p>6.50367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172" calcext:value-type="float">
            <text:p>8.172</text:p>
          </table:table-cell>
          <table:table-cell office:value-type="float" office:value="6.63071" calcext:value-type="float">
            <text:p>6.63071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19" calcext:value-type="float">
            <text:p>8.19</text:p>
          </table:table-cell>
          <table:table-cell office:value-type="float" office:value="6.49803" calcext:value-type="float">
            <text:p>6.49803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208" calcext:value-type="float">
            <text:p>8.208</text:p>
          </table:table-cell>
          <table:table-cell office:value-type="float" office:value="6.60676" calcext:value-type="float">
            <text:p>6.60676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226" calcext:value-type="float">
            <text:p>8.226</text:p>
          </table:table-cell>
          <table:table-cell office:value-type="float" office:value="6.63288" calcext:value-type="float">
            <text:p>6.63288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.244" calcext:value-type="float">
            <text:p>8.244</text:p>
          </table:table-cell>
          <table:table-cell office:value-type="float" office:value="6.59793" calcext:value-type="float">
            <text:p>6.59793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262" calcext:value-type="float">
            <text:p>8.262</text:p>
          </table:table-cell>
          <table:table-cell office:value-type="float" office:value="6.554" calcext:value-type="float">
            <text:p>6.554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28" calcext:value-type="float">
            <text:p>8.28</text:p>
          </table:table-cell>
          <table:table-cell office:value-type="float" office:value="6.55268" calcext:value-type="float">
            <text:p>6.55268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298" calcext:value-type="float">
            <text:p>8.298</text:p>
          </table:table-cell>
          <table:table-cell office:value-type="float" office:value="6.6451" calcext:value-type="float">
            <text:p>6.6451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316" calcext:value-type="float">
            <text:p>8.316</text:p>
          </table:table-cell>
          <table:table-cell office:value-type="float" office:value="6.57853" calcext:value-type="float">
            <text:p>6.57853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334" calcext:value-type="float">
            <text:p>8.334</text:p>
          </table:table-cell>
          <table:table-cell office:value-type="float" office:value="6.5813" calcext:value-type="float">
            <text:p>6.5813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352" calcext:value-type="float">
            <text:p>8.352</text:p>
          </table:table-cell>
          <table:table-cell office:value-type="float" office:value="6.62502" calcext:value-type="float">
            <text:p>6.62502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37" calcext:value-type="float">
            <text:p>8.37</text:p>
          </table:table-cell>
          <table:table-cell office:value-type="float" office:value="6.58792" calcext:value-type="float">
            <text:p>6.58792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388" calcext:value-type="float">
            <text:p>8.388</text:p>
          </table:table-cell>
          <table:table-cell office:value-type="float" office:value="6.49221" calcext:value-type="float">
            <text:p>6.49221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406" calcext:value-type="float">
            <text:p>8.406</text:p>
          </table:table-cell>
          <table:table-cell office:value-type="float" office:value="6.68485" calcext:value-type="float">
            <text:p>6.68485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424" calcext:value-type="float">
            <text:p>8.424</text:p>
          </table:table-cell>
          <table:table-cell office:value-type="float" office:value="6.67949" calcext:value-type="float">
            <text:p>6.67949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442" calcext:value-type="float">
            <text:p>8.442</text:p>
          </table:table-cell>
          <table:table-cell office:value-type="float" office:value="6.63039" calcext:value-type="float">
            <text:p>6.63039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46" calcext:value-type="float">
            <text:p>8.46</text:p>
          </table:table-cell>
          <table:table-cell office:value-type="float" office:value="6.68223" calcext:value-type="float">
            <text:p>6.68223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.478" calcext:value-type="float">
            <text:p>8.478</text:p>
          </table:table-cell>
          <table:table-cell office:value-type="float" office:value="6.62673" calcext:value-type="float">
            <text:p>6.62673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.496" calcext:value-type="float">
            <text:p>8.496</text:p>
          </table:table-cell>
          <table:table-cell office:value-type="float" office:value="6.49578" calcext:value-type="float">
            <text:p>6.49578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514" calcext:value-type="float">
            <text:p>8.514</text:p>
          </table:table-cell>
          <table:table-cell office:value-type="float" office:value="6.614" calcext:value-type="float">
            <text:p>6.614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532" calcext:value-type="float">
            <text:p>8.532</text:p>
          </table:table-cell>
          <table:table-cell office:value-type="float" office:value="6.56172" calcext:value-type="float">
            <text:p>6.56172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55" calcext:value-type="float">
            <text:p>8.55</text:p>
          </table:table-cell>
          <table:table-cell office:value-type="float" office:value="1.83677" calcext:value-type="float">
            <text:p>1.83677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.568" calcext:value-type="float">
            <text:p>8.568</text:p>
          </table:table-cell>
          <table:table-cell office:value-type="float" office:value="2.54234" calcext:value-type="float">
            <text:p>2.54234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.586" calcext:value-type="float">
            <text:p>8.586</text:p>
          </table:table-cell>
          <table:table-cell office:value-type="float" office:value="2.96219" calcext:value-type="float">
            <text:p>2.96219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.604" calcext:value-type="float">
            <text:p>8.604</text:p>
          </table:table-cell>
          <table:table-cell office:value-type="float" office:value="2.94767" calcext:value-type="float">
            <text:p>2.94767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.622" calcext:value-type="float">
            <text:p>8.622</text:p>
          </table:table-cell>
          <table:table-cell office:value-type="float" office:value="2.76629" calcext:value-type="float">
            <text:p>2.76629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64" calcext:value-type="float">
            <text:p>8.64</text:p>
          </table:table-cell>
          <table:table-cell office:value-type="float" office:value="2.20814" calcext:value-type="float">
            <text:p>2.20814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.658" calcext:value-type="float">
            <text:p>8.658</text:p>
          </table:table-cell>
          <table:table-cell office:value-type="float" office:value="2.35425" calcext:value-type="float">
            <text:p>2.35425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.676" calcext:value-type="float">
            <text:p>8.676</text:p>
          </table:table-cell>
          <table:table-cell office:value-type="float" office:value="-4.54756" calcext:value-type="float">
            <text:p>-4.54756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.694" calcext:value-type="float">
            <text:p>8.694</text:p>
          </table:table-cell>
          <table:table-cell office:value-type="float" office:value="-4.40074" calcext:value-type="float">
            <text:p>-4.40074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.712" calcext:value-type="float">
            <text:p>8.712</text:p>
          </table:table-cell>
          <table:table-cell office:value-type="float" office:value="-4.10135" calcext:value-type="float">
            <text:p>-4.10135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.73" calcext:value-type="float">
            <text:p>8.73</text:p>
          </table:table-cell>
          <table:table-cell office:value-type="float" office:value="8.37327" calcext:value-type="float">
            <text:p>8.37327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.748" calcext:value-type="float">
            <text:p>8.748</text:p>
          </table:table-cell>
          <table:table-cell office:value-type="float" office:value="8.37032" calcext:value-type="float">
            <text:p>8.37032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.766" calcext:value-type="float">
            <text:p>8.766</text:p>
          </table:table-cell>
          <table:table-cell office:value-type="float" office:value="8.4038" calcext:value-type="float">
            <text:p>8.4038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.784" calcext:value-type="float">
            <text:p>8.784</text:p>
          </table:table-cell>
          <table:table-cell office:value-type="float" office:value="8.35906" calcext:value-type="float">
            <text:p>8.35906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.802" calcext:value-type="float">
            <text:p>8.802</text:p>
          </table:table-cell>
          <table:table-cell office:value-type="float" office:value="7.95817" calcext:value-type="float">
            <text:p>7.95817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82" calcext:value-type="float">
            <text:p>8.82</text:p>
          </table:table-cell>
          <table:table-cell office:value-type="float" office:value="7.9659" calcext:value-type="float">
            <text:p>7.9659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838" calcext:value-type="float">
            <text:p>8.838</text:p>
          </table:table-cell>
          <table:table-cell office:value-type="float" office:value="7.96393" calcext:value-type="float">
            <text:p>7.96393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.856" calcext:value-type="float">
            <text:p>8.856</text:p>
          </table:table-cell>
          <table:table-cell office:value-type="float" office:value="7.97193" calcext:value-type="float">
            <text:p>7.97193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.874" calcext:value-type="float">
            <text:p>8.874</text:p>
          </table:table-cell>
          <table:table-cell office:value-type="float" office:value="1.93902" calcext:value-type="float">
            <text:p>1.93902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.892" calcext:value-type="float">
            <text:p>8.892</text:p>
          </table:table-cell>
          <table:table-cell office:value-type="float" office:value="1.95464" calcext:value-type="float">
            <text:p>1.95464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91" calcext:value-type="float">
            <text:p>8.91</text:p>
          </table:table-cell>
          <table:table-cell office:value-type="float" office:value="1.94529" calcext:value-type="float">
            <text:p>1.94529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.928" calcext:value-type="float">
            <text:p>8.928</text:p>
          </table:table-cell>
          <table:table-cell office:value-type="float" office:value="1.93766" calcext:value-type="float">
            <text:p>1.93766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.946" calcext:value-type="float">
            <text:p>8.946</text:p>
          </table:table-cell>
          <table:table-cell office:value-type="float" office:value="1.94635" calcext:value-type="float">
            <text:p>1.94635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.964" calcext:value-type="float">
            <text:p>8.964</text:p>
          </table:table-cell>
          <table:table-cell office:value-type="float" office:value="1.93692" calcext:value-type="float">
            <text:p>1.93692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982" calcext:value-type="float">
            <text:p>8.982</text:p>
          </table:table-cell>
          <table:table-cell office:value-type="float" office:value="1.95486" calcext:value-type="float">
            <text:p>1.95486</text:p>
          </table:table-cell>
          <table:table-cell table:number-columns-repeated="5"/>
        </table:table-row>
        <table:table-row table:style-name="ro1" table:number-rows-repeated="1047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6.2988in" svg:height="3.5429in" svg:x="0.9283in" svg:y="0.0394in">
            <draw:object draw:notify-on-update-of-ranges="Sheet1.E2:Sheet1.E2 Sheet1.H2:Sheet1.H2 Sheet1.E3:Sheet1.E3 Sheet1.H3:Sheet1.H3 Sheet1.E4:Sheet1.E4 Sheet1.H4:Sheet1.H4 Sheet1.E5:Sheet1.E5 Sheet1.H5:Sheet1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378in" svg:x="0.9106in" svg:y="3.7689in">
            <draw:object draw:notify-on-update-of-ranges="Sheet1.B1:Sheet1.B1 Sheet1.B2:Sheet1.B1001 Sheet1.C1:Sheet1.C1 Sheet1.C2:Sheet1.C10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15:13:28.0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2T15:29:26.571000000</dc:date>
    <meta:generator>LibreOffice/4.1.4.2$Windows_x86 LibreOffice_project/0a0440ccc0227ad9829de5f46be37cfb6edcf72</meta:generator>
    <meta:editing-duration>P0D</meta:editing-duration>
    <meta:editing-cycles>2</meta:editing-cycles>
    <meta:document-statistic meta:table-count="2" meta:cell-count="30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Total Balls in Bins</text:p>
        </chart:title>
        <chart:legend chart:legend-position="end" svg:x="15.06cm" svg:y="3.402cm" style:legend-expansion="high" chart:style-name="ch3"/>
        <chart:plot-area chart:style-name="ch4" table:cell-range-address="Sheet1.E2:Sheet1.E5 Sheet1.H2:Sheet1.H5" chart:data-source-has-labels="column" svg:x="0.77cm" svg:y="1.635cm" svg:width="13.65cm" svg:height="6.765cm">
          <chartooo:coordinate-region svg:x="1.577cm" svg:y="1.847cm" svg:width="12.843cm" svg:height="6.3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2" chart:label-cell-address="Sheet1.E2:Sheet1.E2" chart:class="chart:bar">
            <chart:data-point/>
          </chart:series>
          <chart:series chart:style-name="ch9" chart:values-cell-range-address="Sheet1.H3:Sheet1.H3" chart:label-cell-address="Sheet1.E3:Sheet1.E3" chart:class="chart:bar">
            <chart:data-point/>
          </chart:series>
          <chart:series chart:style-name="ch10" chart:values-cell-range-address="Sheet1.H4:Sheet1.H4" chart:label-cell-address="Sheet1.E4:Sheet1.E4" chart:class="chart:bar">
            <chart:data-point/>
          </chart:series>
          <chart:series chart:style-name="ch11" chart:values-cell-range-address="Sheet1.H5:Sheet1.H5" chart:label-cell-address="Sheet1.E5:Sheet1.E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E2:Sheet1.E2</svg:desc>
                </draw:g>
              </table:table-cell>
              <table:table-cell office:value-type="float" office:value="467">
                <text:p>467</text:p>
                <draw:g>
                  <svg:desc>Sheet1.H2:Sheet1.H2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E3:Sheet1.E3</svg:desc>
                </draw:g>
              </table:table-cell>
              <table:table-cell office:value-type="float" office:value="83">
                <text:p>83</text:p>
                <draw:g>
                  <svg:desc>Sheet1.H3:Sheet1.H3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E4:Sheet1.E4</svg:desc>
                </draw:g>
              </table:table-cell>
              <table:table-cell office:value-type="float" office:value="210">
                <text:p>210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E5:Sheet1.E5</svg:desc>
                </draw:g>
              </table:table-cell>
              <table:table-cell office:value-type="float" office:value="235">
                <text:p>235</text:p>
                <draw:g>
                  <svg:desc>Sheet1.H5:Sheet1.H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line" chart:style-name="ch1">
        <chart:title svg:x="5.8cm" svg:y="0.315cm" chart:style-name="ch2">
          <text:p>Start -&gt; End Positions</text:p>
        </chart:title>
        <chart:legend chart:legend-position="end" svg:x="12.937cm" svg:y="3.919cm" style:legend-expansion="high" chart:style-name="ch3"/>
        <chart:plot-area chart:style-name="ch4" table:cell-range-address="Sheet1.B1:Sheet1.C1001" chart:data-source-has-labels="row" svg:x="0.77cm" svg:y="1.631cm" svg:width="11.527cm" svg:height="6.757cm">
          <chartooo:coordinate-region svg:x="1.497cm" svg:y="1.843cm" svg:width="10.777cm" svg:height="6.33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01" chart:label-cell-address="Sheet1.B1:Sheet1.B1" chart:class="chart:line">
            <chart:data-point chart:repeated="1000"/>
          </chart:series>
          <chart:series chart:style-name="ch8" chart:values-cell-range-address="Sheet1.C2:Sheet1.C1001" chart:label-cell-address="Sheet1.C1:Sheet1.C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p Point:</text:p>
                <draw:g>
                  <svg:desc>Sheet1.B1:Sheet1.B1</svg:desc>
                </draw:g>
              </table:table-cell>
              <table:table-cell office:value-type="string">
                <text:p>Result: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">
                <text:p>-9</text:p>
                <draw:g>
                  <svg:desc>Sheet1.B2:Sheet1.B1001</svg:desc>
                </draw:g>
              </table:table-cell>
              <table:table-cell office:value-type="float" office:value="-0.478065">
                <text:p>-0.478065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982">
                <text:p>-8.982</text:p>
              </table:table-cell>
              <table:table-cell office:value-type="float" office:value="-0.541584">
                <text:p>-0.541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64">
                <text:p>-8.964</text:p>
              </table:table-cell>
              <table:table-cell office:value-type="float" office:value="-0.585611">
                <text:p>-0.585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946">
                <text:p>-8.946</text:p>
              </table:table-cell>
              <table:table-cell office:value-type="float" office:value="-0.467268">
                <text:p>-0.467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928">
                <text:p>-8.928</text:p>
              </table:table-cell>
              <table:table-cell office:value-type="float" office:value="-0.569669">
                <text:p>-0.569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91">
                <text:p>-8.91</text:p>
              </table:table-cell>
              <table:table-cell office:value-type="float" office:value="-0.540261">
                <text:p>-0.540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92">
                <text:p>-8.892</text:p>
              </table:table-cell>
              <table:table-cell office:value-type="float" office:value="-0.449023">
                <text:p>-0.449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874">
                <text:p>-8.874</text:p>
              </table:table-cell>
              <table:table-cell office:value-type="float" office:value="-0.567246">
                <text:p>-0.567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856">
                <text:p>-8.856</text:p>
              </table:table-cell>
              <table:table-cell office:value-type="float" office:value="-0.878906">
                <text:p>-0.878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838">
                <text:p>-8.838</text:p>
              </table:table-cell>
              <table:table-cell office:value-type="float" office:value="-0.844267">
                <text:p>-0.844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82">
                <text:p>-8.82</text:p>
              </table:table-cell>
              <table:table-cell office:value-type="float" office:value="-0.815598">
                <text:p>-0.815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02">
                <text:p>-8.802</text:p>
              </table:table-cell>
              <table:table-cell office:value-type="float" office:value="-1.01989">
                <text:p>-1.01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84">
                <text:p>-8.784</text:p>
              </table:table-cell>
              <table:table-cell office:value-type="float" office:value="-1.99069">
                <text:p>-1.99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66">
                <text:p>-8.766</text:p>
              </table:table-cell>
              <table:table-cell office:value-type="float" office:value="-2.00466">
                <text:p>-2.00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748">
                <text:p>-8.748</text:p>
              </table:table-cell>
              <table:table-cell office:value-type="float" office:value="-2.01093">
                <text:p>-2.01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73">
                <text:p>-8.73</text:p>
              </table:table-cell>
              <table:table-cell office:value-type="float" office:value="-2.05873">
                <text:p>-2.05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712">
                <text:p>-8.712</text:p>
              </table:table-cell>
              <table:table-cell office:value-type="float" office:value="-7.27653">
                <text:p>-7.27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694">
                <text:p>-8.694</text:p>
              </table:table-cell>
              <table:table-cell office:value-type="float" office:value="-2.76537">
                <text:p>-2.76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676">
                <text:p>-8.676</text:p>
              </table:table-cell>
              <table:table-cell office:value-type="float" office:value="-2.53922">
                <text:p>-2.53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658">
                <text:p>-8.658</text:p>
              </table:table-cell>
              <table:table-cell office:value-type="float" office:value="-2.79017">
                <text:p>-2.79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64">
                <text:p>-8.64</text:p>
              </table:table-cell>
              <table:table-cell office:value-type="float" office:value="-2.50686">
                <text:p>-2.506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.622">
                <text:p>-8.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604">
                <text:p>-8.604</text:p>
              </table:table-cell>
              <table:table-cell office:value-type="float" office:value="2.69379">
                <text:p>2.69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586">
                <text:p>-8.586</text:p>
              </table:table-cell>
              <table:table-cell office:value-type="float" office:value="2.46207">
                <text:p>2.462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.568">
                <text:p>-8.568</text:p>
              </table:table-cell>
              <table:table-cell office:value-type="float" office:value="-2.84921">
                <text:p>-2.84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.55">
                <text:p>-8.55</text:p>
              </table:table-cell>
              <table:table-cell office:value-type="float" office:value="-1.15766">
                <text:p>-1.15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.532">
                <text:p>-8.532</text:p>
              </table:table-cell>
              <table:table-cell office:value-type="float" office:value="-6.56167">
                <text:p>-6.56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.514">
                <text:p>-8.514</text:p>
              </table:table-cell>
              <table:table-cell office:value-type="float" office:value="-6.61403">
                <text:p>-6.61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496">
                <text:p>-8.496</text:p>
              </table:table-cell>
              <table:table-cell office:value-type="float" office:value="-6.49559">
                <text:p>-6.495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.478">
                <text:p>-8.478</text:p>
              </table:table-cell>
              <table:table-cell office:value-type="float" office:value="-6.62674">
                <text:p>-6.62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.46">
                <text:p>-8.46</text:p>
              </table:table-cell>
              <table:table-cell office:value-type="float" office:value="-6.68201">
                <text:p>-6.68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.442">
                <text:p>-8.442</text:p>
              </table:table-cell>
              <table:table-cell office:value-type="float" office:value="-6.63045">
                <text:p>-6.63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.424">
                <text:p>-8.424</text:p>
              </table:table-cell>
              <table:table-cell office:value-type="float" office:value="-6.67926">
                <text:p>-6.67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.406">
                <text:p>-8.406</text:p>
              </table:table-cell>
              <table:table-cell office:value-type="float" office:value="-6.68491">
                <text:p>-6.684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.388">
                <text:p>-8.388</text:p>
              </table:table-cell>
              <table:table-cell office:value-type="float" office:value="-6.49228">
                <text:p>-6.49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.37">
                <text:p>-8.37</text:p>
              </table:table-cell>
              <table:table-cell office:value-type="float" office:value="-6.58812">
                <text:p>-6.5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352">
                <text:p>-8.352</text:p>
              </table:table-cell>
              <table:table-cell office:value-type="float" office:value="-6.625">
                <text:p>-6.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.334">
                <text:p>-8.334</text:p>
              </table:table-cell>
              <table:table-cell office:value-type="float" office:value="-6.58114">
                <text:p>-6.58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316">
                <text:p>-8.316</text:p>
              </table:table-cell>
              <table:table-cell office:value-type="float" office:value="-6.57875">
                <text:p>-6.57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.298">
                <text:p>-8.298</text:p>
              </table:table-cell>
              <table:table-cell office:value-type="float" office:value="-6.64502">
                <text:p>-6.64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.28">
                <text:p>-8.28</text:p>
              </table:table-cell>
              <table:table-cell office:value-type="float" office:value="-6.55263">
                <text:p>-6.55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.262">
                <text:p>-8.262</text:p>
              </table:table-cell>
              <table:table-cell office:value-type="float" office:value="-6.55411">
                <text:p>-6.55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.244">
                <text:p>-8.244</text:p>
              </table:table-cell>
              <table:table-cell office:value-type="float" office:value="-6.59792">
                <text:p>-6.59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.226">
                <text:p>-8.226</text:p>
              </table:table-cell>
              <table:table-cell office:value-type="float" office:value="-6.63207">
                <text:p>-6.63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.208">
                <text:p>-8.208</text:p>
              </table:table-cell>
              <table:table-cell office:value-type="float" office:value="-6.6068">
                <text:p>-6.6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.19">
                <text:p>-8.19</text:p>
              </table:table-cell>
              <table:table-cell office:value-type="float" office:value="-6.498">
                <text:p>-6.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172">
                <text:p>-8.172</text:p>
              </table:table-cell>
              <table:table-cell office:value-type="float" office:value="-6.63065">
                <text:p>-6.630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.154">
                <text:p>-8.154</text:p>
              </table:table-cell>
              <table:table-cell office:value-type="float" office:value="-6.50362">
                <text:p>-6.50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.136">
                <text:p>-8.136</text:p>
              </table:table-cell>
              <table:table-cell office:value-type="float" office:value="-6.49212">
                <text:p>-6.49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.118">
                <text:p>-8.118</text:p>
              </table:table-cell>
              <table:table-cell office:value-type="float" office:value="-6.45161">
                <text:p>-6.45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.1">
                <text:p>-8.1</text:p>
              </table:table-cell>
              <table:table-cell office:value-type="float" office:value="-6.49532">
                <text:p>-6.49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.082">
                <text:p>-8.082</text:p>
              </table:table-cell>
              <table:table-cell office:value-type="float" office:value="-6.62021">
                <text:p>-6.620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.064">
                <text:p>-8.064</text:p>
              </table:table-cell>
              <table:table-cell office:value-type="float" office:value="-6.44327">
                <text:p>-6.443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046">
                <text:p>-8.046</text:p>
              </table:table-cell>
              <table:table-cell office:value-type="float" office:value="-6.52919">
                <text:p>-6.529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.028">
                <text:p>-8.028</text:p>
              </table:table-cell>
              <table:table-cell office:value-type="float" office:value="-6.64813">
                <text:p>-6.648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01">
                <text:p>-8.01</text:p>
              </table:table-cell>
              <table:table-cell office:value-type="float" office:value="-6.54493">
                <text:p>-6.54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.992">
                <text:p>-7.992</text:p>
              </table:table-cell>
              <table:table-cell office:value-type="float" office:value="-6.62068">
                <text:p>-6.62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.974">
                <text:p>-7.974</text:p>
              </table:table-cell>
              <table:table-cell office:value-type="float" office:value="-6.49293">
                <text:p>-6.492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.956">
                <text:p>-7.956</text:p>
              </table:table-cell>
              <table:table-cell office:value-type="float" office:value="-6.6449">
                <text:p>-6.64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.938">
                <text:p>-7.938</text:p>
              </table:table-cell>
              <table:table-cell office:value-type="float" office:value="-6.52003">
                <text:p>-6.52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92">
                <text:p>-7.92</text:p>
              </table:table-cell>
              <table:table-cell office:value-type="float" office:value="-6.50712">
                <text:p>-6.507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902">
                <text:p>-7.902</text:p>
              </table:table-cell>
              <table:table-cell office:value-type="float" office:value="-6.63611">
                <text:p>-6.636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.884">
                <text:p>-7.884</text:p>
              </table:table-cell>
              <table:table-cell office:value-type="float" office:value="-6.52185">
                <text:p>-6.52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.866">
                <text:p>-7.866</text:p>
              </table:table-cell>
              <table:table-cell office:value-type="float" office:value="-6.50683">
                <text:p>-6.506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.848">
                <text:p>-7.848</text:p>
              </table:table-cell>
              <table:table-cell office:value-type="float" office:value="-6.50709">
                <text:p>-6.507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.83">
                <text:p>-7.83</text:p>
              </table:table-cell>
              <table:table-cell office:value-type="float" office:value="-6.57589">
                <text:p>-6.575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812">
                <text:p>-7.812</text:p>
              </table:table-cell>
              <table:table-cell office:value-type="float" office:value="-6.595">
                <text:p>-6.5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.794">
                <text:p>-7.794</text:p>
              </table:table-cell>
              <table:table-cell office:value-type="float" office:value="-6.52944">
                <text:p>-6.529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776">
                <text:p>-7.776</text:p>
              </table:table-cell>
              <table:table-cell office:value-type="float" office:value="-6.53052">
                <text:p>-6.53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758">
                <text:p>-7.758</text:p>
              </table:table-cell>
              <table:table-cell office:value-type="float" office:value="-6.49589">
                <text:p>-6.49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74">
                <text:p>-7.74</text:p>
              </table:table-cell>
              <table:table-cell office:value-type="float" office:value="-6.46607">
                <text:p>-6.466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722">
                <text:p>-7.722</text:p>
              </table:table-cell>
              <table:table-cell office:value-type="float" office:value="-6.4691">
                <text:p>-6.4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704">
                <text:p>-7.704</text:p>
              </table:table-cell>
              <table:table-cell office:value-type="float" office:value="-6.50911">
                <text:p>-6.509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686">
                <text:p>-7.686</text:p>
              </table:table-cell>
              <table:table-cell office:value-type="float" office:value="-6.55688">
                <text:p>-6.55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68">
                <text:p>-7.668</text:p>
              </table:table-cell>
              <table:table-cell office:value-type="float" office:value="-6.55393">
                <text:p>-6.553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65">
                <text:p>-7.65</text:p>
              </table:table-cell>
              <table:table-cell office:value-type="float" office:value="-6.55294">
                <text:p>-6.552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632">
                <text:p>-7.632</text:p>
              </table:table-cell>
              <table:table-cell office:value-type="float" office:value="-6.59227">
                <text:p>-6.592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614">
                <text:p>-7.614</text:p>
              </table:table-cell>
              <table:table-cell office:value-type="float" office:value="-6.56176">
                <text:p>-6.56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596">
                <text:p>-7.596</text:p>
              </table:table-cell>
              <table:table-cell office:value-type="float" office:value="-6.59695">
                <text:p>-6.59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578">
                <text:p>-7.578</text:p>
              </table:table-cell>
              <table:table-cell office:value-type="float" office:value="-6.63935">
                <text:p>-6.639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56">
                <text:p>-7.56</text:p>
              </table:table-cell>
              <table:table-cell office:value-type="float" office:value="-6.56553">
                <text:p>-6.565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.542">
                <text:p>-7.542</text:p>
              </table:table-cell>
              <table:table-cell office:value-type="float" office:value="-6.61053">
                <text:p>-6.61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524">
                <text:p>-7.524</text:p>
              </table:table-cell>
              <table:table-cell office:value-type="float" office:value="-6.56422">
                <text:p>-6.564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.506">
                <text:p>-7.506</text:p>
              </table:table-cell>
              <table:table-cell office:value-type="float" office:value="-6.48841">
                <text:p>-6.488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.488">
                <text:p>-7.488</text:p>
              </table:table-cell>
              <table:table-cell office:value-type="float" office:value="-1.12287">
                <text:p>-1.122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.47">
                <text:p>-7.47</text:p>
              </table:table-cell>
              <table:table-cell office:value-type="float" office:value="-1.11154">
                <text:p>-1.11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.452">
                <text:p>-7.452</text:p>
              </table:table-cell>
              <table:table-cell office:value-type="float" office:value="-1.12409">
                <text:p>-1.124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.434">
                <text:p>-7.434</text:p>
              </table:table-cell>
              <table:table-cell office:value-type="float" office:value="-1.11421">
                <text:p>-1.11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.416">
                <text:p>-7.416</text:p>
              </table:table-cell>
              <table:table-cell office:value-type="float" office:value="-1.09103">
                <text:p>-1.09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.398">
                <text:p>-7.398</text:p>
              </table:table-cell>
              <table:table-cell office:value-type="float" office:value="-1.07553">
                <text:p>-1.075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.38">
                <text:p>-7.38</text:p>
              </table:table-cell>
              <table:table-cell office:value-type="float" office:value="-1.03505">
                <text:p>-1.03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362">
                <text:p>-7.362</text:p>
              </table:table-cell>
              <table:table-cell office:value-type="float" office:value="-1.12085">
                <text:p>-1.120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344">
                <text:p>-7.344</text:p>
              </table:table-cell>
              <table:table-cell office:value-type="float" office:value="-0.971642">
                <text:p>-0.9716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326">
                <text:p>-7.326</text:p>
              </table:table-cell>
              <table:table-cell office:value-type="float" office:value="-1.26245">
                <text:p>-1.262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308">
                <text:p>-7.308</text:p>
              </table:table-cell>
              <table:table-cell office:value-type="float" office:value="-1.77957">
                <text:p>-1.77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.29">
                <text:p>-7.29</text:p>
              </table:table-cell>
              <table:table-cell office:value-type="float" office:value="-1.89084">
                <text:p>-1.89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.272">
                <text:p>-7.272</text:p>
              </table:table-cell>
              <table:table-cell office:value-type="float" office:value="-2.21887">
                <text:p>-2.218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.254">
                <text:p>-7.254</text:p>
              </table:table-cell>
              <table:table-cell office:value-type="float" office:value="-2.3427">
                <text:p>-2.34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236">
                <text:p>-7.236</text:p>
              </table:table-cell>
              <table:table-cell office:value-type="float" office:value="-2.80884">
                <text:p>-2.808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.218">
                <text:p>-7.218</text:p>
              </table:table-cell>
              <table:table-cell office:value-type="float" office:value="-3.07126">
                <text:p>-3.07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.2">
                <text:p>-7.2</text:p>
              </table:table-cell>
              <table:table-cell office:value-type="float" office:value="-2.23111">
                <text:p>-2.23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.182">
                <text:p>-7.182</text:p>
              </table:table-cell>
              <table:table-cell office:value-type="float" office:value="-0.96622">
                <text:p>-0.966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.164">
                <text:p>-7.164</text:p>
              </table:table-cell>
              <table:table-cell office:value-type="float" office:value="-1.0276">
                <text:p>-1.02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.146">
                <text:p>-7.146</text:p>
              </table:table-cell>
              <table:table-cell office:value-type="float" office:value="-1.16395">
                <text:p>-1.16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.128">
                <text:p>-7.128</text:p>
              </table:table-cell>
              <table:table-cell office:value-type="float" office:value="-1.34557">
                <text:p>-1.345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.11">
                <text:p>-7.11</text:p>
              </table:table-cell>
              <table:table-cell office:value-type="float" office:value="-1.86795">
                <text:p>-1.867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.092">
                <text:p>-7.092</text:p>
              </table:table-cell>
              <table:table-cell office:value-type="float" office:value="-2.84898">
                <text:p>-2.848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.074">
                <text:p>-7.074</text:p>
              </table:table-cell>
              <table:table-cell office:value-type="float" office:value="-2.95984">
                <text:p>-2.959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.056">
                <text:p>-7.056</text:p>
              </table:table-cell>
              <table:table-cell office:value-type="float" office:value="-2.83042">
                <text:p>-2.83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.038">
                <text:p>-7.038</text:p>
              </table:table-cell>
              <table:table-cell office:value-type="float" office:value="-7.3077">
                <text:p>-7.30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.02">
                <text:p>-7.02</text:p>
              </table:table-cell>
              <table:table-cell office:value-type="float" office:value="-7.77893">
                <text:p>-7.778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.002">
                <text:p>-7.002</text:p>
              </table:table-cell>
              <table:table-cell office:value-type="float" office:value="-7.63044">
                <text:p>-7.630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984">
                <text:p>-6.984</text:p>
              </table:table-cell>
              <table:table-cell office:value-type="float" office:value="-8.19543">
                <text:p>-8.195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.966">
                <text:p>-6.966</text:p>
              </table:table-cell>
              <table:table-cell office:value-type="float" office:value="-8.13897">
                <text:p>-8.13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.948">
                <text:p>-6.948</text:p>
              </table:table-cell>
              <table:table-cell office:value-type="float" office:value="-7.99583">
                <text:p>-7.995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.93">
                <text:p>-6.93</text:p>
              </table:table-cell>
              <table:table-cell office:value-type="float" office:value="-7.73695">
                <text:p>-7.736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.912">
                <text:p>-6.912</text:p>
              </table:table-cell>
              <table:table-cell office:value-type="float" office:value="-7.77324">
                <text:p>-7.773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.894">
                <text:p>-6.894</text:p>
              </table:table-cell>
              <table:table-cell office:value-type="float" office:value="-7.71217">
                <text:p>-7.712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.876">
                <text:p>-6.876</text:p>
              </table:table-cell>
              <table:table-cell office:value-type="float" office:value="-7.36577">
                <text:p>-7.365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.858">
                <text:p>-6.858</text:p>
              </table:table-cell>
              <table:table-cell office:value-type="float" office:value="-7.25741">
                <text:p>-7.25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.84">
                <text:p>-6.84</text:p>
              </table:table-cell>
              <table:table-cell office:value-type="float" office:value="-2.77669">
                <text:p>-2.776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.822">
                <text:p>-6.822</text:p>
              </table:table-cell>
              <table:table-cell office:value-type="float" office:value="-2.80279">
                <text:p>-2.80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.804">
                <text:p>-6.804</text:p>
              </table:table-cell>
              <table:table-cell office:value-type="float" office:value="-2.5112">
                <text:p>-2.5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786">
                <text:p>-6.786</text:p>
              </table:table-cell>
              <table:table-cell office:value-type="float" office:value="-2.79418">
                <text:p>-2.794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768">
                <text:p>-6.768</text:p>
              </table:table-cell>
              <table:table-cell office:value-type="float" office:value="-2.77325">
                <text:p>-2.773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.75">
                <text:p>-6.75</text:p>
              </table:table-cell>
              <table:table-cell office:value-type="float" office:value="-2.77908">
                <text:p>-2.779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.732">
                <text:p>-6.732</text:p>
              </table:table-cell>
              <table:table-cell office:value-type="float" office:value="-7.24146">
                <text:p>-7.241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.714">
                <text:p>-6.714</text:p>
              </table:table-cell>
              <table:table-cell office:value-type="float" office:value="-7.27504">
                <text:p>-7.27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.696">
                <text:p>-6.696</text:p>
              </table:table-cell>
              <table:table-cell office:value-type="float" office:value="-7.2506">
                <text:p>-7.25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.678">
                <text:p>-6.678</text:p>
              </table:table-cell>
              <table:table-cell office:value-type="float" office:value="-7.25458">
                <text:p>-7.254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6.66">
                <text:p>-6.66</text:p>
              </table:table-cell>
              <table:table-cell office:value-type="float" office:value="-7.24638">
                <text:p>-7.246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642">
                <text:p>-6.642</text:p>
              </table:table-cell>
              <table:table-cell office:value-type="float" office:value="-7.24601">
                <text:p>-7.246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624">
                <text:p>-6.624</text:p>
              </table:table-cell>
              <table:table-cell office:value-type="float" office:value="-7.2401">
                <text:p>-7.24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606">
                <text:p>-6.606</text:p>
              </table:table-cell>
              <table:table-cell office:value-type="float" office:value="-7.23748">
                <text:p>-7.237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588">
                <text:p>-6.588</text:p>
              </table:table-cell>
              <table:table-cell office:value-type="float" office:value="-7.24774">
                <text:p>-7.247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57">
                <text:p>-6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552">
                <text:p>-6.552</text:p>
              </table:table-cell>
              <table:table-cell office:value-type="float" office:value="-7.24258">
                <text:p>-7.242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534">
                <text:p>-6.534</text:p>
              </table:table-cell>
              <table:table-cell office:value-type="float" office:value="-2.7755">
                <text:p>-2.77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516">
                <text:p>-6.516</text:p>
              </table:table-cell>
              <table:table-cell office:value-type="float" office:value="-7.23765">
                <text:p>-7.237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498">
                <text:p>-6.498</text:p>
              </table:table-cell>
              <table:table-cell office:value-type="float" office:value="-2.52507">
                <text:p>-2.52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.48">
                <text:p>-6.48</text:p>
              </table:table-cell>
              <table:table-cell office:value-type="float" office:value="-1.0686">
                <text:p>-1.06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.462">
                <text:p>-6.462</text:p>
              </table:table-cell>
              <table:table-cell office:value-type="float" office:value="-1.17784">
                <text:p>-1.177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.444">
                <text:p>-6.444</text:p>
              </table:table-cell>
              <table:table-cell office:value-type="float" office:value="-6.55776">
                <text:p>-6.557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.426">
                <text:p>-6.426</text:p>
              </table:table-cell>
              <table:table-cell office:value-type="float" office:value="-6.59209">
                <text:p>-6.592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.408">
                <text:p>-6.408</text:p>
              </table:table-cell>
              <table:table-cell office:value-type="float" office:value="-6.51848">
                <text:p>-6.518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.39">
                <text:p>-6.39</text:p>
              </table:table-cell>
              <table:table-cell office:value-type="float" office:value="-6.62087">
                <text:p>-6.620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.372">
                <text:p>-6.372</text:p>
              </table:table-cell>
              <table:table-cell office:value-type="float" office:value="-6.46842">
                <text:p>-6.468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.354">
                <text:p>-6.354</text:p>
              </table:table-cell>
              <table:table-cell office:value-type="float" office:value="-6.59806">
                <text:p>-6.598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.336">
                <text:p>-6.336</text:p>
              </table:table-cell>
              <table:table-cell office:value-type="float" office:value="-6.52883">
                <text:p>-6.528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.318">
                <text:p>-6.318</text:p>
              </table:table-cell>
              <table:table-cell office:value-type="float" office:value="-6.58315">
                <text:p>-6.583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.3">
                <text:p>-6.3</text:p>
              </table:table-cell>
              <table:table-cell office:value-type="float" office:value="-6.55027">
                <text:p>-6.550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282">
                <text:p>-6.282</text:p>
              </table:table-cell>
              <table:table-cell office:value-type="float" office:value="-6.46552">
                <text:p>-6.465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264">
                <text:p>-6.264</text:p>
              </table:table-cell>
              <table:table-cell office:value-type="float" office:value="-6.51618">
                <text:p>-6.516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246">
                <text:p>-6.246</text:p>
              </table:table-cell>
              <table:table-cell office:value-type="float" office:value="-6.37132">
                <text:p>-6.37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.228">
                <text:p>-6.228</text:p>
              </table:table-cell>
              <table:table-cell office:value-type="float" office:value="-6.50182">
                <text:p>-6.50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.21">
                <text:p>-6.21</text:p>
              </table:table-cell>
              <table:table-cell office:value-type="float" office:value="-6.31893">
                <text:p>-6.318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192">
                <text:p>-6.192</text:p>
              </table:table-cell>
              <table:table-cell office:value-type="float" office:value="-6.31212">
                <text:p>-6.312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.174">
                <text:p>-6.174</text:p>
              </table:table-cell>
              <table:table-cell office:value-type="float" office:value="-6.49973">
                <text:p>-6.499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.156">
                <text:p>-6.156</text:p>
              </table:table-cell>
              <table:table-cell office:value-type="float" office:value="-6.50869">
                <text:p>-6.508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.138">
                <text:p>-6.138</text:p>
              </table:table-cell>
              <table:table-cell office:value-type="float" office:value="-6.4628">
                <text:p>-6.46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.12">
                <text:p>-6.12</text:p>
              </table:table-cell>
              <table:table-cell office:value-type="float" office:value="-6.47236">
                <text:p>-6.472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.102">
                <text:p>-6.102</text:p>
              </table:table-cell>
              <table:table-cell office:value-type="float" office:value="-6.32575">
                <text:p>-6.325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084">
                <text:p>-6.084</text:p>
              </table:table-cell>
              <table:table-cell office:value-type="float" office:value="-6.50394">
                <text:p>-6.503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.066">
                <text:p>-6.066</text:p>
              </table:table-cell>
              <table:table-cell office:value-type="float" office:value="-6.34278">
                <text:p>-6.342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.048">
                <text:p>-6.048</text:p>
              </table:table-cell>
              <table:table-cell office:value-type="float" office:value="-6.49828">
                <text:p>-6.498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.03">
                <text:p>-6.03</text:p>
              </table:table-cell>
              <table:table-cell office:value-type="float" office:value="-6.47575">
                <text:p>-6.475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.012">
                <text:p>-6.012</text:p>
              </table:table-cell>
              <table:table-cell office:value-type="float" office:value="-6.327">
                <text:p>-6.3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.994">
                <text:p>-5.994</text:p>
              </table:table-cell>
              <table:table-cell office:value-type="float" office:value="-6.4582">
                <text:p>-6.45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5.976">
                <text:p>-5.976</text:p>
              </table:table-cell>
              <table:table-cell office:value-type="float" office:value="-6.44018">
                <text:p>-6.44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.958">
                <text:p>-5.958</text:p>
              </table:table-cell>
              <table:table-cell office:value-type="float" office:value="-6.31717">
                <text:p>-6.317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94">
                <text:p>-5.94</text:p>
              </table:table-cell>
              <table:table-cell office:value-type="float" office:value="-6.53772">
                <text:p>-6.537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.922">
                <text:p>-5.922</text:p>
              </table:table-cell>
              <table:table-cell office:value-type="float" office:value="-6.44564">
                <text:p>-6.445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904">
                <text:p>-5.904</text:p>
              </table:table-cell>
              <table:table-cell office:value-type="float" office:value="-6.26733">
                <text:p>-6.267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886">
                <text:p>-5.886</text:p>
              </table:table-cell>
              <table:table-cell office:value-type="float" office:value="-6.4943">
                <text:p>-6.49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.868">
                <text:p>-5.868</text:p>
              </table:table-cell>
              <table:table-cell office:value-type="float" office:value="-6.43594">
                <text:p>-6.435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.85">
                <text:p>-5.85</text:p>
              </table:table-cell>
              <table:table-cell office:value-type="float" office:value="-6.49712">
                <text:p>-6.497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.832">
                <text:p>-5.832</text:p>
              </table:table-cell>
              <table:table-cell office:value-type="float" office:value="-6.54325">
                <text:p>-6.543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.814">
                <text:p>-5.814</text:p>
              </table:table-cell>
              <table:table-cell office:value-type="float" office:value="-6.44644">
                <text:p>-6.446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.796">
                <text:p>-5.796</text:p>
              </table:table-cell>
              <table:table-cell office:value-type="float" office:value="-6.52558">
                <text:p>-6.525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.778">
                <text:p>-5.778</text:p>
              </table:table-cell>
              <table:table-cell office:value-type="float" office:value="-6.48958">
                <text:p>-6.489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76">
                <text:p>-5.76</text:p>
              </table:table-cell>
              <table:table-cell office:value-type="float" office:value="-6.48002">
                <text:p>-6.48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.742">
                <text:p>-5.742</text:p>
              </table:table-cell>
              <table:table-cell office:value-type="float" office:value="-6.46919">
                <text:p>-6.469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.724">
                <text:p>-5.724</text:p>
              </table:table-cell>
              <table:table-cell office:value-type="float" office:value="-6.48397">
                <text:p>-6.483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.706">
                <text:p>-5.706</text:p>
              </table:table-cell>
              <table:table-cell office:value-type="float" office:value="-6.54279">
                <text:p>-6.542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.688">
                <text:p>-5.688</text:p>
              </table:table-cell>
              <table:table-cell office:value-type="float" office:value="-6.49472">
                <text:p>-6.494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.67">
                <text:p>-5.67</text:p>
              </table:table-cell>
              <table:table-cell office:value-type="float" office:value="-6.62166">
                <text:p>-6.621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652">
                <text:p>-5.652</text:p>
              </table:table-cell>
              <table:table-cell office:value-type="float" office:value="-6.64483">
                <text:p>-6.644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.634">
                <text:p>-5.634</text:p>
              </table:table-cell>
              <table:table-cell office:value-type="float" office:value="-6.59452">
                <text:p>-6.594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616">
                <text:p>-5.616</text:p>
              </table:table-cell>
              <table:table-cell office:value-type="float" office:value="-6.49992">
                <text:p>-6.499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598">
                <text:p>-5.598</text:p>
              </table:table-cell>
              <table:table-cell office:value-type="float" office:value="-6.52267">
                <text:p>-6.522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58">
                <text:p>-5.58</text:p>
              </table:table-cell>
              <table:table-cell office:value-type="float" office:value="-6.51394">
                <text:p>-6.513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562">
                <text:p>-5.562</text:p>
              </table:table-cell>
              <table:table-cell office:value-type="float" office:value="-6.47824">
                <text:p>-6.478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544">
                <text:p>-5.544</text:p>
              </table:table-cell>
              <table:table-cell office:value-type="float" office:value="-6.47912">
                <text:p>-6.479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526">
                <text:p>-5.526</text:p>
              </table:table-cell>
              <table:table-cell office:value-type="float" office:value="-6.47364">
                <text:p>-6.473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508">
                <text:p>-5.508</text:p>
              </table:table-cell>
              <table:table-cell office:value-type="float" office:value="-6.56093">
                <text:p>-6.560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49">
                <text:p>-5.49</text:p>
              </table:table-cell>
              <table:table-cell office:value-type="float" office:value="-6.47776">
                <text:p>-6.477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.472">
                <text:p>-5.472</text:p>
              </table:table-cell>
              <table:table-cell office:value-type="float" office:value="-6.5872">
                <text:p>-6.58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454">
                <text:p>-5.454</text:p>
              </table:table-cell>
              <table:table-cell office:value-type="float" office:value="-6.57289">
                <text:p>-6.572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.436">
                <text:p>-5.436</text:p>
              </table:table-cell>
              <table:table-cell office:value-type="float" office:value="-6.53767">
                <text:p>-6.537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418">
                <text:p>-5.418</text:p>
              </table:table-cell>
              <table:table-cell office:value-type="float" office:value="-6.51795">
                <text:p>-6.517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.4">
                <text:p>-5.4</text:p>
              </table:table-cell>
              <table:table-cell office:value-type="float" office:value="-6.51662">
                <text:p>-6.516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.382">
                <text:p>-5.382</text:p>
              </table:table-cell>
              <table:table-cell office:value-type="float" office:value="-6.51698">
                <text:p>-6.516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.364">
                <text:p>-5.364</text:p>
              </table:table-cell>
              <table:table-cell office:value-type="float" office:value="-6.45767">
                <text:p>-6.457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.346">
                <text:p>-5.346</text:p>
              </table:table-cell>
              <table:table-cell office:value-type="float" office:value="-6.48786">
                <text:p>-6.487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.328">
                <text:p>-5.328</text:p>
              </table:table-cell>
              <table:table-cell office:value-type="float" office:value="-6.6532">
                <text:p>-6.65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31">
                <text:p>-5.31</text:p>
              </table:table-cell>
              <table:table-cell office:value-type="float" office:value="-6.61273">
                <text:p>-6.612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.292">
                <text:p>-5.292</text:p>
              </table:table-cell>
              <table:table-cell office:value-type="float" office:value="-6.56518">
                <text:p>-6.565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274">
                <text:p>-5.274</text:p>
              </table:table-cell>
              <table:table-cell office:value-type="float" office:value="-6.63611">
                <text:p>-6.636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.256">
                <text:p>-5.256</text:p>
              </table:table-cell>
              <table:table-cell office:value-type="float" office:value="-6.55374">
                <text:p>-6.553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.238">
                <text:p>-5.238</text:p>
              </table:table-cell>
              <table:table-cell office:value-type="float" office:value="-6.66675">
                <text:p>-6.666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.22">
                <text:p>-5.22</text:p>
              </table:table-cell>
              <table:table-cell office:value-type="float" office:value="-6.51073">
                <text:p>-6.510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5.202">
                <text:p>-5.202</text:p>
              </table:table-cell>
              <table:table-cell office:value-type="float" office:value="-6.63637">
                <text:p>-6.636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5.184">
                <text:p>-5.184</text:p>
              </table:table-cell>
              <table:table-cell office:value-type="float" office:value="-6.66276">
                <text:p>-6.662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.166">
                <text:p>-5.166</text:p>
              </table:table-cell>
              <table:table-cell office:value-type="float" office:value="-6.56133">
                <text:p>-6.561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.148">
                <text:p>-5.148</text:p>
              </table:table-cell>
              <table:table-cell office:value-type="float" office:value="-6.56607">
                <text:p>-6.566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.13">
                <text:p>-5.13</text:p>
              </table:table-cell>
              <table:table-cell office:value-type="float" office:value="-6.55358">
                <text:p>-6.553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112">
                <text:p>-5.112</text:p>
              </table:table-cell>
              <table:table-cell office:value-type="float" office:value="-6.50935">
                <text:p>-6.509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094">
                <text:p>-5.094</text:p>
              </table:table-cell>
              <table:table-cell office:value-type="float" office:value="-6.60417">
                <text:p>-6.604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.076">
                <text:p>-5.076</text:p>
              </table:table-cell>
              <table:table-cell office:value-type="float" office:value="-6.638">
                <text:p>-6.6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058">
                <text:p>-5.058</text:p>
              </table:table-cell>
              <table:table-cell office:value-type="float" office:value="-6.60399">
                <text:p>-6.603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04">
                <text:p>-5.04</text:p>
              </table:table-cell>
              <table:table-cell office:value-type="float" office:value="-6.55971">
                <text:p>-6.559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022">
                <text:p>-5.022</text:p>
              </table:table-cell>
              <table:table-cell office:value-type="float" office:value="-6.51632">
                <text:p>-6.516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.004">
                <text:p>-5.004</text:p>
              </table:table-cell>
              <table:table-cell office:value-type="float" office:value="-6.6048">
                <text:p>-6.60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986">
                <text:p>-4.986</text:p>
              </table:table-cell>
              <table:table-cell office:value-type="float" office:value="2.89785">
                <text:p>2.89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968">
                <text:p>-4.968</text:p>
              </table:table-cell>
              <table:table-cell office:value-type="float" office:value="2.97012">
                <text:p>2.970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95">
                <text:p>-4.95</text:p>
              </table:table-cell>
              <table:table-cell office:value-type="float" office:value="2.96631">
                <text:p>2.966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932">
                <text:p>-4.932</text:p>
              </table:table-cell>
              <table:table-cell office:value-type="float" office:value="3.06204">
                <text:p>3.062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914">
                <text:p>-4.914</text:p>
              </table:table-cell>
              <table:table-cell office:value-type="float" office:value="3.05028">
                <text:p>3.050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896">
                <text:p>-4.896</text:p>
              </table:table-cell>
              <table:table-cell office:value-type="float" office:value="2.90173">
                <text:p>2.90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.878">
                <text:p>-4.878</text:p>
              </table:table-cell>
              <table:table-cell office:value-type="float" office:value="2.89702">
                <text:p>2.897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.86">
                <text:p>-4.86</text:p>
              </table:table-cell>
              <table:table-cell office:value-type="float" office:value="2.80506">
                <text:p>2.805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842">
                <text:p>-4.842</text:p>
              </table:table-cell>
              <table:table-cell office:value-type="float" office:value="2.91804">
                <text:p>2.918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.824">
                <text:p>-4.824</text:p>
              </table:table-cell>
              <table:table-cell office:value-type="float" office:value="2.91879">
                <text:p>2.918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.806">
                <text:p>-4.806</text:p>
              </table:table-cell>
              <table:table-cell office:value-type="float" office:value="3.07646">
                <text:p>3.076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.788">
                <text:p>-4.788</text:p>
              </table:table-cell>
              <table:table-cell office:value-type="float" office:value="2.92514">
                <text:p>2.925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.77">
                <text:p>-4.77</text:p>
              </table:table-cell>
              <table:table-cell office:value-type="float" office:value="2.92831">
                <text:p>2.928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.752">
                <text:p>-4.752</text:p>
              </table:table-cell>
              <table:table-cell office:value-type="float" office:value="2.95296">
                <text:p>2.952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.734">
                <text:p>-4.734</text:p>
              </table:table-cell>
              <table:table-cell office:value-type="float" office:value="3.60597">
                <text:p>3.605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.716">
                <text:p>-4.716</text:p>
              </table:table-cell>
              <table:table-cell office:value-type="float" office:value="2.86399">
                <text:p>2.863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.698">
                <text:p>-4.698</text:p>
              </table:table-cell>
              <table:table-cell office:value-type="float" office:value="3.97423">
                <text:p>3.974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.68">
                <text:p>-4.68</text:p>
              </table:table-cell>
              <table:table-cell office:value-type="float" office:value="3.52476">
                <text:p>3.524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.662">
                <text:p>-4.662</text:p>
              </table:table-cell>
              <table:table-cell office:value-type="float" office:value="3.84247">
                <text:p>3.842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.644">
                <text:p>-4.644</text:p>
              </table:table-cell>
              <table:table-cell office:value-type="float" office:value="4.00375">
                <text:p>4.00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.626">
                <text:p>-4.626</text:p>
              </table:table-cell>
              <table:table-cell office:value-type="float" office:value="4.53518">
                <text:p>4.535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.608">
                <text:p>-4.608</text:p>
              </table:table-cell>
              <table:table-cell office:value-type="float" office:value="2.95744">
                <text:p>2.957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.59">
                <text:p>-4.59</text:p>
              </table:table-cell>
              <table:table-cell office:value-type="float" office:value="-7.36644">
                <text:p>-7.366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.572">
                <text:p>-4.572</text:p>
              </table:table-cell>
              <table:table-cell office:value-type="float" office:value="-8.10371">
                <text:p>-8.103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.554">
                <text:p>-4.554</text:p>
              </table:table-cell>
              <table:table-cell office:value-type="float" office:value="-8.92308">
                <text:p>-8.92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536">
                <text:p>-4.536</text:p>
              </table:table-cell>
              <table:table-cell office:value-type="float" office:value="-9.07361">
                <text:p>-9.073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.518">
                <text:p>-4.518</text:p>
              </table:table-cell>
              <table:table-cell office:value-type="float" office:value="-7.61135">
                <text:p>-7.611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.5">
                <text:p>-4.5</text:p>
              </table:table-cell>
              <table:table-cell office:value-type="float" office:value="-8.54825">
                <text:p>-8.548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.482">
                <text:p>-4.482</text:p>
              </table:table-cell>
              <table:table-cell office:value-type="float" office:value="-8.75358">
                <text:p>-8.753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.464">
                <text:p>-4.464</text:p>
              </table:table-cell>
              <table:table-cell office:value-type="float" office:value="-8.29854">
                <text:p>-8.298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.446">
                <text:p>-4.446</text:p>
              </table:table-cell>
              <table:table-cell office:value-type="float" office:value="-8.44689">
                <text:p>-8.446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.428">
                <text:p>-4.428</text:p>
              </table:table-cell>
              <table:table-cell office:value-type="float" office:value="-8.68039">
                <text:p>-8.680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.41">
                <text:p>-4.41</text:p>
              </table:table-cell>
              <table:table-cell office:value-type="float" office:value="-8.27234">
                <text:p>-8.272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.392">
                <text:p>-4.392</text:p>
              </table:table-cell>
              <table:table-cell office:value-type="float" office:value="-8.44573">
                <text:p>-8.445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.374">
                <text:p>-4.374</text:p>
              </table:table-cell>
              <table:table-cell office:value-type="float" office:value="2.82791">
                <text:p>2.827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.356">
                <text:p>-4.356</text:p>
              </table:table-cell>
              <table:table-cell office:value-type="float" office:value="3.82496">
                <text:p>3.824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338">
                <text:p>-4.338</text:p>
              </table:table-cell>
              <table:table-cell office:value-type="float" office:value="3.43864">
                <text:p>3.438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.32">
                <text:p>-4.32</text:p>
              </table:table-cell>
              <table:table-cell office:value-type="float" office:value="-7.32998">
                <text:p>-7.32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.302">
                <text:p>-4.302</text:p>
              </table:table-cell>
              <table:table-cell office:value-type="float" office:value="-8.22253">
                <text:p>-8.222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.284">
                <text:p>-4.284</text:p>
              </table:table-cell>
              <table:table-cell office:value-type="float" office:value="-8.70274">
                <text:p>-8.702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.266">
                <text:p>-4.266</text:p>
              </table:table-cell>
              <table:table-cell office:value-type="float" office:value="-8.51211">
                <text:p>-8.512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.248">
                <text:p>-4.248</text:p>
              </table:table-cell>
              <table:table-cell office:value-type="float" office:value="-8.77016">
                <text:p>-8.770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.23">
                <text:p>-4.23</text:p>
              </table:table-cell>
              <table:table-cell office:value-type="float" office:value="-8.63842">
                <text:p>-8.638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.212">
                <text:p>-4.212</text:p>
              </table:table-cell>
              <table:table-cell office:value-type="float" office:value="-8.73865">
                <text:p>-8.738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.194">
                <text:p>-4.194</text:p>
              </table:table-cell>
              <table:table-cell office:value-type="float" office:value="-8.67271">
                <text:p>-8.672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.176">
                <text:p>-4.176</text:p>
              </table:table-cell>
              <table:table-cell office:value-type="float" office:value="-8.0421">
                <text:p>-8.0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.158">
                <text:p>-4.158</text:p>
              </table:table-cell>
              <table:table-cell office:value-type="float" office:value="-7.76195">
                <text:p>-7.761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.14">
                <text:p>-4.14</text:p>
              </table:table-cell>
              <table:table-cell office:value-type="float" office:value="-8.14068">
                <text:p>-8.140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.122">
                <text:p>-4.122</text:p>
              </table:table-cell>
              <table:table-cell office:value-type="float" office:value="-8.12939">
                <text:p>-8.129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.104">
                <text:p>-4.104</text:p>
              </table:table-cell>
              <table:table-cell office:value-type="float" office:value="-8.25885">
                <text:p>-8.258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.086">
                <text:p>-4.086</text:p>
              </table:table-cell>
              <table:table-cell office:value-type="float" office:value="-8.28741">
                <text:p>-8.287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.068">
                <text:p>-4.068</text:p>
              </table:table-cell>
              <table:table-cell office:value-type="float" office:value="-8.35156">
                <text:p>-8.351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05">
                <text:p>-4.05</text:p>
              </table:table-cell>
              <table:table-cell office:value-type="float" office:value="-8.35907">
                <text:p>-8.359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.032">
                <text:p>-4.032</text:p>
              </table:table-cell>
              <table:table-cell office:value-type="float" office:value="-8.43771">
                <text:p>-8.437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014">
                <text:p>-4.014</text:p>
              </table:table-cell>
              <table:table-cell office:value-type="float" office:value="-8.4897">
                <text:p>-8.48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996">
                <text:p>-3.996</text:p>
              </table:table-cell>
              <table:table-cell office:value-type="float" office:value="-8.40523">
                <text:p>-8.405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978">
                <text:p>-3.978</text:p>
              </table:table-cell>
              <table:table-cell office:value-type="float" office:value="-8.35629">
                <text:p>-8.356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96">
                <text:p>-3.96</text:p>
              </table:table-cell>
              <table:table-cell office:value-type="float" office:value="-8.39606">
                <text:p>-8.396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942">
                <text:p>-3.942</text:p>
              </table:table-cell>
              <table:table-cell office:value-type="float" office:value="-8.38943">
                <text:p>-8.389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924">
                <text:p>-3.924</text:p>
              </table:table-cell>
              <table:table-cell office:value-type="float" office:value="-8.41889">
                <text:p>-8.418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906">
                <text:p>-3.906</text:p>
              </table:table-cell>
              <table:table-cell office:value-type="float" office:value="-8.4133">
                <text:p>-8.41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888">
                <text:p>-3.888</text:p>
              </table:table-cell>
              <table:table-cell office:value-type="float" office:value="-8.37933">
                <text:p>-8.379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87">
                <text:p>-3.87</text:p>
              </table:table-cell>
              <table:table-cell office:value-type="float" office:value="-8.41732">
                <text:p>-8.417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852">
                <text:p>-3.852</text:p>
              </table:table-cell>
              <table:table-cell office:value-type="float" office:value="-8.42825">
                <text:p>-8.428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.834">
                <text:p>-3.834</text:p>
              </table:table-cell>
              <table:table-cell office:value-type="float" office:value="-8.33426">
                <text:p>-8.334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.816">
                <text:p>-3.816</text:p>
              </table:table-cell>
              <table:table-cell office:value-type="float" office:value="-8.34864">
                <text:p>-8.348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.798">
                <text:p>-3.798</text:p>
              </table:table-cell>
              <table:table-cell office:value-type="float" office:value="-8.36009">
                <text:p>-8.360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.78">
                <text:p>-3.78</text:p>
              </table:table-cell>
              <table:table-cell office:value-type="float" office:value="-8.40261">
                <text:p>-8.402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.762">
                <text:p>-3.762</text:p>
              </table:table-cell>
              <table:table-cell office:value-type="float" office:value="-8.41122">
                <text:p>-8.411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.744">
                <text:p>-3.744</text:p>
              </table:table-cell>
              <table:table-cell office:value-type="float" office:value="-8.04343">
                <text:p>-8.043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.726">
                <text:p>-3.726</text:p>
              </table:table-cell>
              <table:table-cell office:value-type="float" office:value="-8.05608">
                <text:p>-8.056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.708">
                <text:p>-3.708</text:p>
              </table:table-cell>
              <table:table-cell office:value-type="float" office:value="-8.75191">
                <text:p>-8.751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69">
                <text:p>-3.69</text:p>
              </table:table-cell>
              <table:table-cell office:value-type="float" office:value="-8.75192">
                <text:p>-8.751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.672">
                <text:p>-3.672</text:p>
              </table:table-cell>
              <table:table-cell office:value-type="float" office:value="-8.46738">
                <text:p>-8.467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.654">
                <text:p>-3.654</text:p>
              </table:table-cell>
              <table:table-cell office:value-type="float" office:value="-9.02594">
                <text:p>-9.025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.636">
                <text:p>-3.636</text:p>
              </table:table-cell>
              <table:table-cell office:value-type="float" office:value="-7.52368">
                <text:p>-7.523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.618">
                <text:p>-3.618</text:p>
              </table:table-cell>
              <table:table-cell office:value-type="float" office:value="-8.58959">
                <text:p>-8.589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.6">
                <text:p>-3.6</text:p>
              </table:table-cell>
              <table:table-cell office:value-type="float" office:value="3.98442">
                <text:p>3.984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.582">
                <text:p>-3.582</text:p>
              </table:table-cell>
              <table:table-cell office:value-type="float" office:value="2.43355">
                <text:p>2.433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.564">
                <text:p>-3.564</text:p>
              </table:table-cell>
              <table:table-cell office:value-type="float" office:value="2.78012">
                <text:p>2.780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.546">
                <text:p>-3.546</text:p>
              </table:table-cell>
              <table:table-cell office:value-type="float" office:value="2.83374">
                <text:p>2.833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.528">
                <text:p>-3.528</text:p>
              </table:table-cell>
              <table:table-cell office:value-type="float" office:value="2.31552">
                <text:p>2.315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.51">
                <text:p>-3.51</text:p>
              </table:table-cell>
              <table:table-cell office:value-type="float" office:value="-8.86246">
                <text:p>-8.862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.492">
                <text:p>-3.492</text:p>
              </table:table-cell>
              <table:table-cell office:value-type="float" office:value="-8.40205">
                <text:p>-8.402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.474">
                <text:p>-3.474</text:p>
              </table:table-cell>
              <table:table-cell office:value-type="float" office:value="-8.41686">
                <text:p>-8.416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.456">
                <text:p>-3.456</text:p>
              </table:table-cell>
              <table:table-cell office:value-type="float" office:value="-8.436">
                <text:p>-8.4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.438">
                <text:p>-3.438</text:p>
              </table:table-cell>
              <table:table-cell office:value-type="float" office:value="-8.45174">
                <text:p>-8.451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.42">
                <text:p>-3.42</text:p>
              </table:table-cell>
              <table:table-cell office:value-type="float" office:value="-8.4174">
                <text:p>-8.4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.402">
                <text:p>-3.402</text:p>
              </table:table-cell>
              <table:table-cell office:value-type="float" office:value="-8.43547">
                <text:p>-8.435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.384">
                <text:p>-3.384</text:p>
              </table:table-cell>
              <table:table-cell office:value-type="float" office:value="-8.45668">
                <text:p>-8.456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.366">
                <text:p>-3.366</text:p>
              </table:table-cell>
              <table:table-cell office:value-type="float" office:value="-8.47347">
                <text:p>-8.473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.348">
                <text:p>-3.348</text:p>
              </table:table-cell>
              <table:table-cell office:value-type="float" office:value="-8.46944">
                <text:p>-8.469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.33">
                <text:p>-3.33</text:p>
              </table:table-cell>
              <table:table-cell office:value-type="float" office:value="-8.55977">
                <text:p>-8.559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.312">
                <text:p>-3.312</text:p>
              </table:table-cell>
              <table:table-cell office:value-type="float" office:value="-8.56533">
                <text:p>-8.565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.294">
                <text:p>-3.294</text:p>
              </table:table-cell>
              <table:table-cell office:value-type="float" office:value="-8.51788">
                <text:p>-8.517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.276">
                <text:p>-3.276</text:p>
              </table:table-cell>
              <table:table-cell office:value-type="float" office:value="-8.51409">
                <text:p>-8.514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3.258">
                <text:p>-3.258</text:p>
              </table:table-cell>
              <table:table-cell office:value-type="float" office:value="-8.45999">
                <text:p>-8.459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.24">
                <text:p>-3.24</text:p>
              </table:table-cell>
              <table:table-cell office:value-type="float" office:value="-8.44876">
                <text:p>-8.448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222">
                <text:p>-3.222</text:p>
              </table:table-cell>
              <table:table-cell office:value-type="float" office:value="-8.43337">
                <text:p>-8.433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204">
                <text:p>-3.204</text:p>
              </table:table-cell>
              <table:table-cell office:value-type="float" office:value="-8.36523">
                <text:p>-8.365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186">
                <text:p>-3.186</text:p>
              </table:table-cell>
              <table:table-cell office:value-type="float" office:value="-8.33799">
                <text:p>-8.337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168">
                <text:p>-3.168</text:p>
              </table:table-cell>
              <table:table-cell office:value-type="float" office:value="-8.26065">
                <text:p>-8.260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15">
                <text:p>-3.15</text:p>
              </table:table-cell>
              <table:table-cell office:value-type="float" office:value="-8.22382">
                <text:p>-8.223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132">
                <text:p>-3.132</text:p>
              </table:table-cell>
              <table:table-cell office:value-type="float" office:value="-8.18395">
                <text:p>-8.183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114">
                <text:p>-3.114</text:p>
              </table:table-cell>
              <table:table-cell office:value-type="float" office:value="-8.13795">
                <text:p>-8.137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096">
                <text:p>-3.096</text:p>
              </table:table-cell>
              <table:table-cell office:value-type="float" office:value="-8.04259">
                <text:p>-8.042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078">
                <text:p>-3.078</text:p>
              </table:table-cell>
              <table:table-cell office:value-type="float" office:value="-7.98326">
                <text:p>-7.983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.06">
                <text:p>-3.06</text:p>
              </table:table-cell>
              <table:table-cell office:value-type="float" office:value="-7.91736">
                <text:p>-7.917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3.042">
                <text:p>-3.042</text:p>
              </table:table-cell>
              <table:table-cell office:value-type="float" office:value="-7.8036">
                <text:p>-7.80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.024">
                <text:p>-3.024</text:p>
              </table:table-cell>
              <table:table-cell office:value-type="float" office:value="-7.72786">
                <text:p>-7.727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.006">
                <text:p>-3.006</text:p>
              </table:table-cell>
              <table:table-cell office:value-type="float" office:value="-7.64338">
                <text:p>-7.643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988">
                <text:p>-2.988</text:p>
              </table:table-cell>
              <table:table-cell office:value-type="float" office:value="-7.55184">
                <text:p>-7.551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97">
                <text:p>-2.97</text:p>
              </table:table-cell>
              <table:table-cell office:value-type="float" office:value="-7.41556">
                <text:p>-7.415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952">
                <text:p>-2.952</text:p>
              </table:table-cell>
              <table:table-cell office:value-type="float" office:value="-7.3102">
                <text:p>-7.31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934">
                <text:p>-2.934</text:p>
              </table:table-cell>
              <table:table-cell office:value-type="float" office:value="-8.8918">
                <text:p>-8.89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916">
                <text:p>-2.916</text:p>
              </table:table-cell>
              <table:table-cell office:value-type="float" office:value="-8.99312">
                <text:p>-8.993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898">
                <text:p>-2.898</text:p>
              </table:table-cell>
              <table:table-cell office:value-type="float" office:value="-9.00259">
                <text:p>-9.002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.88">
                <text:p>-2.88</text:p>
              </table:table-cell>
              <table:table-cell office:value-type="float" office:value="-8.85286">
                <text:p>-8.852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.862">
                <text:p>-2.862</text:p>
              </table:table-cell>
              <table:table-cell office:value-type="float" office:value="-8.6656">
                <text:p>-8.66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.844">
                <text:p>-2.844</text:p>
              </table:table-cell>
              <table:table-cell office:value-type="float" office:value="-8.20897">
                <text:p>-8.208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826">
                <text:p>-2.826</text:p>
              </table:table-cell>
              <table:table-cell office:value-type="float" office:value="-7.67028">
                <text:p>-7.670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.808">
                <text:p>-2.808</text:p>
              </table:table-cell>
              <table:table-cell office:value-type="float" office:value="-7.80304">
                <text:p>-7.803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.79">
                <text:p>-2.79</text:p>
              </table:table-cell>
              <table:table-cell office:value-type="float" office:value="-7.34724">
                <text:p>-7.347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.772">
                <text:p>-2.772</text:p>
              </table:table-cell>
              <table:table-cell office:value-type="float" office:value="-7.32429">
                <text:p>-7.324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.754">
                <text:p>-2.754</text:p>
              </table:table-cell>
              <table:table-cell office:value-type="float" office:value="-7.86592">
                <text:p>-7.865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.736">
                <text:p>-2.736</text:p>
              </table:table-cell>
              <table:table-cell office:value-type="float" office:value="-8.33847">
                <text:p>-8.338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.718">
                <text:p>-2.718</text:p>
              </table:table-cell>
              <table:table-cell office:value-type="float" office:value="-8.16278">
                <text:p>-8.162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.7">
                <text:p>-2.7</text:p>
              </table:table-cell>
              <table:table-cell office:value-type="float" office:value="-8.04922">
                <text:p>-8.049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.682">
                <text:p>-2.682</text:p>
              </table:table-cell>
              <table:table-cell office:value-type="float" office:value="-7.78747">
                <text:p>-7.787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.664">
                <text:p>-2.664</text:p>
              </table:table-cell>
              <table:table-cell office:value-type="float" office:value="-7.81943">
                <text:p>-7.819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.646">
                <text:p>-2.646</text:p>
              </table:table-cell>
              <table:table-cell office:value-type="float" office:value="-7.6051">
                <text:p>-7.60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.628">
                <text:p>-2.628</text:p>
              </table:table-cell>
              <table:table-cell office:value-type="float" office:value="-7.35676">
                <text:p>-7.356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.61">
                <text:p>-2.61</text:p>
              </table:table-cell>
              <table:table-cell office:value-type="float" office:value="-7.36674">
                <text:p>-7.366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.592">
                <text:p>-2.592</text:p>
              </table:table-cell>
              <table:table-cell office:value-type="float" office:value="-7.33783">
                <text:p>-7.337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.574">
                <text:p>-2.574</text:p>
              </table:table-cell>
              <table:table-cell office:value-type="float" office:value="-7.32454">
                <text:p>-7.324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.556">
                <text:p>-2.556</text:p>
              </table:table-cell>
              <table:table-cell office:value-type="float" office:value="-7.3057">
                <text:p>-7.30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.538">
                <text:p>-2.538</text:p>
              </table:table-cell>
              <table:table-cell office:value-type="float" office:value="-7.3036">
                <text:p>-7.30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.52">
                <text:p>-2.52</text:p>
              </table:table-cell>
              <table:table-cell office:value-type="float" office:value="-7.30928">
                <text:p>-7.309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.502">
                <text:p>-2.502</text:p>
              </table:table-cell>
              <table:table-cell office:value-type="float" office:value="-7.31854">
                <text:p>-7.318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484">
                <text:p>-2.484</text:p>
              </table:table-cell>
              <table:table-cell office:value-type="float" office:value="2.30196">
                <text:p>2.301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466">
                <text:p>-2.466</text:p>
              </table:table-cell>
              <table:table-cell office:value-type="float" office:value="2.31038">
                <text:p>2.310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.448">
                <text:p>-2.448</text:p>
              </table:table-cell>
              <table:table-cell office:value-type="float" office:value="2.30728">
                <text:p>2.307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.43">
                <text:p>-2.43</text:p>
              </table:table-cell>
              <table:table-cell office:value-type="float" office:value="2.33126">
                <text:p>2.331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.412">
                <text:p>-2.412</text:p>
              </table:table-cell>
              <table:table-cell office:value-type="float" office:value="2.3384">
                <text:p>2.33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.394">
                <text:p>-2.394</text:p>
              </table:table-cell>
              <table:table-cell office:value-type="float" office:value="2.35317">
                <text:p>2.353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.376">
                <text:p>-2.376</text:p>
              </table:table-cell>
              <table:table-cell office:value-type="float" office:value="2.38015">
                <text:p>2.380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.358">
                <text:p>-2.358</text:p>
              </table:table-cell>
              <table:table-cell office:value-type="float" office:value="2.3714">
                <text:p>2.37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.34">
                <text:p>-2.34</text:p>
              </table:table-cell>
              <table:table-cell office:value-type="float" office:value="2.85138">
                <text:p>2.851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.322">
                <text:p>-2.322</text:p>
              </table:table-cell>
              <table:table-cell office:value-type="float" office:value="2.70507">
                <text:p>2.705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304">
                <text:p>-2.304</text:p>
              </table:table-cell>
              <table:table-cell office:value-type="float" office:value="2.98515">
                <text:p>2.985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286">
                <text:p>-2.286</text:p>
              </table:table-cell>
              <table:table-cell office:value-type="float" office:value="3.18711">
                <text:p>3.187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268">
                <text:p>-2.268</text:p>
              </table:table-cell>
              <table:table-cell office:value-type="float" office:value="3.39094">
                <text:p>3.390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.25">
                <text:p>-2.25</text:p>
              </table:table-cell>
              <table:table-cell office:value-type="float" office:value="2.83078">
                <text:p>2.830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.232">
                <text:p>-2.232</text:p>
              </table:table-cell>
              <table:table-cell office:value-type="float" office:value="2.76912">
                <text:p>2.769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214">
                <text:p>-2.214</text:p>
              </table:table-cell>
              <table:table-cell office:value-type="float" office:value="2.33005">
                <text:p>2.33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196">
                <text:p>-2.196</text:p>
              </table:table-cell>
              <table:table-cell office:value-type="float" office:value="2.77287">
                <text:p>2.772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.178">
                <text:p>-2.178</text:p>
              </table:table-cell>
              <table:table-cell office:value-type="float" office:value="2.68512">
                <text:p>2.685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16">
                <text:p>-2.16</text:p>
              </table:table-cell>
              <table:table-cell office:value-type="float" office:value="3.09557">
                <text:p>3.095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142">
                <text:p>-2.142</text:p>
              </table:table-cell>
              <table:table-cell office:value-type="float" office:value="3.58176">
                <text:p>3.581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124">
                <text:p>-2.124</text:p>
              </table:table-cell>
              <table:table-cell office:value-type="float" office:value="3.82548">
                <text:p>3.825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106">
                <text:p>-2.106</text:p>
              </table:table-cell>
              <table:table-cell office:value-type="float" office:value="3.97483">
                <text:p>3.974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088">
                <text:p>-2.088</text:p>
              </table:table-cell>
              <table:table-cell office:value-type="float" office:value="4.00482">
                <text:p>4.004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07">
                <text:p>-2.07</text:p>
              </table:table-cell>
              <table:table-cell office:value-type="float" office:value="3.92954">
                <text:p>3.929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052">
                <text:p>-2.052</text:p>
              </table:table-cell>
              <table:table-cell office:value-type="float" office:value="2.27815">
                <text:p>2.278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034">
                <text:p>-2.034</text:p>
              </table:table-cell>
              <table:table-cell office:value-type="float" office:value="2.38333">
                <text:p>2.38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016">
                <text:p>-2.016</text:p>
              </table:table-cell>
              <table:table-cell office:value-type="float" office:value="2.5222">
                <text:p>2.52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998">
                <text:p>-1.998</text:p>
              </table:table-cell>
              <table:table-cell office:value-type="float" office:value="2.61538">
                <text:p>2.615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98">
                <text:p>-1.98</text:p>
              </table:table-cell>
              <table:table-cell office:value-type="float" office:value="2.70081">
                <text:p>2.700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962">
                <text:p>-1.962</text:p>
              </table:table-cell>
              <table:table-cell office:value-type="float" office:value="2.81993">
                <text:p>2.819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944">
                <text:p>-1.944</text:p>
              </table:table-cell>
              <table:table-cell office:value-type="float" office:value="2.89301">
                <text:p>2.893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926">
                <text:p>-1.926</text:p>
              </table:table-cell>
              <table:table-cell office:value-type="float" office:value="2.95987">
                <text:p>2.959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908">
                <text:p>-1.908</text:p>
              </table:table-cell>
              <table:table-cell office:value-type="float" office:value="3.02035">
                <text:p>3.020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89">
                <text:p>-1.89</text:p>
              </table:table-cell>
              <table:table-cell office:value-type="float" office:value="3.11703">
                <text:p>3.117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872">
                <text:p>-1.872</text:p>
              </table:table-cell>
              <table:table-cell office:value-type="float" office:value="3.16461">
                <text:p>3.164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854">
                <text:p>-1.854</text:p>
              </table:table-cell>
              <table:table-cell office:value-type="float" office:value="3.20581">
                <text:p>3.205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836">
                <text:p>-1.836</text:p>
              </table:table-cell>
              <table:table-cell office:value-type="float" office:value="3.28737">
                <text:p>3.287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818">
                <text:p>-1.818</text:p>
              </table:table-cell>
              <table:table-cell office:value-type="float" office:value="3.32125">
                <text:p>3.321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8">
                <text:p>-1.8</text:p>
              </table:table-cell>
              <table:table-cell office:value-type="float" office:value="3.34958">
                <text:p>3.349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782">
                <text:p>-1.782</text:p>
              </table:table-cell>
              <table:table-cell office:value-type="float" office:value="3.41785">
                <text:p>3.417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764">
                <text:p>-1.764</text:p>
              </table:table-cell>
              <table:table-cell office:value-type="float" office:value="3.43522">
                <text:p>3.435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746">
                <text:p>-1.746</text:p>
              </table:table-cell>
              <table:table-cell office:value-type="float" office:value="3.44761">
                <text:p>3.447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728">
                <text:p>-1.728</text:p>
              </table:table-cell>
              <table:table-cell office:value-type="float" office:value="3.50232">
                <text:p>3.502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71">
                <text:p>-1.71</text:p>
              </table:table-cell>
              <table:table-cell office:value-type="float" office:value="3.50699">
                <text:p>3.506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692">
                <text:p>-1.692</text:p>
              </table:table-cell>
              <table:table-cell office:value-type="float" office:value="3.55429">
                <text:p>3.554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674">
                <text:p>-1.674</text:p>
              </table:table-cell>
              <table:table-cell office:value-type="float" office:value="3.55059">
                <text:p>3.550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656">
                <text:p>-1.656</text:p>
              </table:table-cell>
              <table:table-cell office:value-type="float" office:value="3.45913">
                <text:p>3.459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638">
                <text:p>-1.638</text:p>
              </table:table-cell>
              <table:table-cell office:value-type="float" office:value="3.46189">
                <text:p>3.461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62">
                <text:p>-1.62</text:p>
              </table:table-cell>
              <table:table-cell office:value-type="float" office:value="3.45376">
                <text:p>3.453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602">
                <text:p>-1.602</text:p>
              </table:table-cell>
              <table:table-cell office:value-type="float" office:value="3.42735">
                <text:p>3.427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584">
                <text:p>-1.584</text:p>
              </table:table-cell>
              <table:table-cell office:value-type="float" office:value="3.4618">
                <text:p>3.46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566">
                <text:p>-1.566</text:p>
              </table:table-cell>
              <table:table-cell office:value-type="float" office:value="3.44353">
                <text:p>3.443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548">
                <text:p>-1.548</text:p>
              </table:table-cell>
              <table:table-cell office:value-type="float" office:value="3.42839">
                <text:p>3.428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53">
                <text:p>-1.53</text:p>
              </table:table-cell>
              <table:table-cell office:value-type="float" office:value="3.40944">
                <text:p>3.409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512">
                <text:p>-1.512</text:p>
              </table:table-cell>
              <table:table-cell office:value-type="float" office:value="3.38698">
                <text:p>3.386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494">
                <text:p>-1.494</text:p>
              </table:table-cell>
              <table:table-cell office:value-type="float" office:value="3.07505">
                <text:p>3.075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476">
                <text:p>-1.476</text:p>
              </table:table-cell>
              <table:table-cell office:value-type="float" office:value="2.31017">
                <text:p>2.310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458">
                <text:p>-1.458</text:p>
              </table:table-cell>
              <table:table-cell office:value-type="float" office:value="-8.55275">
                <text:p>-8.552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44">
                <text:p>-1.44</text:p>
              </table:table-cell>
              <table:table-cell office:value-type="float" office:value="-7.51196">
                <text:p>-7.51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422">
                <text:p>-1.422</text:p>
              </table:table-cell>
              <table:table-cell office:value-type="float" office:value="-8.5812">
                <text:p>-8.58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404">
                <text:p>-1.404</text:p>
              </table:table-cell>
              <table:table-cell office:value-type="float" office:value="-1.51343">
                <text:p>-1.513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386">
                <text:p>-1.386</text:p>
              </table:table-cell>
              <table:table-cell office:value-type="float" office:value="-1.55378">
                <text:p>-1.553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368">
                <text:p>-1.368</text:p>
              </table:table-cell>
              <table:table-cell office:value-type="float" office:value="-2.6384">
                <text:p>-2.63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35">
                <text:p>-1.35</text:p>
              </table:table-cell>
              <table:table-cell office:value-type="float" office:value="-2.58158">
                <text:p>-2.581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332">
                <text:p>-1.332</text:p>
              </table:table-cell>
              <table:table-cell office:value-type="float" office:value="-7.26933">
                <text:p>-7.269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314">
                <text:p>-1.314</text:p>
              </table:table-cell>
              <table:table-cell office:value-type="float" office:value="-7.26662">
                <text:p>-7.266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296">
                <text:p>-1.296</text:p>
              </table:table-cell>
              <table:table-cell office:value-type="float" office:value="-7.29885">
                <text:p>-7.298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278">
                <text:p>-1.278</text:p>
              </table:table-cell>
              <table:table-cell office:value-type="float" office:value="-7.28963">
                <text:p>-7.28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26">
                <text:p>-1.26</text:p>
              </table:table-cell>
              <table:table-cell office:value-type="float" office:value="-7.9841">
                <text:p>-7.98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242">
                <text:p>-1.242</text:p>
              </table:table-cell>
              <table:table-cell office:value-type="float" office:value="-7.98842">
                <text:p>-7.988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224">
                <text:p>-1.224</text:p>
              </table:table-cell>
              <table:table-cell office:value-type="float" office:value="-8.00292">
                <text:p>-8.002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206">
                <text:p>-1.206</text:p>
              </table:table-cell>
              <table:table-cell office:value-type="float" office:value="-9.01085">
                <text:p>-9.010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188">
                <text:p>-1.188</text:p>
              </table:table-cell>
              <table:table-cell office:value-type="float" office:value="-9.16667">
                <text:p>-9.16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17">
                <text:p>-1.17</text:p>
              </table:table-cell>
              <table:table-cell office:value-type="float" office:value="-9.1399">
                <text:p>-9.13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152">
                <text:p>-1.152</text:p>
              </table:table-cell>
              <table:table-cell office:value-type="float" office:value="-9.10316">
                <text:p>-9.103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134">
                <text:p>-1.134</text:p>
              </table:table-cell>
              <table:table-cell office:value-type="float" office:value="-9.42316">
                <text:p>-9.423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116">
                <text:p>-1.116</text:p>
              </table:table-cell>
              <table:table-cell office:value-type="float" office:value="-9.42687">
                <text:p>-9.426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098">
                <text:p>-1.098</text:p>
              </table:table-cell>
              <table:table-cell office:value-type="float" office:value="-9.46133">
                <text:p>-9.461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08">
                <text:p>-1.08</text:p>
              </table:table-cell>
              <table:table-cell office:value-type="float" office:value="-9.44307">
                <text:p>-9.443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062">
                <text:p>-1.062</text:p>
              </table:table-cell>
              <table:table-cell office:value-type="float" office:value="-9.4045">
                <text:p>-9.40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044">
                <text:p>-1.044</text:p>
              </table:table-cell>
              <table:table-cell office:value-type="float" office:value="-9.43728">
                <text:p>-9.437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026">
                <text:p>-1.026</text:p>
              </table:table-cell>
              <table:table-cell office:value-type="float" office:value="-9.4188">
                <text:p>-9.41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008">
                <text:p>-1.008</text:p>
              </table:table-cell>
              <table:table-cell office:value-type="float" office:value="-9.44623">
                <text:p>-9.446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99">
                <text:p>-0.99</text:p>
              </table:table-cell>
              <table:table-cell office:value-type="float" office:value="-9.33454">
                <text:p>-9.334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972">
                <text:p>-0.972</text:p>
              </table:table-cell>
              <table:table-cell office:value-type="float" office:value="-9.26378">
                <text:p>-9.263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954">
                <text:p>-0.954</text:p>
              </table:table-cell>
              <table:table-cell office:value-type="float" office:value="-9.27489">
                <text:p>-9.274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936">
                <text:p>-0.936</text:p>
              </table:table-cell>
              <table:table-cell office:value-type="float" office:value="-8.82897">
                <text:p>-8.828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918">
                <text:p>-0.918</text:p>
              </table:table-cell>
              <table:table-cell office:value-type="float" office:value="-8.86426">
                <text:p>-8.864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900001">
                <text:p>-0.900001</text:p>
              </table:table-cell>
              <table:table-cell office:value-type="float" office:value="-8.58313">
                <text:p>-8.583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882">
                <text:p>-0.882</text:p>
              </table:table-cell>
              <table:table-cell office:value-type="float" office:value="-8.28272">
                <text:p>-8.282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864">
                <text:p>-0.864</text:p>
              </table:table-cell>
              <table:table-cell office:value-type="float" office:value="-8.27289">
                <text:p>-8.272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846">
                <text:p>-0.846</text:p>
              </table:table-cell>
              <table:table-cell office:value-type="float" office:value="-7.91845">
                <text:p>-7.918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828">
                <text:p>-0.828</text:p>
              </table:table-cell>
              <table:table-cell office:value-type="float" office:value="-7.55052">
                <text:p>-7.550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809999">
                <text:p>-0.809999</text:p>
              </table:table-cell>
              <table:table-cell office:value-type="float" office:value="-7.29394">
                <text:p>-7.293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792">
                <text:p>-0.792</text:p>
              </table:table-cell>
              <table:table-cell office:value-type="float" office:value="-7.27755">
                <text:p>-7.277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774">
                <text:p>-0.774</text:p>
              </table:table-cell>
              <table:table-cell office:value-type="float" office:value="-7.23669">
                <text:p>-7.236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756">
                <text:p>-0.756</text:p>
              </table:table-cell>
              <table:table-cell office:value-type="float" office:value="-2.78609">
                <text:p>-2.786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738">
                <text:p>-0.738</text:p>
              </table:table-cell>
              <table:table-cell office:value-type="float" office:value="-2.79322">
                <text:p>-2.793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72">
                <text:p>-0.72</text:p>
              </table:table-cell>
              <table:table-cell office:value-type="float" office:value="-2.61796">
                <text:p>-2.617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702">
                <text:p>-0.702</text:p>
              </table:table-cell>
              <table:table-cell office:value-type="float" office:value="-2.47754">
                <text:p>-2.477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684">
                <text:p>-0.684</text:p>
              </table:table-cell>
              <table:table-cell office:value-type="float" office:value="-1.83673">
                <text:p>-1.836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666">
                <text:p>-0.666</text:p>
              </table:table-cell>
              <table:table-cell office:value-type="float" office:value="-1.4686">
                <text:p>-1.46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648001">
                <text:p>-0.648001</text:p>
              </table:table-cell>
              <table:table-cell office:value-type="float" office:value="-8.69022">
                <text:p>-8.690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63">
                <text:p>-0.63</text:p>
              </table:table-cell>
              <table:table-cell office:value-type="float" office:value="-8.67127">
                <text:p>-8.671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612">
                <text:p>-0.612</text:p>
              </table:table-cell>
              <table:table-cell office:value-type="float" office:value="-2.32159">
                <text:p>-2.321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94">
                <text:p>-0.594</text:p>
              </table:table-cell>
              <table:table-cell office:value-type="float" office:value="-2.78132">
                <text:p>-2.781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576">
                <text:p>-0.576</text:p>
              </table:table-cell>
              <table:table-cell office:value-type="float" office:value="-2.81232">
                <text:p>-2.812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558">
                <text:p>-0.558</text:p>
              </table:table-cell>
              <table:table-cell office:value-type="float" office:value="-2.75757">
                <text:p>-2.757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54">
                <text:p>-0.54</text:p>
              </table:table-cell>
              <table:table-cell office:value-type="float" office:value="-2.78378">
                <text:p>-2.783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522">
                <text:p>-0.522</text:p>
              </table:table-cell>
              <table:table-cell office:value-type="float" office:value="-2.75524">
                <text:p>-2.755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504">
                <text:p>-0.504</text:p>
              </table:table-cell>
              <table:table-cell office:value-type="float" office:value="-2.63751">
                <text:p>-2.637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486">
                <text:p>-0.486</text:p>
              </table:table-cell>
              <table:table-cell office:value-type="float" office:value="-2.70175">
                <text:p>-2.701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67999">
                <text:p>-0.467999</text:p>
              </table:table-cell>
              <table:table-cell office:value-type="float" office:value="-2.49729">
                <text:p>-2.497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45">
                <text:p>-0.45</text:p>
              </table:table-cell>
              <table:table-cell office:value-type="float" office:value="-2.30584">
                <text:p>-2.305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432">
                <text:p>-0.432</text:p>
              </table:table-cell>
              <table:table-cell office:value-type="float" office:value="-1.86735">
                <text:p>-1.867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414">
                <text:p>-0.414</text:p>
              </table:table-cell>
              <table:table-cell office:value-type="float" office:value="-1.66476">
                <text:p>-1.66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396">
                <text:p>-0.396</text:p>
              </table:table-cell>
              <table:table-cell office:value-type="float" office:value="-1.36193">
                <text:p>-1.361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378">
                <text:p>-0.378</text:p>
              </table:table-cell>
              <table:table-cell office:value-type="float" office:value="-2.73562">
                <text:p>-2.735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360001">
                <text:p>-0.360001</text:p>
              </table:table-cell>
              <table:table-cell office:value-type="float" office:value="-8.52113">
                <text:p>-8.521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342">
                <text:p>-0.342</text:p>
              </table:table-cell>
              <table:table-cell office:value-type="float" office:value="-7.61186">
                <text:p>-7.611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324">
                <text:p>-0.324</text:p>
              </table:table-cell>
              <table:table-cell office:value-type="float" office:value="-7.68155">
                <text:p>-7.681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306">
                <text:p>-0.306</text:p>
              </table:table-cell>
              <table:table-cell office:value-type="float" office:value="-8.9319">
                <text:p>-8.93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288">
                <text:p>-0.288</text:p>
              </table:table-cell>
              <table:table-cell office:value-type="float" office:value="-8.80529">
                <text:p>-8.805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27">
                <text:p>-0.27</text:p>
              </table:table-cell>
              <table:table-cell office:value-type="float" office:value="-7.77932">
                <text:p>-7.779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252">
                <text:p>-0.252</text:p>
              </table:table-cell>
              <table:table-cell office:value-type="float" office:value="-7.74472">
                <text:p>-7.744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234">
                <text:p>-0.234</text:p>
              </table:table-cell>
              <table:table-cell office:value-type="float" office:value="-8.69345">
                <text:p>-8.693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216">
                <text:p>-0.216</text:p>
              </table:table-cell>
              <table:table-cell office:value-type="float" office:value="-7.90666">
                <text:p>-7.906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98">
                <text:p>-0.198</text:p>
              </table:table-cell>
              <table:table-cell office:value-type="float" office:value="-7.66296">
                <text:p>-7.662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8">
                <text:p>-0.18</text:p>
              </table:table-cell>
              <table:table-cell office:value-type="float" office:value="-7.99321">
                <text:p>-7.993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162">
                <text:p>-0.162</text:p>
              </table:table-cell>
              <table:table-cell office:value-type="float" office:value="-7.92474">
                <text:p>-7.924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144">
                <text:p>-0.144</text:p>
              </table:table-cell>
              <table:table-cell office:value-type="float" office:value="-7.73092">
                <text:p>-7.730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126">
                <text:p>-0.126</text:p>
              </table:table-cell>
              <table:table-cell office:value-type="float" office:value="-7.74066">
                <text:p>-7.740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108">
                <text:p>-0.108</text:p>
              </table:table-cell>
              <table:table-cell office:value-type="float" office:value="-8.1981">
                <text:p>-8.19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900002">
                <text:p>-0.0900002</text:p>
              </table:table-cell>
              <table:table-cell office:value-type="float" office:value="-8.1324">
                <text:p>-8.13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720005">
                <text:p>-0.0720005</text:p>
              </table:table-cell>
              <table:table-cell office:value-type="float" office:value="-7.97398">
                <text:p>-7.973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539999">
                <text:p>-0.0539999</text:p>
              </table:table-cell>
              <table:table-cell office:value-type="float" office:value="-7.9754">
                <text:p>-7.97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360003">
                <text:p>-0.0360003</text:p>
              </table:table-cell>
              <table:table-cell office:value-type="float" office:value="-8.19053">
                <text:p>-8.190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79996">
                <text:p>-0.0179996</text:p>
              </table:table-cell>
              <table:table-cell office:value-type="float" office:value="-8.25668">
                <text:p>-8.256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79996">
                <text:p>0.0179996</text:p>
              </table:table-cell>
              <table:table-cell office:value-type="float" office:value="7.01936">
                <text:p>7.019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359993">
                <text:p>0.0359993</text:p>
              </table:table-cell>
              <table:table-cell office:value-type="float" office:value="7.04242">
                <text:p>7.042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540009">
                <text:p>0.0540009</text:p>
              </table:table-cell>
              <table:table-cell office:value-type="float" office:value="7.04909">
                <text:p>7.049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20005">
                <text:p>0.0720005</text:p>
              </table:table-cell>
              <table:table-cell office:value-type="float" office:value="7.07363">
                <text:p>7.073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900002">
                <text:p>0.0900002</text:p>
              </table:table-cell>
              <table:table-cell office:value-type="float" office:value="7.04722">
                <text:p>7.047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08">
                <text:p>0.108</text:p>
              </table:table-cell>
              <table:table-cell office:value-type="float" office:value="7.04653">
                <text:p>7.046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26">
                <text:p>0.126</text:p>
              </table:table-cell>
              <table:table-cell office:value-type="float" office:value="7.0408">
                <text:p>7.04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44">
                <text:p>0.144</text:p>
              </table:table-cell>
              <table:table-cell office:value-type="float" office:value="7.05549">
                <text:p>7.055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62">
                <text:p>0.162</text:p>
              </table:table-cell>
              <table:table-cell office:value-type="float" office:value="7.02823">
                <text:p>7.028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8">
                <text:p>0.18</text:p>
              </table:table-cell>
              <table:table-cell office:value-type="float" office:value="7.06532">
                <text:p>7.065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8">
                <text:p>0.198</text:p>
              </table:table-cell>
              <table:table-cell office:value-type="float" office:value="7.11228">
                <text:p>7.112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16001">
                <text:p>0.216001</text:p>
              </table:table-cell>
              <table:table-cell office:value-type="float" office:value="7.09475">
                <text:p>7.094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34">
                <text:p>0.234</text:p>
              </table:table-cell>
              <table:table-cell office:value-type="float" office:value="7.10791">
                <text:p>7.107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52">
                <text:p>0.252</text:p>
              </table:table-cell>
              <table:table-cell office:value-type="float" office:value="7.07506">
                <text:p>7.075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7">
                <text:p>0.27</text:p>
              </table:table-cell>
              <table:table-cell office:value-type="float" office:value="7.04466">
                <text:p>7.044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87999">
                <text:p>0.287999</text:p>
              </table:table-cell>
              <table:table-cell office:value-type="float" office:value="7.04159">
                <text:p>7.041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06001">
                <text:p>0.306001</text:p>
              </table:table-cell>
              <table:table-cell office:value-type="float" office:value="7.055">
                <text:p>7.0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24">
                <text:p>0.324</text:p>
              </table:table-cell>
              <table:table-cell office:value-type="float" office:value="7.03938">
                <text:p>7.039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42">
                <text:p>0.342</text:p>
              </table:table-cell>
              <table:table-cell office:value-type="float" office:value="7.10825">
                <text:p>7.108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6">
                <text:p>0.36</text:p>
              </table:table-cell>
              <table:table-cell office:value-type="float" office:value="7.10602">
                <text:p>7.106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78">
                <text:p>0.378</text:p>
              </table:table-cell>
              <table:table-cell office:value-type="float" office:value="7.5695">
                <text:p>7.56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96">
                <text:p>0.396</text:p>
              </table:table-cell>
              <table:table-cell office:value-type="float" office:value="7.74076">
                <text:p>7.740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14">
                <text:p>0.414</text:p>
              </table:table-cell>
              <table:table-cell office:value-type="float" office:value="7.65897">
                <text:p>7.658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32">
                <text:p>0.432</text:p>
              </table:table-cell>
              <table:table-cell office:value-type="float" office:value="7.68177">
                <text:p>7.681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5">
                <text:p>0.45</text:p>
              </table:table-cell>
              <table:table-cell office:value-type="float" office:value="7.16392">
                <text:p>7.163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68">
                <text:p>0.468</text:p>
              </table:table-cell>
              <table:table-cell office:value-type="float" office:value="7.59069">
                <text:p>7.590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86">
                <text:p>0.486</text:p>
              </table:table-cell>
              <table:table-cell office:value-type="float" office:value="7.69952">
                <text:p>7.699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04">
                <text:p>0.504</text:p>
              </table:table-cell>
              <table:table-cell office:value-type="float" office:value="8.09748">
                <text:p>8.0974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1999">
                <text:p>0.521999</text:p>
              </table:table-cell>
              <table:table-cell office:value-type="float" office:value="8.82716">
                <text:p>8.827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9999">
                <text:p>0.539999</text:p>
              </table:table-cell>
              <table:table-cell office:value-type="float" office:value="7.96995">
                <text:p>7.969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58001">
                <text:p>0.558001</text:p>
              </table:table-cell>
              <table:table-cell office:value-type="float" office:value="7.44457">
                <text:p>7.444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6">
                <text:p>0.576</text:p>
              </table:table-cell>
              <table:table-cell office:value-type="float" office:value="7.94422">
                <text:p>7.944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94">
                <text:p>0.594</text:p>
              </table:table-cell>
              <table:table-cell office:value-type="float" office:value="8.0381">
                <text:p>8.03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12">
                <text:p>0.612</text:p>
              </table:table-cell>
              <table:table-cell office:value-type="float" office:value="7.13972">
                <text:p>7.139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3">
                <text:p>0.63</text:p>
              </table:table-cell>
              <table:table-cell office:value-type="float" office:value="7.09555">
                <text:p>7.095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48001">
                <text:p>0.648001</text:p>
              </table:table-cell>
              <table:table-cell office:value-type="float" office:value="7.50124">
                <text:p>7.501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66">
                <text:p>0.666</text:p>
              </table:table-cell>
              <table:table-cell office:value-type="float" office:value="7.68519">
                <text:p>7.685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84">
                <text:p>0.684</text:p>
              </table:table-cell>
              <table:table-cell office:value-type="float" office:value="7.83168">
                <text:p>7.831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02">
                <text:p>0.702</text:p>
              </table:table-cell>
              <table:table-cell office:value-type="float" office:value="7.50725">
                <text:p>7.507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2">
                <text:p>0.72</text:p>
              </table:table-cell>
              <table:table-cell office:value-type="float" office:value="7.93577">
                <text:p>7.935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38">
                <text:p>0.738</text:p>
              </table:table-cell>
              <table:table-cell office:value-type="float" office:value="7.7087">
                <text:p>7.70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56">
                <text:p>0.756</text:p>
              </table:table-cell>
              <table:table-cell office:value-type="float" office:value="1.98592">
                <text:p>1.985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74">
                <text:p>0.774</text:p>
              </table:table-cell>
              <table:table-cell office:value-type="float" office:value="1.20343">
                <text:p>1.203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92001">
                <text:p>0.792001</text:p>
              </table:table-cell>
              <table:table-cell office:value-type="float" office:value="2.31582">
                <text:p>2.315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1">
                <text:p>0.81</text:p>
              </table:table-cell>
              <table:table-cell office:value-type="float" office:value="2.19623">
                <text:p>2.196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28">
                <text:p>0.828</text:p>
              </table:table-cell>
              <table:table-cell office:value-type="float" office:value="1.03766">
                <text:p>1.037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46">
                <text:p>0.846</text:p>
              </table:table-cell>
              <table:table-cell office:value-type="float" office:value="7.96811">
                <text:p>7.968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63999">
                <text:p>0.863999</text:p>
              </table:table-cell>
              <table:table-cell office:value-type="float" office:value="8.16866">
                <text:p>8.168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82">
                <text:p>0.882</text:p>
              </table:table-cell>
              <table:table-cell office:value-type="float" office:value="1.98012">
                <text:p>1.980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00001">
                <text:p>0.900001</text:p>
              </table:table-cell>
              <table:table-cell office:value-type="float" office:value="1.97115">
                <text:p>1.971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18">
                <text:p>0.918</text:p>
              </table:table-cell>
              <table:table-cell office:value-type="float" office:value="1.8873">
                <text:p>1.88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36">
                <text:p>0.936</text:p>
              </table:table-cell>
              <table:table-cell office:value-type="float" office:value="1.98597">
                <text:p>1.985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54">
                <text:p>0.954</text:p>
              </table:table-cell>
              <table:table-cell office:value-type="float" office:value="7.97308">
                <text:p>7.973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72">
                <text:p>0.972</text:p>
              </table:table-cell>
              <table:table-cell office:value-type="float" office:value="2.00702">
                <text:p>2.007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08">
                <text:p>1.008</text:p>
              </table:table-cell>
              <table:table-cell office:value-type="float" office:value="1.9644">
                <text:p>1.964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26">
                <text:p>1.026</text:p>
              </table:table-cell>
              <table:table-cell office:value-type="float" office:value="1.95725">
                <text:p>1.957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044">
                <text:p>1.044</text:p>
              </table:table-cell>
              <table:table-cell office:value-type="float" office:value="1.94043">
                <text:p>1.940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062">
                <text:p>1.062</text:p>
              </table:table-cell>
              <table:table-cell office:value-type="float" office:value="1.94846">
                <text:p>1.948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08">
                <text:p>1.08</text:p>
              </table:table-cell>
              <table:table-cell office:value-type="float" office:value="1.93871">
                <text:p>1.938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098">
                <text:p>1.098</text:p>
              </table:table-cell>
              <table:table-cell office:value-type="float" office:value="1.91715">
                <text:p>1.917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16">
                <text:p>1.116</text:p>
              </table:table-cell>
              <table:table-cell office:value-type="float" office:value="1.89187">
                <text:p>1.891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34">
                <text:p>1.134</text:p>
              </table:table-cell>
              <table:table-cell office:value-type="float" office:value="1.91211">
                <text:p>1.912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52">
                <text:p>1.152</text:p>
              </table:table-cell>
              <table:table-cell office:value-type="float" office:value="7.97346">
                <text:p>7.973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7">
                <text:p>1.17</text:p>
              </table:table-cell>
              <table:table-cell office:value-type="float" office:value="7.99167">
                <text:p>7.991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88">
                <text:p>1.188</text:p>
              </table:table-cell>
              <table:table-cell office:value-type="float" office:value="7.99947">
                <text:p>7.999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06">
                <text:p>1.206</text:p>
              </table:table-cell>
              <table:table-cell office:value-type="float" office:value="1.9921">
                <text:p>1.99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24">
                <text:p>1.224</text:p>
              </table:table-cell>
              <table:table-cell office:value-type="float" office:value="7.9822">
                <text:p>7.98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242">
                <text:p>1.242</text:p>
              </table:table-cell>
              <table:table-cell office:value-type="float" office:value="1.95512">
                <text:p>1.955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26">
                <text:p>1.26</text:p>
              </table:table-cell>
              <table:table-cell office:value-type="float" office:value="7.95447">
                <text:p>7.954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278">
                <text:p>1.278</text:p>
              </table:table-cell>
              <table:table-cell office:value-type="float" office:value="1.66713">
                <text:p>1.667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296">
                <text:p>1.296</text:p>
              </table:table-cell>
              <table:table-cell office:value-type="float" office:value="2.31233">
                <text:p>2.312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314">
                <text:p>1.314</text:p>
              </table:table-cell>
              <table:table-cell office:value-type="float" office:value="2.4567">
                <text:p>2.45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332">
                <text:p>1.332</text:p>
              </table:table-cell>
              <table:table-cell office:value-type="float" office:value="2.03795">
                <text:p>2.037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35">
                <text:p>1.35</text:p>
              </table:table-cell>
              <table:table-cell office:value-type="float" office:value="7.66986">
                <text:p>7.669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368">
                <text:p>1.368</text:p>
              </table:table-cell>
              <table:table-cell office:value-type="float" office:value="7.74998">
                <text:p>7.749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386">
                <text:p>1.386</text:p>
              </table:table-cell>
              <table:table-cell office:value-type="float" office:value="7.71022">
                <text:p>7.710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404">
                <text:p>1.404</text:p>
              </table:table-cell>
              <table:table-cell office:value-type="float" office:value="7.75548">
                <text:p>7.755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422">
                <text:p>1.422</text:p>
              </table:table-cell>
              <table:table-cell office:value-type="float" office:value="-8.17684">
                <text:p>-8.176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44">
                <text:p>1.44</text:p>
              </table:table-cell>
              <table:table-cell office:value-type="float" office:value="-8.54888">
                <text:p>-8.548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458">
                <text:p>1.458</text:p>
              </table:table-cell>
              <table:table-cell office:value-type="float" office:value="-7.83393">
                <text:p>-7.833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476">
                <text:p>1.476</text:p>
              </table:table-cell>
              <table:table-cell office:value-type="float" office:value="-7.97279">
                <text:p>-7.972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494">
                <text:p>1.494</text:p>
              </table:table-cell>
              <table:table-cell office:value-type="float" office:value="-9.26311">
                <text:p>-9.263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512">
                <text:p>1.512</text:p>
              </table:table-cell>
              <table:table-cell office:value-type="float" office:value="-7.53053">
                <text:p>-7.530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53">
                <text:p>1.53</text:p>
              </table:table-cell>
              <table:table-cell office:value-type="float" office:value="-7.68623">
                <text:p>-7.686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48">
                <text:p>1.548</text:p>
              </table:table-cell>
              <table:table-cell office:value-type="float" office:value="-7.50126">
                <text:p>-7.501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566">
                <text:p>1.566</text:p>
              </table:table-cell>
              <table:table-cell office:value-type="float" office:value="-7.31216">
                <text:p>-7.312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84">
                <text:p>1.584</text:p>
              </table:table-cell>
              <table:table-cell office:value-type="float" office:value="-7.40747">
                <text:p>-7.407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602">
                <text:p>1.602</text:p>
              </table:table-cell>
              <table:table-cell office:value-type="float" office:value="-8.19268">
                <text:p>-8.1926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62">
                <text:p>1.62</text:p>
              </table:table-cell>
              <table:table-cell office:value-type="float" office:value="-7.59107">
                <text:p>-7.591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638">
                <text:p>1.638</text:p>
              </table:table-cell>
              <table:table-cell office:value-type="float" office:value="-8.59807">
                <text:p>-8.598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656">
                <text:p>1.656</text:p>
              </table:table-cell>
              <table:table-cell office:value-type="float" office:value="-8.61798">
                <text:p>-8.617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674">
                <text:p>1.674</text:p>
              </table:table-cell>
              <table:table-cell office:value-type="float" office:value="-8.25342">
                <text:p>-8.253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692">
                <text:p>1.692</text:p>
              </table:table-cell>
              <table:table-cell office:value-type="float" office:value="-8.45007">
                <text:p>-8.450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71">
                <text:p>1.71</text:p>
              </table:table-cell>
              <table:table-cell office:value-type="float" office:value="-9.11101">
                <text:p>-9.111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728">
                <text:p>1.728</text:p>
              </table:table-cell>
              <table:table-cell office:value-type="float" office:value="-9.01292">
                <text:p>-9.012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746">
                <text:p>1.746</text:p>
              </table:table-cell>
              <table:table-cell office:value-type="float" office:value="-8.88556">
                <text:p>-8.885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764">
                <text:p>1.764</text:p>
              </table:table-cell>
              <table:table-cell office:value-type="float" office:value="-7.69438">
                <text:p>-7.694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782">
                <text:p>1.782</text:p>
              </table:table-cell>
              <table:table-cell office:value-type="float" office:value="-8.90329">
                <text:p>-8.9032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">
                <text:p>1.8</text:p>
              </table:table-cell>
              <table:table-cell office:value-type="float" office:value="-8.09296">
                <text:p>-8.092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18">
                <text:p>1.818</text:p>
              </table:table-cell>
              <table:table-cell office:value-type="float" office:value="-8.5958">
                <text:p>-8.595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36">
                <text:p>1.836</text:p>
              </table:table-cell>
              <table:table-cell office:value-type="float" office:value="-9.43297">
                <text:p>-9.432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4">
                <text:p>1.854</text:p>
              </table:table-cell>
              <table:table-cell office:value-type="float" office:value="-9.43347">
                <text:p>-9.433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72">
                <text:p>1.872</text:p>
              </table:table-cell>
              <table:table-cell office:value-type="float" office:value="-8.9957">
                <text:p>-8.99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9">
                <text:p>1.89</text:p>
              </table:table-cell>
              <table:table-cell office:value-type="float" office:value="-8.32355">
                <text:p>-8.323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08">
                <text:p>1.908</text:p>
              </table:table-cell>
              <table:table-cell office:value-type="float" office:value="-8.59936">
                <text:p>-8.599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26">
                <text:p>1.926</text:p>
              </table:table-cell>
              <table:table-cell office:value-type="float" office:value="-7.31599">
                <text:p>-7.3159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44">
                <text:p>1.944</text:p>
              </table:table-cell>
              <table:table-cell office:value-type="float" office:value="-7.39433">
                <text:p>-7.394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62">
                <text:p>1.962</text:p>
              </table:table-cell>
              <table:table-cell office:value-type="float" office:value="-8.70435">
                <text:p>-8.704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8">
                <text:p>1.98</text:p>
              </table:table-cell>
              <table:table-cell office:value-type="float" office:value="-9.47531">
                <text:p>-9.475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98">
                <text:p>1.998</text:p>
              </table:table-cell>
              <table:table-cell office:value-type="float" office:value="-8.83401">
                <text:p>-8.834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016">
                <text:p>2.016</text:p>
              </table:table-cell>
              <table:table-cell office:value-type="float" office:value="-7.64581">
                <text:p>-7.6458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034">
                <text:p>2.034</text:p>
              </table:table-cell>
              <table:table-cell office:value-type="float" office:value="-8.43509">
                <text:p>-8.435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052">
                <text:p>2.052</text:p>
              </table:table-cell>
              <table:table-cell office:value-type="float" office:value="-7.54997">
                <text:p>-7.549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07">
                <text:p>2.07</text:p>
              </table:table-cell>
              <table:table-cell office:value-type="float" office:value="-8.37313">
                <text:p>-8.373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088">
                <text:p>2.088</text:p>
              </table:table-cell>
              <table:table-cell office:value-type="float" office:value="-7.73297">
                <text:p>-7.732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106">
                <text:p>2.106</text:p>
              </table:table-cell>
              <table:table-cell office:value-type="float" office:value="-8.57642">
                <text:p>-8.576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124">
                <text:p>2.124</text:p>
              </table:table-cell>
              <table:table-cell office:value-type="float" office:value="-8.53941">
                <text:p>-8.539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142">
                <text:p>2.142</text:p>
              </table:table-cell>
              <table:table-cell office:value-type="float" office:value="-8.11603">
                <text:p>-8.116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16">
                <text:p>2.16</text:p>
              </table:table-cell>
              <table:table-cell office:value-type="float" office:value="-8.42408">
                <text:p>-8.424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178">
                <text:p>2.178</text:p>
              </table:table-cell>
              <table:table-cell office:value-type="float" office:value="-8.0407">
                <text:p>-8.04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196">
                <text:p>2.196</text:p>
              </table:table-cell>
              <table:table-cell office:value-type="float" office:value="-7.8521">
                <text:p>-7.85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214">
                <text:p>2.214</text:p>
              </table:table-cell>
              <table:table-cell office:value-type="float" office:value="-8.2099">
                <text:p>-8.20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232">
                <text:p>2.232</text:p>
              </table:table-cell>
              <table:table-cell office:value-type="float" office:value="-7.97274">
                <text:p>-7.972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25">
                <text:p>2.25</text:p>
              </table:table-cell>
              <table:table-cell office:value-type="float" office:value="-7.8706">
                <text:p>-7.87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268">
                <text:p>2.268</text:p>
              </table:table-cell>
              <table:table-cell office:value-type="float" office:value="-8.26385">
                <text:p>-8.2638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286">
                <text:p>2.286</text:p>
              </table:table-cell>
              <table:table-cell office:value-type="float" office:value="-8.58152">
                <text:p>-8.581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304">
                <text:p>2.304</text:p>
              </table:table-cell>
              <table:table-cell office:value-type="float" office:value="-8.07311">
                <text:p>-8.073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322">
                <text:p>2.322</text:p>
              </table:table-cell>
              <table:table-cell office:value-type="float" office:value="-8.27563">
                <text:p>-8.275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34">
                <text:p>2.34</text:p>
              </table:table-cell>
              <table:table-cell office:value-type="float" office:value="-9.10042">
                <text:p>-9.1004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358">
                <text:p>2.358</text:p>
              </table:table-cell>
              <table:table-cell office:value-type="float" office:value="-7.76928">
                <text:p>-7.769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376">
                <text:p>2.376</text:p>
              </table:table-cell>
              <table:table-cell office:value-type="float" office:value="-8.54301">
                <text:p>-8.5430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394">
                <text:p>2.394</text:p>
              </table:table-cell>
              <table:table-cell office:value-type="float" office:value="-8.25979">
                <text:p>-8.259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412">
                <text:p>2.412</text:p>
              </table:table-cell>
              <table:table-cell office:value-type="float" office:value="-8.16947">
                <text:p>-8.169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43">
                <text:p>2.43</text:p>
              </table:table-cell>
              <table:table-cell office:value-type="float" office:value="-7.78934">
                <text:p>-7.789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448">
                <text:p>2.448</text:p>
              </table:table-cell>
              <table:table-cell office:value-type="float" office:value="-8.31198">
                <text:p>-8.311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466">
                <text:p>2.466</text:p>
              </table:table-cell>
              <table:table-cell office:value-type="float" office:value="-8.00325">
                <text:p>-8.003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484">
                <text:p>2.484</text:p>
              </table:table-cell>
              <table:table-cell office:value-type="float" office:value="-7.88739">
                <text:p>-7.887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502">
                <text:p>2.502</text:p>
              </table:table-cell>
              <table:table-cell office:value-type="float" office:value="7.06989">
                <text:p>7.0698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52">
                <text:p>2.52</text:p>
              </table:table-cell>
              <table:table-cell office:value-type="float" office:value="7.05461">
                <text:p>7.0546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538">
                <text:p>2.538</text:p>
              </table:table-cell>
              <table:table-cell office:value-type="float" office:value="7.08293">
                <text:p>7.0829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556">
                <text:p>2.556</text:p>
              </table:table-cell>
              <table:table-cell office:value-type="float" office:value="7.07369">
                <text:p>7.073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574">
                <text:p>2.574</text:p>
              </table:table-cell>
              <table:table-cell office:value-type="float" office:value="7.05692">
                <text:p>7.056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592">
                <text:p>2.592</text:p>
              </table:table-cell>
              <table:table-cell office:value-type="float" office:value="7.06202">
                <text:p>7.062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61">
                <text:p>2.61</text:p>
              </table:table-cell>
              <table:table-cell office:value-type="float" office:value="7.08515">
                <text:p>7.085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628">
                <text:p>2.628</text:p>
              </table:table-cell>
              <table:table-cell office:value-type="float" office:value="7.03412">
                <text:p>7.034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646">
                <text:p>2.646</text:p>
              </table:table-cell>
              <table:table-cell office:value-type="float" office:value="7.07735">
                <text:p>7.077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664">
                <text:p>2.664</text:p>
              </table:table-cell>
              <table:table-cell office:value-type="float" office:value="7.06369">
                <text:p>7.063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682">
                <text:p>2.682</text:p>
              </table:table-cell>
              <table:table-cell office:value-type="float" office:value="7.07562">
                <text:p>7.075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7">
                <text:p>2.7</text:p>
              </table:table-cell>
              <table:table-cell office:value-type="float" office:value="7.57195">
                <text:p>7.571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718">
                <text:p>2.718</text:p>
              </table:table-cell>
              <table:table-cell office:value-type="float" office:value="7.471">
                <text:p>7.4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736">
                <text:p>2.736</text:p>
              </table:table-cell>
              <table:table-cell office:value-type="float" office:value="8.07556">
                <text:p>8.075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754">
                <text:p>2.754</text:p>
              </table:table-cell>
              <table:table-cell office:value-type="float" office:value="7.87494">
                <text:p>7.874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772">
                <text:p>2.772</text:p>
              </table:table-cell>
              <table:table-cell office:value-type="float" office:value="7.92239">
                <text:p>7.9223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79">
                <text:p>2.79</text:p>
              </table:table-cell>
              <table:table-cell office:value-type="float" office:value="9.06873">
                <text:p>9.068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808">
                <text:p>2.808</text:p>
              </table:table-cell>
              <table:table-cell office:value-type="float" office:value="8.019">
                <text:p>8.0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826">
                <text:p>2.826</text:p>
              </table:table-cell>
              <table:table-cell office:value-type="float" office:value="7.69335">
                <text:p>7.693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844">
                <text:p>2.844</text:p>
              </table:table-cell>
              <table:table-cell office:value-type="float" office:value="7.8638">
                <text:p>7.86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862">
                <text:p>2.862</text:p>
              </table:table-cell>
              <table:table-cell office:value-type="float" office:value="7.7014">
                <text:p>7.70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88">
                <text:p>2.88</text:p>
              </table:table-cell>
              <table:table-cell office:value-type="float" office:value="8.39803">
                <text:p>8.398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898">
                <text:p>2.898</text:p>
              </table:table-cell>
              <table:table-cell office:value-type="float" office:value="7.10192">
                <text:p>7.101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916">
                <text:p>2.916</text:p>
              </table:table-cell>
              <table:table-cell office:value-type="float" office:value="7.10641">
                <text:p>7.106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934">
                <text:p>2.934</text:p>
              </table:table-cell>
              <table:table-cell office:value-type="float" office:value="7.0814">
                <text:p>7.08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952">
                <text:p>2.952</text:p>
              </table:table-cell>
              <table:table-cell office:value-type="float" office:value="7.60848">
                <text:p>7.608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97">
                <text:p>2.97</text:p>
              </table:table-cell>
              <table:table-cell office:value-type="float" office:value="7.64803">
                <text:p>7.6480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988">
                <text:p>2.988</text:p>
              </table:table-cell>
              <table:table-cell office:value-type="float" office:value="7.96504">
                <text:p>7.965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006">
                <text:p>3.006</text:p>
              </table:table-cell>
              <table:table-cell office:value-type="float" office:value="7.59919">
                <text:p>7.599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024">
                <text:p>3.024</text:p>
              </table:table-cell>
              <table:table-cell office:value-type="float" office:value="7.71057">
                <text:p>7.7105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042">
                <text:p>3.042</text:p>
              </table:table-cell>
              <table:table-cell office:value-type="float" office:value="7.84338">
                <text:p>7.843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06">
                <text:p>3.06</text:p>
              </table:table-cell>
              <table:table-cell office:value-type="float" office:value="7.96837">
                <text:p>7.968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078">
                <text:p>3.078</text:p>
              </table:table-cell>
              <table:table-cell office:value-type="float" office:value="1.97722">
                <text:p>1.977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096">
                <text:p>3.096</text:p>
              </table:table-cell>
              <table:table-cell office:value-type="float" office:value="1.05574">
                <text:p>1.055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114">
                <text:p>3.114</text:p>
              </table:table-cell>
              <table:table-cell office:value-type="float" office:value="1.01733">
                <text:p>1.017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132">
                <text:p>3.132</text:p>
              </table:table-cell>
              <table:table-cell office:value-type="float" office:value="1.11537">
                <text:p>1.115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15">
                <text:p>3.15</text:p>
              </table:table-cell>
              <table:table-cell office:value-type="float" office:value="1.75309">
                <text:p>1.753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68">
                <text:p>3.168</text:p>
              </table:table-cell>
              <table:table-cell office:value-type="float" office:value="2.17978">
                <text:p>2.179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186">
                <text:p>3.186</text:p>
              </table:table-cell>
              <table:table-cell office:value-type="float" office:value="2.38326">
                <text:p>2.3832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204">
                <text:p>3.204</text:p>
              </table:table-cell>
              <table:table-cell office:value-type="float" office:value="2.53785">
                <text:p>2.5378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222">
                <text:p>3.222</text:p>
              </table:table-cell>
              <table:table-cell office:value-type="float" office:value="2.3155">
                <text:p>2.31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24">
                <text:p>3.24</text:p>
              </table:table-cell>
              <table:table-cell office:value-type="float" office:value="2.13727">
                <text:p>2.137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258">
                <text:p>3.258</text:p>
              </table:table-cell>
              <table:table-cell office:value-type="float" office:value="2.01722">
                <text:p>2.017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276">
                <text:p>3.276</text:p>
              </table:table-cell>
              <table:table-cell office:value-type="float" office:value="1.1795">
                <text:p>1.17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294">
                <text:p>3.294</text:p>
              </table:table-cell>
              <table:table-cell office:value-type="float" office:value="1.10038">
                <text:p>1.100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312">
                <text:p>3.312</text:p>
              </table:table-cell>
              <table:table-cell office:value-type="float" office:value="1.20534">
                <text:p>1.205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33">
                <text:p>3.33</text:p>
              </table:table-cell>
              <table:table-cell office:value-type="float" office:value="0.990238">
                <text:p>0.9902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348">
                <text:p>3.348</text:p>
              </table:table-cell>
              <table:table-cell office:value-type="float" office:value="1.02169">
                <text:p>1.0216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366">
                <text:p>3.366</text:p>
              </table:table-cell>
              <table:table-cell office:value-type="float" office:value="0.994733">
                <text:p>0.9947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384">
                <text:p>3.384</text:p>
              </table:table-cell>
              <table:table-cell office:value-type="float" office:value="1.05837">
                <text:p>1.058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402">
                <text:p>3.402</text:p>
              </table:table-cell>
              <table:table-cell office:value-type="float" office:value="1.03326">
                <text:p>1.033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42">
                <text:p>3.42</text:p>
              </table:table-cell>
              <table:table-cell office:value-type="float" office:value="1.13884">
                <text:p>1.138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438">
                <text:p>3.438</text:p>
              </table:table-cell>
              <table:table-cell office:value-type="float" office:value="1.07221">
                <text:p>1.072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456">
                <text:p>3.456</text:p>
              </table:table-cell>
              <table:table-cell office:value-type="float" office:value="1.15114">
                <text:p>1.151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474">
                <text:p>3.474</text:p>
              </table:table-cell>
              <table:table-cell office:value-type="float" office:value="1.12819">
                <text:p>1.128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492">
                <text:p>3.492</text:p>
              </table:table-cell>
              <table:table-cell office:value-type="float" office:value="1.02576">
                <text:p>1.025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51">
                <text:p>3.51</text:p>
              </table:table-cell>
              <table:table-cell office:value-type="float" office:value="1.03002">
                <text:p>1.030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528">
                <text:p>3.528</text:p>
              </table:table-cell>
              <table:table-cell office:value-type="float" office:value="7.4783">
                <text:p>7.47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546">
                <text:p>3.546</text:p>
              </table:table-cell>
              <table:table-cell office:value-type="float" office:value="7.01884">
                <text:p>7.018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564">
                <text:p>3.564</text:p>
              </table:table-cell>
              <table:table-cell office:value-type="float" office:value="7.87483">
                <text:p>7.874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582">
                <text:p>3.582</text:p>
              </table:table-cell>
              <table:table-cell office:value-type="float" office:value="-9.26152">
                <text:p>-9.261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6">
                <text:p>3.6</text:p>
              </table:table-cell>
              <table:table-cell office:value-type="float" office:value="-9.3888">
                <text:p>-9.38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618">
                <text:p>3.618</text:p>
              </table:table-cell>
              <table:table-cell office:value-type="float" office:value="-9.45573">
                <text:p>-9.4557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636">
                <text:p>3.636</text:p>
              </table:table-cell>
              <table:table-cell office:value-type="float" office:value="-9.37432">
                <text:p>-9.374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654">
                <text:p>3.654</text:p>
              </table:table-cell>
              <table:table-cell office:value-type="float" office:value="-9.03828">
                <text:p>-9.038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672">
                <text:p>3.672</text:p>
              </table:table-cell>
              <table:table-cell office:value-type="float" office:value="-7.99834">
                <text:p>-7.998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69">
                <text:p>3.69</text:p>
              </table:table-cell>
              <table:table-cell office:value-type="float" office:value="-8.93097">
                <text:p>-8.930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708">
                <text:p>3.708</text:p>
              </table:table-cell>
              <table:table-cell office:value-type="float" office:value="-7.86879">
                <text:p>-7.868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726">
                <text:p>3.726</text:p>
              </table:table-cell>
              <table:table-cell office:value-type="float" office:value="-8.98934">
                <text:p>-8.989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744">
                <text:p>3.744</text:p>
              </table:table-cell>
              <table:table-cell office:value-type="float" office:value="-8.96361">
                <text:p>-8.9636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762">
                <text:p>3.762</text:p>
              </table:table-cell>
              <table:table-cell office:value-type="float" office:value="-9.00648">
                <text:p>-9.0064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78">
                <text:p>3.78</text:p>
              </table:table-cell>
              <table:table-cell office:value-type="float" office:value="-9.05275">
                <text:p>-9.052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798">
                <text:p>3.798</text:p>
              </table:table-cell>
              <table:table-cell office:value-type="float" office:value="-8.25598">
                <text:p>-8.255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816">
                <text:p>3.816</text:p>
              </table:table-cell>
              <table:table-cell office:value-type="float" office:value="-8.15775">
                <text:p>-8.157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834">
                <text:p>3.834</text:p>
              </table:table-cell>
              <table:table-cell office:value-type="float" office:value="-8.50349">
                <text:p>-8.503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852">
                <text:p>3.852</text:p>
              </table:table-cell>
              <table:table-cell office:value-type="float" office:value="-8.41837">
                <text:p>-8.418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87">
                <text:p>3.87</text:p>
              </table:table-cell>
              <table:table-cell office:value-type="float" office:value="-8.78041">
                <text:p>-8.7804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888">
                <text:p>3.888</text:p>
              </table:table-cell>
              <table:table-cell office:value-type="float" office:value="-9.26558">
                <text:p>-9.2655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906">
                <text:p>3.906</text:p>
              </table:table-cell>
              <table:table-cell office:value-type="float" office:value="-8.61092">
                <text:p>-8.610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924">
                <text:p>3.924</text:p>
              </table:table-cell>
              <table:table-cell office:value-type="float" office:value="-8.67216">
                <text:p>-8.672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42">
                <text:p>3.942</text:p>
              </table:table-cell>
              <table:table-cell office:value-type="float" office:value="-7.92883">
                <text:p>-7.928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96">
                <text:p>3.96</text:p>
              </table:table-cell>
              <table:table-cell office:value-type="float" office:value="-7.70128">
                <text:p>-7.701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78">
                <text:p>3.978</text:p>
              </table:table-cell>
              <table:table-cell office:value-type="float" office:value="-9.18198">
                <text:p>-9.181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996">
                <text:p>3.996</text:p>
              </table:table-cell>
              <table:table-cell office:value-type="float" office:value="-7.85125">
                <text:p>-7.851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014">
                <text:p>4.014</text:p>
              </table:table-cell>
              <table:table-cell office:value-type="float" office:value="-8.0199">
                <text:p>-8.01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032">
                <text:p>4.032</text:p>
              </table:table-cell>
              <table:table-cell office:value-type="float" office:value="-7.82279">
                <text:p>-7.822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05">
                <text:p>4.05</text:p>
              </table:table-cell>
              <table:table-cell office:value-type="float" office:value="-8.76319">
                <text:p>-8.763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068">
                <text:p>4.068</text:p>
              </table:table-cell>
              <table:table-cell office:value-type="float" office:value="-8.68227">
                <text:p>-8.682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086">
                <text:p>4.086</text:p>
              </table:table-cell>
              <table:table-cell office:value-type="float" office:value="-8.8658">
                <text:p>-8.865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104">
                <text:p>4.104</text:p>
              </table:table-cell>
              <table:table-cell office:value-type="float" office:value="-9.02514">
                <text:p>-9.025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122">
                <text:p>4.122</text:p>
              </table:table-cell>
              <table:table-cell office:value-type="float" office:value="-9.00038">
                <text:p>-9.000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14">
                <text:p>4.14</text:p>
              </table:table-cell>
              <table:table-cell office:value-type="float" office:value="-8.94552">
                <text:p>-8.945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158">
                <text:p>4.158</text:p>
              </table:table-cell>
              <table:table-cell office:value-type="float" office:value="-8.37784">
                <text:p>-8.3778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176">
                <text:p>4.176</text:p>
              </table:table-cell>
              <table:table-cell office:value-type="float" office:value="-8.92918">
                <text:p>-8.929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194">
                <text:p>4.194</text:p>
              </table:table-cell>
              <table:table-cell office:value-type="float" office:value="-7.95134">
                <text:p>-7.951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212">
                <text:p>4.212</text:p>
              </table:table-cell>
              <table:table-cell office:value-type="float" office:value="-9.54739">
                <text:p>-9.5473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23">
                <text:p>4.23</text:p>
              </table:table-cell>
              <table:table-cell office:value-type="float" office:value="-9.41851">
                <text:p>-9.418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248">
                <text:p>4.248</text:p>
              </table:table-cell>
              <table:table-cell office:value-type="float" office:value="-7.40745">
                <text:p>-7.407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266">
                <text:p>4.266</text:p>
              </table:table-cell>
              <table:table-cell office:value-type="float" office:value="-8.86294">
                <text:p>-8.862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284">
                <text:p>4.284</text:p>
              </table:table-cell>
              <table:table-cell office:value-type="float" office:value="-9.40902">
                <text:p>-9.409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302">
                <text:p>4.302</text:p>
              </table:table-cell>
              <table:table-cell office:value-type="float" office:value="-7.36192">
                <text:p>-7.361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32">
                <text:p>4.32</text:p>
              </table:table-cell>
              <table:table-cell office:value-type="float" office:value="-9.0342">
                <text:p>-9.03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338">
                <text:p>4.338</text:p>
              </table:table-cell>
              <table:table-cell office:value-type="float" office:value="-9.46941">
                <text:p>-9.469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356">
                <text:p>4.356</text:p>
              </table:table-cell>
              <table:table-cell office:value-type="float" office:value="-8.51741">
                <text:p>-8.517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374">
                <text:p>4.374</text:p>
              </table:table-cell>
              <table:table-cell office:value-type="float" office:value="-8.72548">
                <text:p>-8.725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392">
                <text:p>4.392</text:p>
              </table:table-cell>
              <table:table-cell office:value-type="float" office:value="-7.37325">
                <text:p>-7.373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41">
                <text:p>4.41</text:p>
              </table:table-cell>
              <table:table-cell office:value-type="float" office:value="-8.65669">
                <text:p>-8.6566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428">
                <text:p>4.428</text:p>
              </table:table-cell>
              <table:table-cell office:value-type="float" office:value="-9.18971">
                <text:p>-9.1897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446">
                <text:p>4.446</text:p>
              </table:table-cell>
              <table:table-cell office:value-type="float" office:value="-8.39501">
                <text:p>-8.395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464">
                <text:p>4.464</text:p>
              </table:table-cell>
              <table:table-cell office:value-type="float" office:value="-7.31613">
                <text:p>-7.316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482">
                <text:p>4.482</text:p>
              </table:table-cell>
              <table:table-cell office:value-type="float" office:value="-7.48292">
                <text:p>-7.482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5">
                <text:p>4.5</text:p>
              </table:table-cell>
              <table:table-cell office:value-type="float" office:value="-7.39456">
                <text:p>-7.394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518">
                <text:p>4.518</text:p>
              </table:table-cell>
              <table:table-cell office:value-type="float" office:value="-7.74853">
                <text:p>-7.748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536">
                <text:p>4.536</text:p>
              </table:table-cell>
              <table:table-cell office:value-type="float" office:value="-8.49405">
                <text:p>-8.494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554">
                <text:p>4.554</text:p>
              </table:table-cell>
              <table:table-cell office:value-type="float" office:value="-8.18559">
                <text:p>-8.1855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572">
                <text:p>4.572</text:p>
              </table:table-cell>
              <table:table-cell office:value-type="float" office:value="-8.31527">
                <text:p>-8.315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59">
                <text:p>4.59</text:p>
              </table:table-cell>
              <table:table-cell office:value-type="float" office:value="-8.56242">
                <text:p>-8.562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608">
                <text:p>4.608</text:p>
              </table:table-cell>
              <table:table-cell office:value-type="float" office:value="-9.25254">
                <text:p>-9.2525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626">
                <text:p>4.626</text:p>
              </table:table-cell>
              <table:table-cell office:value-type="float" office:value="-9.3722">
                <text:p>-9.37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644">
                <text:p>4.644</text:p>
              </table:table-cell>
              <table:table-cell office:value-type="float" office:value="-8.51216">
                <text:p>-8.512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662">
                <text:p>4.662</text:p>
              </table:table-cell>
              <table:table-cell office:value-type="float" office:value="-8.17905">
                <text:p>-8.179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68">
                <text:p>4.68</text:p>
              </table:table-cell>
              <table:table-cell office:value-type="float" office:value="-8.10495">
                <text:p>-8.1049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698">
                <text:p>4.698</text:p>
              </table:table-cell>
              <table:table-cell office:value-type="float" office:value="-8.01249">
                <text:p>-8.012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716">
                <text:p>4.716</text:p>
              </table:table-cell>
              <table:table-cell office:value-type="float" office:value="-7.76782">
                <text:p>-7.7678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734">
                <text:p>4.734</text:p>
              </table:table-cell>
              <table:table-cell office:value-type="float" office:value="-7.64498">
                <text:p>-7.644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752">
                <text:p>4.752</text:p>
              </table:table-cell>
              <table:table-cell office:value-type="float" office:value="-7.61252">
                <text:p>-7.612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77">
                <text:p>4.77</text:p>
              </table:table-cell>
              <table:table-cell office:value-type="float" office:value="-7.56446">
                <text:p>-7.564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788">
                <text:p>4.788</text:p>
              </table:table-cell>
              <table:table-cell office:value-type="float" office:value="-7.66727">
                <text:p>-7.667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806">
                <text:p>4.806</text:p>
              </table:table-cell>
              <table:table-cell office:value-type="float" office:value="-7.3933">
                <text:p>-7.39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824">
                <text:p>4.824</text:p>
              </table:table-cell>
              <table:table-cell office:value-type="float" office:value="-8.60858">
                <text:p>-8.608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842">
                <text:p>4.842</text:p>
              </table:table-cell>
              <table:table-cell office:value-type="float" office:value="-8.17626">
                <text:p>-8.176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86">
                <text:p>4.86</text:p>
              </table:table-cell>
              <table:table-cell office:value-type="float" office:value="-9.08855">
                <text:p>-9.088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878">
                <text:p>4.878</text:p>
              </table:table-cell>
              <table:table-cell office:value-type="float" office:value="-8.49248">
                <text:p>-8.492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896">
                <text:p>4.896</text:p>
              </table:table-cell>
              <table:table-cell office:value-type="float" office:value="-8.92102">
                <text:p>-8.921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914">
                <text:p>4.914</text:p>
              </table:table-cell>
              <table:table-cell office:value-type="float" office:value="-7.60762">
                <text:p>-7.607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932">
                <text:p>4.932</text:p>
              </table:table-cell>
              <table:table-cell office:value-type="float" office:value="-8.59194">
                <text:p>-8.591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95">
                <text:p>4.95</text:p>
              </table:table-cell>
              <table:table-cell office:value-type="float" office:value="-9.08476">
                <text:p>-9.084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968">
                <text:p>4.968</text:p>
              </table:table-cell>
              <table:table-cell office:value-type="float" office:value="-9.02283">
                <text:p>-9.0228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986">
                <text:p>4.986</text:p>
              </table:table-cell>
              <table:table-cell office:value-type="float" office:value="-8.99925">
                <text:p>-8.999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.004">
                <text:p>5.004</text:p>
              </table:table-cell>
              <table:table-cell office:value-type="float" office:value="6.60634">
                <text:p>6.606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.022">
                <text:p>5.022</text:p>
              </table:table-cell>
              <table:table-cell office:value-type="float" office:value="6.50367">
                <text:p>6.503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.04">
                <text:p>5.04</text:p>
              </table:table-cell>
              <table:table-cell office:value-type="float" office:value="6.55999">
                <text:p>6.559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.058">
                <text:p>5.058</text:p>
              </table:table-cell>
              <table:table-cell office:value-type="float" office:value="6.60409">
                <text:p>6.6040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.076">
                <text:p>5.076</text:p>
              </table:table-cell>
              <table:table-cell office:value-type="float" office:value="6.63803">
                <text:p>6.638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.094">
                <text:p>5.094</text:p>
              </table:table-cell>
              <table:table-cell office:value-type="float" office:value="6.6042">
                <text:p>6.604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.112">
                <text:p>5.112</text:p>
              </table:table-cell>
              <table:table-cell office:value-type="float" office:value="6.50945">
                <text:p>6.5094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.13">
                <text:p>5.13</text:p>
              </table:table-cell>
              <table:table-cell office:value-type="float" office:value="6.5536">
                <text:p>6.55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.148">
                <text:p>5.148</text:p>
              </table:table-cell>
              <table:table-cell office:value-type="float" office:value="6.56612">
                <text:p>6.566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.166">
                <text:p>5.166</text:p>
              </table:table-cell>
              <table:table-cell office:value-type="float" office:value="6.56137">
                <text:p>6.561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184">
                <text:p>5.184</text:p>
              </table:table-cell>
              <table:table-cell office:value-type="float" office:value="6.6627">
                <text:p>6.662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.202">
                <text:p>5.202</text:p>
              </table:table-cell>
              <table:table-cell office:value-type="float" office:value="6.63639">
                <text:p>6.636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.22">
                <text:p>5.22</text:p>
              </table:table-cell>
              <table:table-cell office:value-type="float" office:value="6.51081">
                <text:p>6.510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.238">
                <text:p>5.238</text:p>
              </table:table-cell>
              <table:table-cell office:value-type="float" office:value="6.61364">
                <text:p>6.613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.256">
                <text:p>5.256</text:p>
              </table:table-cell>
              <table:table-cell office:value-type="float" office:value="6.55373">
                <text:p>6.5537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.274">
                <text:p>5.274</text:p>
              </table:table-cell>
              <table:table-cell office:value-type="float" office:value="6.46613">
                <text:p>6.466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.292">
                <text:p>5.292</text:p>
              </table:table-cell>
              <table:table-cell office:value-type="float" office:value="6.52141">
                <text:p>6.5214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.31">
                <text:p>5.31</text:p>
              </table:table-cell>
              <table:table-cell office:value-type="float" office:value="6.61284">
                <text:p>6.612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328">
                <text:p>5.328</text:p>
              </table:table-cell>
              <table:table-cell office:value-type="float" office:value="6.65775">
                <text:p>6.657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.346">
                <text:p>5.346</text:p>
              </table:table-cell>
              <table:table-cell office:value-type="float" office:value="6.49047">
                <text:p>6.490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364">
                <text:p>5.364</text:p>
              </table:table-cell>
              <table:table-cell office:value-type="float" office:value="6.45781">
                <text:p>6.457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382">
                <text:p>5.382</text:p>
              </table:table-cell>
              <table:table-cell office:value-type="float" office:value="6.51696">
                <text:p>6.516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.4">
                <text:p>5.4</text:p>
              </table:table-cell>
              <table:table-cell office:value-type="float" office:value="6.51663">
                <text:p>6.516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418">
                <text:p>5.418</text:p>
              </table:table-cell>
              <table:table-cell office:value-type="float" office:value="6.51791">
                <text:p>6.517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436">
                <text:p>5.436</text:p>
              </table:table-cell>
              <table:table-cell office:value-type="float" office:value="6.53753">
                <text:p>6.537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454">
                <text:p>5.454</text:p>
              </table:table-cell>
              <table:table-cell office:value-type="float" office:value="6.57302">
                <text:p>6.573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472">
                <text:p>5.472</text:p>
              </table:table-cell>
              <table:table-cell office:value-type="float" office:value="6.58725">
                <text:p>6.587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49">
                <text:p>5.49</text:p>
              </table:table-cell>
              <table:table-cell office:value-type="float" office:value="6.47795">
                <text:p>6.477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508">
                <text:p>5.508</text:p>
              </table:table-cell>
              <table:table-cell office:value-type="float" office:value="6.56097">
                <text:p>6.560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526">
                <text:p>5.526</text:p>
              </table:table-cell>
              <table:table-cell office:value-type="float" office:value="6.47375">
                <text:p>6.473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544">
                <text:p>5.544</text:p>
              </table:table-cell>
              <table:table-cell office:value-type="float" office:value="6.47913">
                <text:p>6.479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.562">
                <text:p>5.562</text:p>
              </table:table-cell>
              <table:table-cell office:value-type="float" office:value="6.47837">
                <text:p>6.4783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58">
                <text:p>5.58</text:p>
              </table:table-cell>
              <table:table-cell office:value-type="float" office:value="6.514">
                <text:p>6.5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.598">
                <text:p>5.598</text:p>
              </table:table-cell>
              <table:table-cell office:value-type="float" office:value="6.52284">
                <text:p>6.522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616">
                <text:p>5.616</text:p>
              </table:table-cell>
              <table:table-cell office:value-type="float" office:value="6.49991">
                <text:p>6.499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634">
                <text:p>5.634</text:p>
              </table:table-cell>
              <table:table-cell office:value-type="float" office:value="6.62953">
                <text:p>6.6295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.652">
                <text:p>5.652</text:p>
              </table:table-cell>
              <table:table-cell office:value-type="float" office:value="6.64467">
                <text:p>6.644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.67">
                <text:p>5.67</text:p>
              </table:table-cell>
              <table:table-cell office:value-type="float" office:value="6.62169">
                <text:p>6.621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.688">
                <text:p>5.688</text:p>
              </table:table-cell>
              <table:table-cell office:value-type="float" office:value="6.49484">
                <text:p>6.494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.706">
                <text:p>5.706</text:p>
              </table:table-cell>
              <table:table-cell office:value-type="float" office:value="6.54297">
                <text:p>6.5429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.724">
                <text:p>5.724</text:p>
              </table:table-cell>
              <table:table-cell office:value-type="float" office:value="6.48405">
                <text:p>6.484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.742">
                <text:p>5.742</text:p>
              </table:table-cell>
              <table:table-cell office:value-type="float" office:value="6.46975">
                <text:p>6.469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76">
                <text:p>5.76</text:p>
              </table:table-cell>
              <table:table-cell office:value-type="float" office:value="6.4801">
                <text:p>6.480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.778">
                <text:p>5.778</text:p>
              </table:table-cell>
              <table:table-cell office:value-type="float" office:value="6.48973">
                <text:p>6.489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.796">
                <text:p>5.796</text:p>
              </table:table-cell>
              <table:table-cell office:value-type="float" office:value="6.52542">
                <text:p>6.525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.814">
                <text:p>5.814</text:p>
              </table:table-cell>
              <table:table-cell office:value-type="float" office:value="6.44631">
                <text:p>6.446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832">
                <text:p>5.832</text:p>
              </table:table-cell>
              <table:table-cell office:value-type="float" office:value="6.54337">
                <text:p>6.543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.85">
                <text:p>5.85</text:p>
              </table:table-cell>
              <table:table-cell office:value-type="float" office:value="6.49724">
                <text:p>6.497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.868">
                <text:p>5.868</text:p>
              </table:table-cell>
              <table:table-cell office:value-type="float" office:value="6.43607">
                <text:p>6.436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.886">
                <text:p>5.886</text:p>
              </table:table-cell>
              <table:table-cell office:value-type="float" office:value="6.49432">
                <text:p>6.494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904">
                <text:p>5.904</text:p>
              </table:table-cell>
              <table:table-cell office:value-type="float" office:value="6.26755">
                <text:p>6.267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922">
                <text:p>5.922</text:p>
              </table:table-cell>
              <table:table-cell office:value-type="float" office:value="6.44582">
                <text:p>6.4458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94">
                <text:p>5.94</text:p>
              </table:table-cell>
              <table:table-cell office:value-type="float" office:value="6.53782">
                <text:p>6.537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.958">
                <text:p>5.958</text:p>
              </table:table-cell>
              <table:table-cell office:value-type="float" office:value="6.31778">
                <text:p>6.3177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.976">
                <text:p>5.976</text:p>
              </table:table-cell>
              <table:table-cell office:value-type="float" office:value="6.44031">
                <text:p>6.440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.994">
                <text:p>5.994</text:p>
              </table:table-cell>
              <table:table-cell office:value-type="float" office:value="6.45902">
                <text:p>6.459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.012">
                <text:p>6.012</text:p>
              </table:table-cell>
              <table:table-cell office:value-type="float" office:value="6.32715">
                <text:p>6.327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.03">
                <text:p>6.03</text:p>
              </table:table-cell>
              <table:table-cell office:value-type="float" office:value="6.47595">
                <text:p>6.475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.048">
                <text:p>6.048</text:p>
              </table:table-cell>
              <table:table-cell office:value-type="float" office:value="6.49839">
                <text:p>6.4983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.066">
                <text:p>6.066</text:p>
              </table:table-cell>
              <table:table-cell office:value-type="float" office:value="6.34282">
                <text:p>6.3428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.084">
                <text:p>6.084</text:p>
              </table:table-cell>
              <table:table-cell office:value-type="float" office:value="6.50398">
                <text:p>6.503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.102">
                <text:p>6.102</text:p>
              </table:table-cell>
              <table:table-cell office:value-type="float" office:value="6.32571">
                <text:p>6.3257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.12">
                <text:p>6.12</text:p>
              </table:table-cell>
              <table:table-cell office:value-type="float" office:value="6.4724">
                <text:p>6.47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138">
                <text:p>6.138</text:p>
              </table:table-cell>
              <table:table-cell office:value-type="float" office:value="6.46293">
                <text:p>6.4629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.156">
                <text:p>6.156</text:p>
              </table:table-cell>
              <table:table-cell office:value-type="float" office:value="6.50875">
                <text:p>6.508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.174">
                <text:p>6.174</text:p>
              </table:table-cell>
              <table:table-cell office:value-type="float" office:value="6.49986">
                <text:p>6.499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.192">
                <text:p>6.192</text:p>
              </table:table-cell>
              <table:table-cell office:value-type="float" office:value="6.31205">
                <text:p>6.312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.21">
                <text:p>6.21</text:p>
              </table:table-cell>
              <table:table-cell office:value-type="float" office:value="6.31888">
                <text:p>6.3188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.228">
                <text:p>6.228</text:p>
              </table:table-cell>
              <table:table-cell office:value-type="float" office:value="6.50189">
                <text:p>6.501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.246">
                <text:p>6.246</text:p>
              </table:table-cell>
              <table:table-cell office:value-type="float" office:value="6.37137">
                <text:p>6.371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.264">
                <text:p>6.264</text:p>
              </table:table-cell>
              <table:table-cell office:value-type="float" office:value="6.51627">
                <text:p>6.5162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.282">
                <text:p>6.282</text:p>
              </table:table-cell>
              <table:table-cell office:value-type="float" office:value="6.46582">
                <text:p>6.465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.3">
                <text:p>6.3</text:p>
              </table:table-cell>
              <table:table-cell office:value-type="float" office:value="6.55032">
                <text:p>6.550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.318">
                <text:p>6.318</text:p>
              </table:table-cell>
              <table:table-cell office:value-type="float" office:value="6.5831">
                <text:p>6.58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.336">
                <text:p>6.336</text:p>
              </table:table-cell>
              <table:table-cell office:value-type="float" office:value="6.5289">
                <text:p>6.52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.354">
                <text:p>6.354</text:p>
              </table:table-cell>
              <table:table-cell office:value-type="float" office:value="6.59804">
                <text:p>6.598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.372">
                <text:p>6.372</text:p>
              </table:table-cell>
              <table:table-cell office:value-type="float" office:value="6.46875">
                <text:p>6.468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.39">
                <text:p>6.39</text:p>
              </table:table-cell>
              <table:table-cell office:value-type="float" office:value="6.62133">
                <text:p>6.621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.408">
                <text:p>6.408</text:p>
              </table:table-cell>
              <table:table-cell office:value-type="float" office:value="6.51847">
                <text:p>6.518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.426">
                <text:p>6.426</text:p>
              </table:table-cell>
              <table:table-cell office:value-type="float" office:value="6.59228">
                <text:p>6.592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.444">
                <text:p>6.444</text:p>
              </table:table-cell>
              <table:table-cell office:value-type="float" office:value="6.55811">
                <text:p>6.558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.462">
                <text:p>6.462</text:p>
              </table:table-cell>
              <table:table-cell office:value-type="float" office:value="1.8585">
                <text:p>1.858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.48">
                <text:p>6.48</text:p>
              </table:table-cell>
              <table:table-cell office:value-type="float" office:value="1.88743">
                <text:p>1.887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.498">
                <text:p>6.498</text:p>
              </table:table-cell>
              <table:table-cell office:value-type="float" office:value="1.04017">
                <text:p>1.040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.516">
                <text:p>6.516</text:p>
              </table:table-cell>
              <table:table-cell office:value-type="float" office:value="2.14985">
                <text:p>2.1498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.534">
                <text:p>6.534</text:p>
              </table:table-cell>
              <table:table-cell office:value-type="float" office:value="2.00873">
                <text:p>2.0087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.552">
                <text:p>6.552</text:p>
              </table:table-cell>
              <table:table-cell office:value-type="float" office:value="2.15408">
                <text:p>2.154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.57">
                <text:p>6.57</text:p>
              </table:table-cell>
              <table:table-cell office:value-type="float" office:value="1.99767">
                <text:p>1.997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.588">
                <text:p>6.588</text:p>
              </table:table-cell>
              <table:table-cell office:value-type="float" office:value="2.14659">
                <text:p>2.1465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.606">
                <text:p>6.606</text:p>
              </table:table-cell>
              <table:table-cell office:value-type="float" office:value="1.99623">
                <text:p>1.996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.624">
                <text:p>6.624</text:p>
              </table:table-cell>
              <table:table-cell office:value-type="float" office:value="2.15305">
                <text:p>2.153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.642">
                <text:p>6.642</text:p>
              </table:table-cell>
              <table:table-cell office:value-type="float" office:value="2.04121">
                <text:p>2.041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.66">
                <text:p>6.66</text:p>
              </table:table-cell>
              <table:table-cell office:value-type="float" office:value="2.20551">
                <text:p>2.2055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.678">
                <text:p>6.678</text:p>
              </table:table-cell>
              <table:table-cell office:value-type="float" office:value="2.0751">
                <text:p>2.07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.696">
                <text:p>6.696</text:p>
              </table:table-cell>
              <table:table-cell office:value-type="float" office:value="2.24852">
                <text:p>2.248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.714">
                <text:p>6.714</text:p>
              </table:table-cell>
              <table:table-cell office:value-type="float" office:value="1.87998">
                <text:p>1.879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.732">
                <text:p>6.732</text:p>
              </table:table-cell>
              <table:table-cell office:value-type="float" office:value="1.78635">
                <text:p>1.786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.75">
                <text:p>6.75</text:p>
              </table:table-cell>
              <table:table-cell office:value-type="float" office:value="1.68654">
                <text:p>1.686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.768">
                <text:p>6.768</text:p>
              </table:table-cell>
              <table:table-cell office:value-type="float" office:value="0.96127">
                <text:p>0.961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.786">
                <text:p>6.786</text:p>
              </table:table-cell>
              <table:table-cell office:value-type="float" office:value="1.03772">
                <text:p>1.037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.804">
                <text:p>6.804</text:p>
              </table:table-cell>
              <table:table-cell office:value-type="float" office:value="1.08149">
                <text:p>1.081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.822">
                <text:p>6.822</text:p>
              </table:table-cell>
              <table:table-cell office:value-type="float" office:value="1.13095">
                <text:p>1.130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.84">
                <text:p>6.84</text:p>
              </table:table-cell>
              <table:table-cell office:value-type="float" office:value="1.22158">
                <text:p>1.221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.858">
                <text:p>6.858</text:p>
              </table:table-cell>
              <table:table-cell office:value-type="float" office:value="1.28016">
                <text:p>1.280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.876">
                <text:p>6.876</text:p>
              </table:table-cell>
              <table:table-cell office:value-type="float" office:value="1.38043">
                <text:p>1.380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.894">
                <text:p>6.894</text:p>
              </table:table-cell>
              <table:table-cell office:value-type="float" office:value="1.44774">
                <text:p>1.4477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.912">
                <text:p>6.912</text:p>
              </table:table-cell>
              <table:table-cell office:value-type="float" office:value="1.52173">
                <text:p>1.5217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.93">
                <text:p>6.93</text:p>
              </table:table-cell>
              <table:table-cell office:value-type="float" office:value="1.63765">
                <text:p>1.637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.948">
                <text:p>6.948</text:p>
              </table:table-cell>
              <table:table-cell office:value-type="float" office:value="1.72251">
                <text:p>1.7225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.966">
                <text:p>6.966</text:p>
              </table:table-cell>
              <table:table-cell office:value-type="float" office:value="1.08275">
                <text:p>1.082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.984">
                <text:p>6.984</text:p>
              </table:table-cell>
              <table:table-cell office:value-type="float" office:value="2.50148">
                <text:p>2.5014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.002">
                <text:p>7.002</text:p>
              </table:table-cell>
              <table:table-cell office:value-type="float" office:value="2.36937">
                <text:p>2.369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.02">
                <text:p>7.02</text:p>
              </table:table-cell>
              <table:table-cell office:value-type="float" office:value="1.97919">
                <text:p>1.979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.038">
                <text:p>7.038</text:p>
              </table:table-cell>
              <table:table-cell office:value-type="float" office:value="2.2266">
                <text:p>2.22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.056">
                <text:p>7.056</text:p>
              </table:table-cell>
              <table:table-cell office:value-type="float" office:value="2.06647">
                <text:p>2.066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.074">
                <text:p>7.074</text:p>
              </table:table-cell>
              <table:table-cell office:value-type="float" office:value="2.06919">
                <text:p>2.069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.092">
                <text:p>7.092</text:p>
              </table:table-cell>
              <table:table-cell office:value-type="float" office:value="2.54574">
                <text:p>2.5457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.11">
                <text:p>7.11</text:p>
              </table:table-cell>
              <table:table-cell office:value-type="float" office:value="2.08061">
                <text:p>2.080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.128">
                <text:p>7.128</text:p>
              </table:table-cell>
              <table:table-cell office:value-type="float" office:value="0.962488">
                <text:p>0.9624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.146">
                <text:p>7.146</text:p>
              </table:table-cell>
              <table:table-cell office:value-type="float" office:value="1.02362">
                <text:p>1.023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.164">
                <text:p>7.164</text:p>
              </table:table-cell>
              <table:table-cell office:value-type="float" office:value="1.57965">
                <text:p>1.579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.182">
                <text:p>7.182</text:p>
              </table:table-cell>
              <table:table-cell office:value-type="float" office:value="1.17014">
                <text:p>1.170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.2">
                <text:p>7.2</text:p>
              </table:table-cell>
              <table:table-cell office:value-type="float" office:value="2.59233">
                <text:p>2.592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.218">
                <text:p>7.218</text:p>
              </table:table-cell>
              <table:table-cell office:value-type="float" office:value="2.59919">
                <text:p>2.599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.236">
                <text:p>7.236</text:p>
              </table:table-cell>
              <table:table-cell office:value-type="float" office:value="2.5689">
                <text:p>2.56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.254">
                <text:p>7.254</text:p>
              </table:table-cell>
              <table:table-cell office:value-type="float" office:value="2.47774">
                <text:p>2.477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.272">
                <text:p>7.272</text:p>
              </table:table-cell>
              <table:table-cell office:value-type="float" office:value="2.54386">
                <text:p>2.543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.29">
                <text:p>7.29</text:p>
              </table:table-cell>
              <table:table-cell office:value-type="float" office:value="2.31395">
                <text:p>2.313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.308">
                <text:p>7.308</text:p>
              </table:table-cell>
              <table:table-cell office:value-type="float" office:value="1.01011">
                <text:p>1.010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.326">
                <text:p>7.326</text:p>
              </table:table-cell>
              <table:table-cell office:value-type="float" office:value="1.25407">
                <text:p>1.254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.344">
                <text:p>7.344</text:p>
              </table:table-cell>
              <table:table-cell office:value-type="float" office:value="1.26305">
                <text:p>1.263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.362">
                <text:p>7.362</text:p>
              </table:table-cell>
              <table:table-cell office:value-type="float" office:value="1.85682">
                <text:p>1.8568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.38">
                <text:p>7.38</text:p>
              </table:table-cell>
              <table:table-cell office:value-type="float" office:value="1.7682">
                <text:p>1.768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.398">
                <text:p>7.398</text:p>
              </table:table-cell>
              <table:table-cell office:value-type="float" office:value="1.81256">
                <text:p>1.812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.416">
                <text:p>7.416</text:p>
              </table:table-cell>
              <table:table-cell office:value-type="float" office:value="1.83108">
                <text:p>1.831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.434">
                <text:p>7.434</text:p>
              </table:table-cell>
              <table:table-cell office:value-type="float" office:value="1.84618">
                <text:p>1.846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.452">
                <text:p>7.452</text:p>
              </table:table-cell>
              <table:table-cell office:value-type="float" office:value="1.8483">
                <text:p>1.84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.47">
                <text:p>7.47</text:p>
              </table:table-cell>
              <table:table-cell office:value-type="float" office:value="1.8548">
                <text:p>1.85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.488">
                <text:p>7.488</text:p>
              </table:table-cell>
              <table:table-cell office:value-type="float" office:value="1.8495">
                <text:p>1.84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.506">
                <text:p>7.506</text:p>
              </table:table-cell>
              <table:table-cell office:value-type="float" office:value="6.48856">
                <text:p>6.488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.524">
                <text:p>7.524</text:p>
              </table:table-cell>
              <table:table-cell office:value-type="float" office:value="6.56471">
                <text:p>6.5647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.542">
                <text:p>7.542</text:p>
              </table:table-cell>
              <table:table-cell office:value-type="float" office:value="6.61061">
                <text:p>6.610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.56">
                <text:p>7.56</text:p>
              </table:table-cell>
              <table:table-cell office:value-type="float" office:value="6.56575">
                <text:p>6.565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.578">
                <text:p>7.578</text:p>
              </table:table-cell>
              <table:table-cell office:value-type="float" office:value="6.63957">
                <text:p>6.639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.596">
                <text:p>7.596</text:p>
              </table:table-cell>
              <table:table-cell office:value-type="float" office:value="6.59692">
                <text:p>6.596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.614">
                <text:p>7.614</text:p>
              </table:table-cell>
              <table:table-cell office:value-type="float" office:value="6.56188">
                <text:p>6.561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.632">
                <text:p>7.632</text:p>
              </table:table-cell>
              <table:table-cell office:value-type="float" office:value="6.59193">
                <text:p>6.5919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.65">
                <text:p>7.65</text:p>
              </table:table-cell>
              <table:table-cell office:value-type="float" office:value="6.55294">
                <text:p>6.552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.668">
                <text:p>7.668</text:p>
              </table:table-cell>
              <table:table-cell office:value-type="float" office:value="6.55401">
                <text:p>6.554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.686">
                <text:p>7.686</text:p>
              </table:table-cell>
              <table:table-cell office:value-type="float" office:value="6.55694">
                <text:p>6.5569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.704">
                <text:p>7.704</text:p>
              </table:table-cell>
              <table:table-cell office:value-type="float" office:value="6.50915">
                <text:p>6.509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.722">
                <text:p>7.722</text:p>
              </table:table-cell>
              <table:table-cell office:value-type="float" office:value="6.46903">
                <text:p>6.469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.74">
                <text:p>7.74</text:p>
              </table:table-cell>
              <table:table-cell office:value-type="float" office:value="6.46615">
                <text:p>6.466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.758">
                <text:p>7.758</text:p>
              </table:table-cell>
              <table:table-cell office:value-type="float" office:value="6.49602">
                <text:p>6.496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.776">
                <text:p>7.776</text:p>
              </table:table-cell>
              <table:table-cell office:value-type="float" office:value="6.53055">
                <text:p>6.530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.794">
                <text:p>7.794</text:p>
              </table:table-cell>
              <table:table-cell office:value-type="float" office:value="6.52948">
                <text:p>6.529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812">
                <text:p>7.812</text:p>
              </table:table-cell>
              <table:table-cell office:value-type="float" office:value="6.59492">
                <text:p>6.594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.83">
                <text:p>7.83</text:p>
              </table:table-cell>
              <table:table-cell office:value-type="float" office:value="6.57584">
                <text:p>6.5758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.848">
                <text:p>7.848</text:p>
              </table:table-cell>
              <table:table-cell office:value-type="float" office:value="6.50693">
                <text:p>6.506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.866">
                <text:p>7.866</text:p>
              </table:table-cell>
              <table:table-cell office:value-type="float" office:value="6.50687">
                <text:p>6.506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.884">
                <text:p>7.884</text:p>
              </table:table-cell>
              <table:table-cell office:value-type="float" office:value="6.52187">
                <text:p>6.521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.902">
                <text:p>7.902</text:p>
              </table:table-cell>
              <table:table-cell office:value-type="float" office:value="6.63623">
                <text:p>6.636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.92">
                <text:p>7.92</text:p>
              </table:table-cell>
              <table:table-cell office:value-type="float" office:value="6.50718">
                <text:p>6.507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.938">
                <text:p>7.938</text:p>
              </table:table-cell>
              <table:table-cell office:value-type="float" office:value="6.52009">
                <text:p>6.520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.956">
                <text:p>7.956</text:p>
              </table:table-cell>
              <table:table-cell office:value-type="float" office:value="6.6453">
                <text:p>6.645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.974">
                <text:p>7.974</text:p>
              </table:table-cell>
              <table:table-cell office:value-type="float" office:value="6.49292">
                <text:p>6.492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.992">
                <text:p>7.992</text:p>
              </table:table-cell>
              <table:table-cell office:value-type="float" office:value="6.62075">
                <text:p>6.6207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.01">
                <text:p>8.01</text:p>
              </table:table-cell>
              <table:table-cell office:value-type="float" office:value="6.54489">
                <text:p>6.544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.028">
                <text:p>8.028</text:p>
              </table:table-cell>
              <table:table-cell office:value-type="float" office:value="6.6483">
                <text:p>6.648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.046">
                <text:p>8.046</text:p>
              </table:table-cell>
              <table:table-cell office:value-type="float" office:value="6.52913">
                <text:p>6.529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.064">
                <text:p>8.064</text:p>
              </table:table-cell>
              <table:table-cell office:value-type="float" office:value="6.44345">
                <text:p>6.443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.082">
                <text:p>8.082</text:p>
              </table:table-cell>
              <table:table-cell office:value-type="float" office:value="6.6203">
                <text:p>6.62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.1">
                <text:p>8.1</text:p>
              </table:table-cell>
              <table:table-cell office:value-type="float" office:value="6.49536">
                <text:p>6.4953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.118">
                <text:p>8.118</text:p>
              </table:table-cell>
              <table:table-cell office:value-type="float" office:value="6.45174">
                <text:p>6.4517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.136">
                <text:p>8.136</text:p>
              </table:table-cell>
              <table:table-cell office:value-type="float" office:value="6.49215">
                <text:p>6.492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.154">
                <text:p>8.154</text:p>
              </table:table-cell>
              <table:table-cell office:value-type="float" office:value="6.50367">
                <text:p>6.503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.172">
                <text:p>8.172</text:p>
              </table:table-cell>
              <table:table-cell office:value-type="float" office:value="6.63071">
                <text:p>6.6307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.19">
                <text:p>8.19</text:p>
              </table:table-cell>
              <table:table-cell office:value-type="float" office:value="6.49803">
                <text:p>6.4980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.208">
                <text:p>8.208</text:p>
              </table:table-cell>
              <table:table-cell office:value-type="float" office:value="6.60676">
                <text:p>6.6067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.226">
                <text:p>8.226</text:p>
              </table:table-cell>
              <table:table-cell office:value-type="float" office:value="6.63288">
                <text:p>6.632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.244">
                <text:p>8.244</text:p>
              </table:table-cell>
              <table:table-cell office:value-type="float" office:value="6.59793">
                <text:p>6.5979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262">
                <text:p>8.262</text:p>
              </table:table-cell>
              <table:table-cell office:value-type="float" office:value="6.554">
                <text:p>6.55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.28">
                <text:p>8.28</text:p>
              </table:table-cell>
              <table:table-cell office:value-type="float" office:value="6.55268">
                <text:p>6.552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.298">
                <text:p>8.298</text:p>
              </table:table-cell>
              <table:table-cell office:value-type="float" office:value="6.6451">
                <text:p>6.64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.316">
                <text:p>8.316</text:p>
              </table:table-cell>
              <table:table-cell office:value-type="float" office:value="6.57853">
                <text:p>6.578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.334">
                <text:p>8.334</text:p>
              </table:table-cell>
              <table:table-cell office:value-type="float" office:value="6.5813">
                <text:p>6.58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.352">
                <text:p>8.352</text:p>
              </table:table-cell>
              <table:table-cell office:value-type="float" office:value="6.62502">
                <text:p>6.625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.37">
                <text:p>8.37</text:p>
              </table:table-cell>
              <table:table-cell office:value-type="float" office:value="6.58792">
                <text:p>6.5879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.388">
                <text:p>8.388</text:p>
              </table:table-cell>
              <table:table-cell office:value-type="float" office:value="6.49221">
                <text:p>6.4922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.406">
                <text:p>8.406</text:p>
              </table:table-cell>
              <table:table-cell office:value-type="float" office:value="6.68485">
                <text:p>6.684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.424">
                <text:p>8.424</text:p>
              </table:table-cell>
              <table:table-cell office:value-type="float" office:value="6.67949">
                <text:p>6.679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.442">
                <text:p>8.442</text:p>
              </table:table-cell>
              <table:table-cell office:value-type="float" office:value="6.63039">
                <text:p>6.6303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.46">
                <text:p>8.46</text:p>
              </table:table-cell>
              <table:table-cell office:value-type="float" office:value="6.68223">
                <text:p>6.682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.478">
                <text:p>8.478</text:p>
              </table:table-cell>
              <table:table-cell office:value-type="float" office:value="6.62673">
                <text:p>6.6267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.496">
                <text:p>8.496</text:p>
              </table:table-cell>
              <table:table-cell office:value-type="float" office:value="6.49578">
                <text:p>6.495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.514">
                <text:p>8.514</text:p>
              </table:table-cell>
              <table:table-cell office:value-type="float" office:value="6.614">
                <text:p>6.6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.532">
                <text:p>8.532</text:p>
              </table:table-cell>
              <table:table-cell office:value-type="float" office:value="6.56172">
                <text:p>6.561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.55">
                <text:p>8.55</text:p>
              </table:table-cell>
              <table:table-cell office:value-type="float" office:value="1.83677">
                <text:p>1.8367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.568">
                <text:p>8.568</text:p>
              </table:table-cell>
              <table:table-cell office:value-type="float" office:value="2.54234">
                <text:p>2.542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.586">
                <text:p>8.586</text:p>
              </table:table-cell>
              <table:table-cell office:value-type="float" office:value="2.96219">
                <text:p>2.962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.604">
                <text:p>8.604</text:p>
              </table:table-cell>
              <table:table-cell office:value-type="float" office:value="2.94767">
                <text:p>2.947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.622">
                <text:p>8.622</text:p>
              </table:table-cell>
              <table:table-cell office:value-type="float" office:value="2.76629">
                <text:p>2.766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.64">
                <text:p>8.64</text:p>
              </table:table-cell>
              <table:table-cell office:value-type="float" office:value="2.20814">
                <text:p>2.208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.658">
                <text:p>8.658</text:p>
              </table:table-cell>
              <table:table-cell office:value-type="float" office:value="2.35425">
                <text:p>2.354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.676">
                <text:p>8.676</text:p>
              </table:table-cell>
              <table:table-cell office:value-type="float" office:value="-4.54756">
                <text:p>-4.5475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.694">
                <text:p>8.694</text:p>
              </table:table-cell>
              <table:table-cell office:value-type="float" office:value="-4.40074">
                <text:p>-4.400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.712">
                <text:p>8.712</text:p>
              </table:table-cell>
              <table:table-cell office:value-type="float" office:value="-4.10135">
                <text:p>-4.101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.73">
                <text:p>8.73</text:p>
              </table:table-cell>
              <table:table-cell office:value-type="float" office:value="8.37327">
                <text:p>8.3732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.748">
                <text:p>8.748</text:p>
              </table:table-cell>
              <table:table-cell office:value-type="float" office:value="8.37032">
                <text:p>8.370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.766">
                <text:p>8.766</text:p>
              </table:table-cell>
              <table:table-cell office:value-type="float" office:value="8.4038">
                <text:p>8.40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.784">
                <text:p>8.784</text:p>
              </table:table-cell>
              <table:table-cell office:value-type="float" office:value="8.35906">
                <text:p>8.359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.802">
                <text:p>8.802</text:p>
              </table:table-cell>
              <table:table-cell office:value-type="float" office:value="7.95817">
                <text:p>7.958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.82">
                <text:p>8.82</text:p>
              </table:table-cell>
              <table:table-cell office:value-type="float" office:value="7.9659">
                <text:p>7.965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.838">
                <text:p>8.838</text:p>
              </table:table-cell>
              <table:table-cell office:value-type="float" office:value="7.96393">
                <text:p>7.963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.856">
                <text:p>8.856</text:p>
              </table:table-cell>
              <table:table-cell office:value-type="float" office:value="7.97193">
                <text:p>7.9719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.874">
                <text:p>8.874</text:p>
              </table:table-cell>
              <table:table-cell office:value-type="float" office:value="1.93902">
                <text:p>1.939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.892">
                <text:p>8.892</text:p>
              </table:table-cell>
              <table:table-cell office:value-type="float" office:value="1.95464">
                <text:p>1.954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.91">
                <text:p>8.91</text:p>
              </table:table-cell>
              <table:table-cell office:value-type="float" office:value="1.94529">
                <text:p>1.945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.928">
                <text:p>8.928</text:p>
              </table:table-cell>
              <table:table-cell office:value-type="float" office:value="1.93766">
                <text:p>1.9376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.946">
                <text:p>8.946</text:p>
              </table:table-cell>
              <table:table-cell office:value-type="float" office:value="1.94635">
                <text:p>1.946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.964">
                <text:p>8.964</text:p>
              </table:table-cell>
              <table:table-cell office:value-type="float" office:value="1.93692">
                <text:p>1.9369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.982">
                <text:p>8.982</text:p>
              </table:table-cell>
              <table:table-cell office:value-type="float" office:value="1.95486">
                <text:p>1.95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